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7" manifest:media-type=""/>
  <manifest:file-entry manifest:full-path="ObjectReplacements/Object 116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Configurations2/" manifest:media-type="application/vnd.sun.xml.ui.configuration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6570000028C6E3A44560908B9F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3" svg:font-family="'Times New Roman'" style:font-adornments="Normal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adornments="Normal" style:font-pitch="variable"/>
    <style:font-face style:name="Liberation Serif1" svg:font-family="'Liberation Serif'" style:font-adornments="Italique gras" style:font-pitch="variable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Gras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font-size="10pt" fo:font-style="italic" officeooo:rsid="00226e8a" officeooo:paragraph-rsid="0013aab8" style:font-size-asian="10pt" style:font-style-asian="italic" style:font-size-complex="10pt" style:font-style-complex="italic"/>
    </style:style>
    <style:style style:name="P2" style:family="paragraph" style:parent-style-name="Header">
      <style:paragraph-properties fo:text-align="start" style:justify-single-word="false"/>
      <style:text-properties fo:font-size="10pt" fo:font-style="italic" officeooo:rsid="00226e8a" officeooo:paragraph-rsid="00c3739d" style:font-size-asian="10pt" style:font-style-asian="italic" style:font-size-complex="10pt" style:font-style-complex="italic"/>
    </style:style>
    <style:style style:name="P3" style:family="paragraph" style:parent-style-name="Header">
      <style:paragraph-properties fo:text-align="start" style:justify-single-word="false"/>
      <style:text-properties fo:font-size="10pt" fo:font-style="italic" officeooo:rsid="00226e8a" officeooo:paragraph-rsid="00d1daa0" style:font-size-asian="10pt" style:font-style-asian="italic" style:font-size-complex="10pt" style:font-style-complex="italic"/>
    </style:style>
    <style:style style:name="P4" style:family="paragraph" style:parent-style-name="Header">
      <style:text-properties fo:font-size="10pt" fo:font-style="italic" officeooo:rsid="00226e8a" officeooo:paragraph-rsid="00d1daa0" style:font-size-asian="10pt" style:font-style-asian="italic" style:font-size-complex="10pt" style:font-style-complex="italic"/>
    </style:style>
    <style:style style:name="P5" style:family="paragraph" style:parent-style-name="Header">
      <style:text-properties fo:font-size="10pt" fo:font-style="italic" officeooo:rsid="001eba91" officeooo:paragraph-rsid="00c3739d" style:font-size-asian="10pt" style:font-style-asian="italic" style:font-size-complex="10pt" style:font-style-complex="italic"/>
    </style:style>
    <style:style style:name="P6" style:family="paragraph" style:parent-style-name="Header">
      <style:text-properties fo:font-size="10pt" fo:font-style="italic" officeooo:rsid="001eba91" officeooo:paragraph-rsid="00d1daa0" style:font-size-asian="10pt" style:font-style-asian="italic" style:font-size-complex="10pt" style:font-style-complex="italic"/>
    </style:style>
    <style:style style:name="P7" style:family="paragraph" style:parent-style-name="Header">
      <style:paragraph-properties fo:text-align="end" style:justify-single-word="false"/>
      <style:text-properties fo:font-size="10pt" fo:font-style="italic" officeooo:rsid="0019aab4" officeooo:paragraph-rsid="00c3739d" style:font-size-asian="10pt" style:font-style-asian="italic" style:font-size-complex="10pt" style:font-style-complex="italic"/>
    </style:style>
    <style:style style:name="P8" style:family="paragraph" style:parent-style-name="Header">
      <style:paragraph-properties fo:text-align="end" style:justify-single-word="false"/>
      <style:text-properties fo:font-size="10pt" fo:font-style="italic" officeooo:rsid="0019aab4" officeooo:paragraph-rsid="00d1daa0" style:font-size-asian="10pt" style:font-style-asian="italic" style:font-size-complex="10pt" style:font-style-complex="italic"/>
    </style:style>
    <style:style style:name="P9" style:family="paragraph" style:parent-style-name="Header">
      <style:text-properties fo:font-size="10pt" fo:font-style="italic" officeooo:rsid="00d95992" officeooo:paragraph-rsid="00d95992" style:font-size-asian="10pt" style:font-style-asian="italic" style:font-size-complex="10pt" style:font-style-complex="italic"/>
    </style:style>
    <style:style style:name="P10" style:family="paragraph" style:parent-style-name="Header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rsid="001eba91" officeooo:paragraph-rsid="012da22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11" style:family="paragraph" style:parent-style-name="Header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rsid="012da220" officeooo:paragraph-rsid="012da22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12" style:family="paragraph" style:parent-style-name="Header">
      <style:paragraph-properties fo:text-align="end" style:justify-single-word="false"/>
      <style:text-properties officeooo:paragraph-rsid="00d1daa0"/>
    </style:style>
    <style:style style:name="P13" style:family="paragraph" style:parent-style-name="Header">
      <style:paragraph-properties fo:break-before="page"/>
      <style:text-properties fo:font-size="10pt" fo:font-style="italic" officeooo:rsid="00040e31" officeooo:paragraph-rsid="00d95992" style:font-size-asian="10pt" style:font-style-asian="italic" style:font-size-complex="10pt" style:font-style-complex="italic"/>
    </style:style>
    <style:style style:name="P14" style:family="paragraph" style:parent-style-name="Header">
      <style:paragraph-properties fo:break-before="page"/>
      <style:text-properties fo:font-size="10pt" fo:font-style="italic" officeooo:rsid="00040e31" officeooo:paragraph-rsid="00d9347a" style:font-size-asian="10pt" style:font-style-asian="italic" style:font-size-complex="10pt" style:font-style-complex="italic"/>
    </style:style>
    <style:style style:name="P15" style:family="paragraph" style:parent-style-name="Footer">
      <style:paragraph-properties fo:text-align="center" style:justify-single-word="false"/>
      <style:text-properties fo:font-weight="normal" style:font-weight-asian="normal" style:font-weight-complex="normal"/>
    </style:style>
    <style:style style:name="P16" style:family="paragraph" style:parent-style-name="Text_20_body">
      <style:text-properties fo:font-size="22pt" style:font-size-asian="22pt" style:font-size-complex="22pt"/>
    </style:style>
    <style:style style:name="P17" style:family="paragraph" style:parent-style-name="Text_20_body">
      <style:text-properties officeooo:rsid="0132a2c2" officeooo:paragraph-rsid="0132a2c2"/>
    </style:style>
    <style:style style:name="P18" style:family="paragraph" style:parent-style-name="Text_20_body">
      <style:text-properties style:font-name="Times New Roman2" fo:font-weight="bold" officeooo:paragraph-rsid="012f4278" style:font-weight-asian="bold" style:font-weight-complex="bold"/>
    </style:style>
    <style:style style:name="P19" style:family="paragraph" style:parent-style-name="Text_20_body">
      <style:text-properties officeooo:rsid="014406c7" officeooo:paragraph-rsid="014406c7"/>
    </style:style>
    <style:style style:name="P20" style:family="paragraph" style:parent-style-name="Text_20_body">
      <style:text-properties officeooo:rsid="014867a4" officeooo:paragraph-rsid="014ff429"/>
    </style:style>
    <style:style style:name="P21" style:family="paragraph" style:parent-style-name="Text_20_body">
      <style:text-properties officeooo:rsid="014ff429" officeooo:paragraph-rsid="015c42f0"/>
    </style:style>
    <style:style style:name="P22" style:family="paragraph" style:parent-style-name="Text_20_body">
      <style:text-properties officeooo:paragraph-rsid="015fe022"/>
    </style:style>
    <style:style style:name="P23" style:family="paragraph" style:parent-style-name="Text_20_body">
      <style:text-properties officeooo:rsid="018b6881" officeooo:paragraph-rsid="018b6881"/>
    </style:style>
    <style:style style:name="P24" style:family="paragraph" style:parent-style-name="Text_20_body">
      <style:text-properties officeooo:rsid="01919a7d" officeooo:paragraph-rsid="01919a7d"/>
    </style:style>
    <style:style style:name="P25" style:family="paragraph" style:parent-style-name="Text_20_body">
      <style:text-properties officeooo:rsid="01948785" officeooo:paragraph-rsid="01948785"/>
    </style:style>
    <style:style style:name="P2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22pt" fo:font-weight="bold" officeooo:rsid="003317ab" officeooo:paragraph-rsid="003317ab" style:font-size-asian="22pt" style:font-weight-asian="bold" style:font-size-complex="22pt" style:font-weight-complex="bold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rsid="01349732" officeooo:paragraph-rsid="01349732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rsid="01367fe3" officeooo:paragraph-rsid="0140d6b9"/>
    </style:style>
    <style:style style:name="P2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1367fe3" officeooo:paragraph-rsid="0140d6b9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officeooo:rsid="01436028" officeooo:paragraph-rsid="01436028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fo:font-weight="bold" officeooo:rsid="012f4278" officeooo:paragraph-rsid="016157d1" style:font-weight-asian="bold" style:font-weight-complex="bold"/>
    </style:style>
    <style:style style:name="P32" style:family="paragraph" style:parent-style-name="Text_20_body">
      <style:paragraph-properties fo:margin-left="0cm" fo:margin-right="0cm" fo:text-align="center" style:justify-single-word="false" fo:text-indent="0cm" style:auto-text-indent="false" fo:break-before="page"/>
      <style:text-properties officeooo:rsid="00e29dc2" officeooo:paragraph-rsid="003317ab"/>
    </style:style>
    <style:style style:name="P33" style:family="paragraph" style:parent-style-name="Text_20_body" style:master-page-name="">
      <style:paragraph-properties style:page-number="auto" fo:break-before="page"/>
      <style:text-properties fo:font-size="22pt" style:font-size-asian="22pt" style:font-size-complex="22pt"/>
    </style:style>
    <style:style style:name="P34" style:family="paragraph" style:parent-style-name="Text_20_body">
      <style:text-properties fo:font-style="normal" fo:font-weight="normal" officeooo:rsid="01955770" officeooo:paragraph-rsid="01948785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fo:font-style="normal" fo:font-weight="normal" officeooo:rsid="01b2f8e3" officeooo:paragraph-rsid="01b2f8e3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officeooo:paragraph-rsid="01b2f8e3"/>
    </style:style>
    <style:style style:name="P37" style:family="paragraph" style:parent-style-name="Text_20_body">
      <style:text-properties officeooo:paragraph-rsid="01b51cf5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fo:font-style="normal" fo:font-weight="normal" officeooo:rsid="01b2f8e3" officeooo:paragraph-rsid="01b2f8e3" style:font-style-asian="normal" style:font-weight-asian="normal" style:font-style-complex="normal" style:font-weight-complex="normal"/>
    </style:style>
    <style:style style:name="P39" style:family="paragraph" style:parent-style-name="Title" style:master-page-name="First_20_Page">
      <style:paragraph-properties style:page-number="1"/>
    </style:style>
    <style:style style:name="P40" style:family="paragraph" style:parent-style-name="Heading_20_1">
      <style:text-properties officeooo:rsid="012f4278" officeooo:paragraph-rsid="012f4278"/>
    </style:style>
    <style:style style:name="P41" style:family="paragraph" style:parent-style-name="Heading_20_1" style:list-style-name="Numbering_20_2">
      <style:text-properties fo:font-weight="bold" officeooo:rsid="012f4278" officeooo:paragraph-rsid="016157d1" style:font-weight-asian="bold" style:font-weight-complex="bold"/>
    </style:style>
    <style:style style:name="P42" style:family="paragraph" style:parent-style-name="Heading_20_1">
      <style:text-properties officeooo:paragraph-rsid="012f4278"/>
    </style:style>
    <style:style style:name="P43" style:family="paragraph" style:parent-style-name="Heading_20_2">
      <style:text-properties officeooo:rsid="011f34f1" officeooo:paragraph-rsid="010aee72"/>
    </style:style>
    <style:style style:name="P44" style:family="paragraph" style:parent-style-name="Question">
      <style:paragraph-properties fo:margin-left="0cm" fo:margin-right="0cm" fo:text-indent="0cm" style:auto-text-indent="false"/>
      <style:text-properties officeooo:rsid="01625d53" officeooo:paragraph-rsid="016157d1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23544e"/>
    </style:style>
    <style:style style:name="T2" style:family="text">
      <style:text-properties officeooo:rsid="012da220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107db9d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18d1919" style:font-style-asian="normal" style:font-weight-asian="bold" style:font-style-complex="normal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18d1919" style:font-style-asian="normal" style:font-style-complex="normal"/>
    </style:style>
    <style:style style:name="T9" style:family="text">
      <style:text-properties fo:font-style="normal" officeooo:rsid="018d97cc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18d1919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193db4a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194bee2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1955770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197309f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1b0b86e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1b10e0c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1b265cb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1b2f8e3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1ae0eb9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1aeefb7" style:font-style-asian="normal" style:font-weight-asian="normal" style:font-style-complex="normal" style:font-weight-complex="normal"/>
    </style:style>
    <style:style style:name="T22" style:family="text">
      <style:text-properties officeooo:rsid="0132a2c2"/>
    </style:style>
    <style:style style:name="T23" style:family="text">
      <style:text-properties officeooo:rsid="01349732"/>
    </style:style>
    <style:style style:name="T24" style:family="text">
      <style:text-properties officeooo:rsid="0140d6b9"/>
    </style:style>
    <style:style style:name="T25" style:family="text">
      <style:text-properties officeooo:rsid="01486e22"/>
    </style:style>
    <style:style style:name="T26" style:family="text">
      <style:text-properties officeooo:rsid="0150e8d3"/>
    </style:style>
    <style:style style:name="T27" style:family="text">
      <style:text-properties officeooo:rsid="01571da4"/>
    </style:style>
    <style:style style:name="T28" style:family="text">
      <style:text-properties officeooo:rsid="015f1da2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18d1919" style:font-style-asian="italic" style:font-style-complex="italic"/>
    </style:style>
    <style:style style:name="T31" style:family="text">
      <style:text-properties fo:font-style="italic" officeooo:rsid="01b0b86e" style:font-style-asian="italic" style:font-style-complex="italic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194bee2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1955770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1b0b86e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1b265cb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1b2f8e3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1ae0eb9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1aeefb7" style:font-style-asian="italic" style:font-weight-asian="normal" style:font-style-complex="italic" style:font-weight-complex="normal"/>
    </style:style>
    <style:style style:name="T40" style:family="text">
      <style:text-properties officeooo:rsid="01b0b86e"/>
    </style:style>
    <style:style style:name="T41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T42" style:family="text">
      <style:text-properties style:font-name="Liberation Mono1" fo:font-size="11pt" fo:font-style="normal" fo:font-weight="normal" officeooo:rsid="01b0b86e" style:font-size-asian="11pt" style:font-style-asian="normal" style:font-weight-asian="normal" style:font-style-complex="normal" style:font-weight-complex="normal"/>
    </style:style>
    <style:style style:name="T43" style:family="text">
      <style:text-properties officeooo:rsid="012f4278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NumChapitre"/>
        <text:variable-decl office:value-type="float" text:name="NumQuest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Title"/>
      <text:p text:style-name="Title"/>
      <text:p text:style-name="Title"><text:bookmark-start text:name="__RefHeading___Toc2826_1671910834"/>Projet : <text:span text:style-name="T2">Alignement de séquences</text:span><text:bookmark-end text:name="__RefHeading___Toc2826_1671910834"/></text:p>
      <text:p text:style-name="Subtitle">Rapport de <text:span text:style-name="T3">Bruce Rose</text:span></text:p>
      <text:p text:style-name="P16"/>
      <text:p text:style-name="P33"/>
      <text:table-of-content text:style-name="Sect2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  <text:p text:style-name="P45"><text:a xlink:type="simple" xlink:href="#__RefHeading___Toc745_2562828103" text:style-name="Index_20_Link" text:visited-style-name="Index_20_Link">1 <text:s text:c="4"/>Le problème d’alignement de séquences<text:tab/>3</text:a></text:p>
          <text:p text:style-name="P45"><text:a xlink:type="simple" xlink:href="#__RefHeading___Toc805_681006232" text:style-name="Index_20_Link" text:visited-style-name="Index_20_Link">Question 1 <text:tab/>3</text:a></text:p>
          <text:p text:style-name="P45"><text:a xlink:type="simple" xlink:href="#__RefHeading___Toc807_681006232" text:style-name="Index_20_Link" text:visited-style-name="Index_20_Link">Question 2 <text:tab/>3</text:a></text:p>
          <text:p text:style-name="P45"><text:a xlink:type="simple" xlink:href="#__RefHeading___Toc2834_1671910834" text:style-name="Index_20_Link" text:visited-style-name="Index_20_Link">2 <text:s text:c="4"/>Algorithme pour l’alignement de séquences<text:tab/>4</text:a></text:p>
          <text:p text:style-name="P45"><text:a xlink:type="simple" xlink:href="#__RefHeading___Toc6437_3562615630" text:style-name="Index_20_Link" text:visited-style-name="Index_20_Link">3 <text:s text:c="4"/></text:a><text:a xlink:type="simple" xlink:href="#__RefHeading___Toc6437_3562615630" text:style-name="Index_20_Link" text:visited-style-name="Index_20_Link"><text:span text:style-name="T7">U</text:span></text:a><text:a xlink:type="simple" xlink:href="#__RefHeading___Toc6437_3562615630" text:style-name="Index_20_Link" text:visited-style-name="Index_20_Link"><text:span text:style-name="T7">ne extension : l’alignement local de séquences</text:span></text:a><text:a xlink:type="simple" xlink:href="#__RefHeading___Toc6437_3562615630" text:style-name="Index_20_Link" text:visited-style-name="Index_20_Link"><text:tab/>6</text:a></text:p>
        </text:index-body>
      </text:table-of-content>
      <text:p text:style-name="P16"/>
      <text:p text:style-name="P26"/>
      <text:p text:style-name="P32"/>
      <text:list xml:id="list3146508325" text:style-name="Numbering_20_2">
        <text:list-item>
          <text:h text:style-name="P42" text:outline-level="1"><text:bookmark-start text:name="__RefHeading___Toc745_2562828103"/><text:span text:style-name="T43">Le problème d’alignement de séquences</text:span><text:bookmark-end text:name="__RefHeading___Toc745_2562828103"/></text:h>
        </text:list-item>
      </text:list>
      <text:p text:style-name="P18"/>
      <text:h text:style-name="Question" text:outline-level="1"><text:bookmark-start text:name="__RefHeading___Toc805_681006232"/><text:s/><text:bookmark-end text:name="__RefHeading___Toc805_681006232"/></text:h>
      <text:p text:style-name="P17"><text:span text:style-name="T23">On suppose que</text:span> <draw:frame draw:style-name="fr2" draw:name="Objet1" text:anchor-type="as-char" svg:y="-0.386cm" svg:width="1.595cm" svg:height="0.506cm" draw:z-index="6"><draw:object xlink:href="./Object 1" xlink:type="simple" xlink:show="embed" xlink:actuate="onLoad"/><draw:image xlink:href="./ObjectReplacements/Object 1" xlink:type="simple" xlink:show="embed" xlink:actuate="onLoad"/></draw:frame><text:s/>est un alignement d<text:span text:style-name="T23">e</text:span> <draw:frame draw:style-name="fr2" draw:name="Objet2" text:anchor-type="as-char" svg:y="-0.386cm" svg:width="1.593cm" svg:height="0.506cm" draw:z-index="7"><draw:object xlink:href="./Object 2" xlink:type="simple" xlink:show="embed" xlink:actuate="onLoad"/><draw:image xlink:href="./ObjectReplacements/Object 2" xlink:type="simple" xlink:show="embed" xlink:actuate="onLoad"/><svg:desc>formule</svg:desc></draw:frame><text:s/>et que <draw:frame draw:style-name="fr2" draw:name="Objet3" text:anchor-type="as-char" svg:y="-0.386cm" svg:width="1.54cm" svg:height="0.506cm" draw:z-index="8"><draw:object xlink:href="./Object 3" xlink:type="simple" xlink:show="embed" xlink:actuate="onLoad"/><draw:image xlink:href="./ObjectReplacements/Object 3" xlink:type="simple" xlink:show="embed" xlink:actuate="onLoad"/><svg:desc>formule</svg:desc></draw:frame><text:s/>est <text:span text:style-name="T23">un alignement de</text:span><text:span text:style-name="T23"><draw:frame draw:style-name="fr2" draw:name="Objet4" text:anchor-type="as-char" svg:y="-0.386cm" svg:width="1.536cm" svg:height="0.506cm" draw:z-index="9"><draw:object xlink:href="./Object 4" xlink:type="simple" xlink:show="embed" xlink:actuate="onLoad"/><draw:image xlink:href="./ObjectReplacements/Object 4" xlink:type="simple" xlink:show="embed" xlink:actuate="onLoad"/><svg:desc>formule</svg:desc></draw:frame></text:span>. <text:span text:style-name="T23">Montrons que</text:span> <draw:frame draw:style-name="fr2" draw:name="Objet5" text:anchor-type="as-char" svg:y="-0.386cm" svg:width="2.648cm" svg:height="0.506cm" draw:z-index="10"><draw:object xlink:href="./Object 5" xlink:type="simple" xlink:show="embed" xlink:actuate="onLoad"/><draw:image xlink:href="./ObjectReplacements/Object 5" xlink:type="simple" xlink:show="embed" xlink:actuate="onLoad"/><svg:desc>formule</svg:desc></draw:frame><text:s/>est un alignement de <draw:frame draw:style-name="fr2" draw:name="Objet6" text:anchor-type="as-char" svg:y="-0.386cm" svg:width="2.642cm" svg:height="0.506cm" draw:z-index="11"><draw:object xlink:href="./Object 6" xlink:type="simple" xlink:show="embed" xlink:actuate="onLoad"/><draw:image xlink:href="./ObjectReplacements/Object 6" xlink:type="simple" xlink:show="embed" xlink:actuate="onLoad"/><svg:desc>formule</svg:desc></draw:frame>.</text:p>
      <text:p text:style-name="P27">D’après (i), <draw:frame draw:style-name="fr2" draw:name="Objet7" text:anchor-type="as-char" svg:y="-0.386cm" svg:width="2.087cm" svg:height="0.506cm" draw:z-index="12"><draw:object xlink:href="./Object 7" xlink:type="simple" xlink:show="embed" xlink:actuate="onLoad"/><draw:image xlink:href="./ObjectReplacements/Object 7" xlink:type="simple" xlink:show="embed" xlink:actuate="onLoad"/></draw:frame><text:s/>et <draw:frame draw:style-name="fr2" draw:name="Objet8" text:anchor-type="as-char" svg:y="-0.386cm" svg:width="2.058cm" svg:height="0.506cm" draw:z-index="13"><draw:object xlink:href="./Object 8" xlink:type="simple" xlink:show="embed" xlink:actuate="onLoad"/><draw:image xlink:href="./ObjectReplacements/Object 8" xlink:type="simple" xlink:show="embed" xlink:actuate="onLoad"/><svg:desc>formule</svg:desc></draw:frame>, donc <draw:frame draw:style-name="fr2" draw:name="Objet9" text:anchor-type="as-char" svg:y="-0.386cm" svg:width="3.3cm" svg:height="0.506cm" draw:z-index="14"><draw:object xlink:href="./Object 9" xlink:type="simple" xlink:show="embed" xlink:actuate="onLoad"/><draw:image xlink:href="./ObjectReplacements/Object 9" xlink:type="simple" xlink:show="embed" xlink:actuate="onLoad"/><svg:desc>formule</svg:desc></draw:frame>.</text:p>
      <text:p text:style-name="P27">De même, d’après (ii), <draw:frame draw:style-name="fr2" draw:name="Objet10" text:anchor-type="as-char" svg:y="-0.386cm" svg:width="2.155cm" svg:height="0.506cm" draw:z-index="15"><draw:object xlink:href="./Object 10" xlink:type="simple" xlink:show="embed" xlink:actuate="onLoad"/><draw:image xlink:href="./ObjectReplacements/Object 10" xlink:type="simple" xlink:show="embed" xlink:actuate="onLoad"/><svg:desc>formule</svg:desc></draw:frame><text:s/>et <draw:frame draw:style-name="fr2" draw:name="Objet11" text:anchor-type="as-char" svg:y="-0.386cm" svg:width="2.071cm" svg:height="0.506cm" draw:z-index="16"><draw:object xlink:href="./Object 11" xlink:type="simple" xlink:show="embed" xlink:actuate="onLoad"/><draw:image xlink:href="./ObjectReplacements/Object 11" xlink:type="simple" xlink:show="embed" xlink:actuate="onLoad"/><svg:desc>formule</svg:desc></draw:frame>, donc <draw:frame draw:style-name="fr2" draw:name="Objet12" text:anchor-type="as-char" svg:y="-0.386cm" svg:width="3.38cm" svg:height="0.506cm" draw:z-index="17"><draw:object xlink:href="./Object 12" xlink:type="simple" xlink:show="embed" xlink:actuate="onLoad"/><draw:image xlink:href="./ObjectReplacements/Object 12" xlink:type="simple" xlink:show="embed" xlink:actuate="onLoad"/><svg:desc>formule</svg:desc></draw:frame>.</text:p>
      <text:p text:style-name="P28">Ensuite, comme <draw:frame draw:style-name="fr2" draw:name="Objet13" text:anchor-type="as-char" svg:y="-0.377cm" svg:width="1.998cm" svg:height="0.471cm" draw:z-index="29"><draw:object xlink:href="./Object 13" xlink:type="simple" xlink:show="embed" xlink:actuate="onLoad"/><draw:image xlink:href="./ObjectReplacements/Object 13" xlink:type="simple" xlink:show="embed" xlink:actuate="onLoad"/><svg:desc>formule</svg:desc></draw:frame><text:s/>et <draw:frame draw:style-name="fr2" draw:name="Objet14" text:anchor-type="as-char" svg:y="-0.377cm" svg:width="1.944cm" svg:height="0.471cm" draw:z-index="18"><draw:object xlink:href="./Object 14" xlink:type="simple" xlink:show="embed" xlink:actuate="onLoad"/><draw:image xlink:href="./ObjectReplacements/Object 14" xlink:type="simple" xlink:show="embed" xlink:actuate="onLoad"/><svg:desc>formule</svg:desc></draw:frame>, alors </text:p>
      <text:p text:style-name="P29"><draw:frame draw:style-name="fr2" draw:name="Objet15" text:anchor-type="as-char" svg:y="-0.377cm" svg:width="7.303cm" svg:height="0.471cm" draw:z-index="19"><draw:object xlink:href="./Object 15" xlink:type="simple" xlink:show="embed" xlink:actuate="onLoad"/><draw:image xlink:href="./ObjectReplacements/Object 15" xlink:type="simple" xlink:show="embed" xlink:actuate="onLoad"/><svg:desc>formule</svg:desc></draw:frame></text:p>
      <text:p text:style-name="P28">donc la règle (iii) est respectée.</text:p>
      <text:p text:style-name="P28">Enfin,<draw:frame draw:style-name="fr2" draw:name="Objet16" text:anchor-type="as-char" svg:y="-0.377cm" svg:width="6.766cm" svg:height="0.533cm" draw:z-index="20"><draw:object xlink:href="./Object 16" xlink:type="simple" xlink:show="embed" xlink:actuate="onLoad"/><draw:image xlink:href="./ObjectReplacements/Object 16" xlink:type="simple" xlink:show="embed" xlink:actuate="onLoad"/></draw:frame><text:span text:style-name="T24">et </text:span><text:span text:style-name="T24"><draw:frame draw:style-name="fr2" draw:name="Objet17" text:anchor-type="as-char" svg:y="-0.377cm" svg:width="6.696cm" svg:height="0.533cm" draw:z-index="21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24"><text:s/>ainsi, </text:span><text:span text:style-name="T24"><draw:frame draw:style-name="fr2" draw:name="Objet18" text:anchor-type="as-char" svg:y="-0.386cm" svg:width="9.902cm" svg:height="0.54cm" draw:z-index="22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24">, la règle (iv) étant ainsi respectée.</text:span></text:p>
      <text:p text:style-name="P30">Comme les conditions (i), (ii), (iii) et (iv) sont respectées, <text:span text:style-name="T22"><draw:frame draw:style-name="fr2" draw:name="Objet19" text:anchor-type="as-char" svg:y="-0.386cm" svg:width="2.648cm" svg:height="0.506cm" draw:z-index="23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22"><text:s/>est un alignement de </text:span><text:span text:style-name="T22"><draw:frame draw:style-name="fr2" draw:name="Objet20" text:anchor-type="as-char" svg:y="-0.386cm" svg:width="2.642cm" svg:height="0.506cm" draw:z-index="24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22">.</text:span></text:p>
      <text:h text:style-name="Question" text:outline-level="1"><text:bookmark-start text:name="__RefHeading___Toc807_681006232"/><text:s/><text:bookmark-end text:name="__RefHeading___Toc807_681006232"/></text:h>
      <text:p text:style-name="P19">Soit<draw:frame draw:style-name="fr2" draw:name="Objet21" text:anchor-type="as-char" svg:y="-0.377cm" svg:width="0.432cm" svg:height="0.467cm" draw:z-index="25"><draw:object xlink:href="./Object 21" xlink:type="simple" xlink:show="embed" xlink:actuate="onLoad"/><draw:image xlink:href="./ObjectReplacements/Object 21" xlink:type="simple" xlink:show="embed" xlink:actuate="onLoad"/><svg:desc>formule</svg:desc></draw:frame>tel que <draw:frame draw:style-name="fr2" draw:name="Objet24" text:anchor-type="as-char" svg:y="-0.377cm" svg:width="1.605cm" svg:height="0.471cm" draw:z-index="30"><draw:object xlink:href="./Object 24" xlink:type="simple" xlink:show="embed" xlink:actuate="onLoad"/><draw:image xlink:href="./ObjectReplacements/Object 24" xlink:type="simple" xlink:show="embed" xlink:actuate="onLoad"/></draw:frame><text:s/>et <draw:frame draw:style-name="fr2" draw:name="Objet25" text:anchor-type="as-char" svg:y="-0.377cm" svg:width="0.466cm" svg:height="0.467cm" draw:z-index="58"><draw:object xlink:href="./Object 25" xlink:type="simple" xlink:show="embed" xlink:actuate="onLoad"/><draw:image xlink:href="./ObjectReplacements/Object 25" xlink:type="simple" xlink:show="embed" xlink:actuate="onLoad"/></draw:frame><text:s/>tel que <draw:frame draw:style-name="fr2" draw:name="Objet26" text:anchor-type="as-char" svg:y="-0.377cm" svg:width="1.732cm" svg:height="0.471cm" draw:z-index="59"><draw:object xlink:href="./Object 26" xlink:type="simple" xlink:show="embed" xlink:actuate="onLoad"/><draw:image xlink:href="./ObjectReplacements/Object 26" xlink:type="simple" xlink:show="embed" xlink:actuate="onLoad"/></draw:frame>. La longueur maximale d’un alignement de <draw:frame draw:style-name="fr2" draw:name="Objet22" text:anchor-type="as-char" svg:y="-0.386cm" svg:width="1.593cm" svg:height="0.506cm" draw:z-index="26"><draw:object xlink:href="./Object 22" xlink:type="simple" xlink:show="embed" xlink:actuate="onLoad"/><draw:image xlink:href="./ObjectReplacements/Object 22" xlink:type="simple" xlink:show="embed" xlink:actuate="onLoad"/><svg:desc>formule</svg:desc></draw:frame>est égale à <draw:frame draw:style-name="fr2" draw:name="Objet23" text:anchor-type="as-char" svg:y="-0.386cm" svg:width="5.126cm" svg:height="0.506cm" draw:z-index="27"><draw:object xlink:href="./Object 23" xlink:type="simple" xlink:show="embed" xlink:actuate="onLoad"/><draw:image xlink:href="./ObjectReplacements/Object 23" xlink:type="simple" xlink:show="embed" xlink:actuate="onLoad"/></draw:frame>.</text:p>
      <text:p text:style-name="P20">En effet, partons d’abord du cas où le nombre de gaps dans <draw:frame draw:style-name="fr2" draw:name="Objet27" text:anchor-type="as-char" svg:y="-0.377cm" svg:width="0.432cm" svg:height="0.467cm" draw:z-index="31"><draw:object xlink:href="./Object 27" xlink:type="simple" xlink:show="embed" xlink:actuate="onLoad"/><draw:image xlink:href="./ObjectReplacements/Object 27" xlink:type="simple" xlink:show="embed" xlink:actuate="onLoad"/></draw:frame><text:s/>et <draw:frame draw:style-name="fr2" draw:name="Objet28" text:anchor-type="as-char" svg:y="-0.377cm" svg:width="0.467cm" svg:height="0.467cm" draw:z-index="32"><draw:object xlink:href="./Object 28" xlink:type="simple" xlink:show="embed" xlink:actuate="onLoad"/><draw:image xlink:href="./ObjectReplacements/Object 28" xlink:type="simple" xlink:show="embed" xlink:actuate="onLoad"/></draw:frame><text:s/>est minimal, c-à-d égal à <draw:frame draw:style-name="fr2" draw:name="Objet29" text:anchor-type="as-char" svg:y="-0.379cm" svg:width="2.293cm" svg:height="0.474cm" draw:z-index="33"><draw:object xlink:href="./Object 29" xlink:type="simple" xlink:show="embed" xlink:actuate="onLoad"/><draw:image xlink:href="./ObjectReplacements/Object 29" xlink:type="simple" xlink:show="embed" xlink:actuate="onLoad"/></draw:frame><text:s/>qui est la différence de longueurs entre <draw:frame draw:style-name="fr2" draw:name="Objet30" text:anchor-type="as-char" svg:y="-0.377cm" svg:width="0.432cm" svg:height="0.467cm" draw:z-index="34"><draw:object xlink:href="./Object 30" xlink:type="simple" xlink:show="embed" xlink:actuate="onLoad"/><draw:image xlink:href="./ObjectReplacements/Object 30" xlink:type="simple" xlink:show="embed" xlink:actuate="onLoad"/></draw:frame><text:s/>et <draw:frame draw:style-name="fr2" draw:name="Objet31" text:anchor-type="as-char" svg:y="-0.377cm" svg:width="0.466cm" svg:height="0.467cm" draw:z-index="35"><draw:object xlink:href="./Object 31" xlink:type="simple" xlink:show="embed" xlink:actuate="onLoad"/><draw:image xlink:href="./ObjectReplacements/Object 31" xlink:type="simple" xlink:show="embed" xlink:actuate="onLoad"/></draw:frame>. <text:span text:style-name="T25">La longueur de </text:span><text:span text:style-name="T25"><draw:frame draw:style-name="fr2" draw:name="Objet32" text:anchor-type="as-char" svg:y="-0.377cm" svg:width="0.432cm" svg:height="0.467cm" draw:z-index="36"><draw:object xlink:href="./Object 32" xlink:type="simple" xlink:show="embed" xlink:actuate="onLoad"/><draw:image xlink:href="./ObjectReplacements/Object 32" xlink:type="simple" xlink:show="embed" xlink:actuate="onLoad"/></draw:frame></text:span><text:span text:style-name="T25"><text:s/>est alors égale à </text:span><text:span text:style-name="T25"><draw:frame draw:style-name="fr2" draw:name="Objet33" text:anchor-type="as-char" svg:y="-0.386cm" svg:width="8.834cm" svg:height="0.506cm" draw:z-index="37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T25">. Pour augmenter la longueur de </text:span><text:span text:style-name="T25"><draw:frame draw:style-name="fr2" draw:name="Objet34" text:anchor-type="as-char" svg:y="-0.377cm" svg:width="0.432cm" svg:height="0.467cm" draw:z-index="38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25">, on peut insérer un gap dans celui-ci. En revanche, pour tout gap inséré dans </text:span><text:span text:style-name="T25"><draw:frame draw:style-name="fr2" draw:name="Objet35" text:anchor-type="as-char" svg:y="-0.377cm" svg:width="0.432cm" svg:height="0.467cm" draw:z-index="39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T25">, il faut aussi en insérer un dans </text:span><text:span text:style-name="T25"><draw:frame draw:style-name="fr2" draw:name="Objet36" text:anchor-type="as-char" svg:y="-0.377cm" svg:width="0.467cm" svg:height="0.467cm" draw:z-index="40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25">, en respect des règles (iii) et (iv). </text:span></text:p>
      <text:p text:style-name="P20"><text:span text:style-name="T25">Combien de gaps peut-on insérer dans </text:span><text:span text:style-name="T25"><draw:frame draw:style-name="fr2" draw:name="Objet37" text:anchor-type="as-char" svg:y="-0.377cm" svg:width="0.432cm" svg:height="0.467cm" draw:z-index="41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25">(ou </text:span><text:span text:style-name="T25"><draw:frame draw:style-name="fr2" draw:name="Objet56" text:anchor-type="as-char" svg:y="-0.377cm" svg:width="0.467cm" svg:height="0.467cm" draw:z-index="60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T25">) au total ? On notera pour cette démonstration qu’un caractère de </text:span><text:span text:style-name="T25"><draw:frame draw:style-name="fr2" draw:name="Objet38" text:anchor-type="as-char" svg:y="-0.377cm" svg:width="0.432cm" svg:height="0.467cm" draw:z-index="42"><draw:object xlink:href="./Object 38" xlink:type="simple" xlink:show="embed" xlink:actuate="onLoad"/><draw:image xlink:href="./ObjectReplacements/Object 38" xlink:type="simple" xlink:show="embed" xlink:actuate="onLoad"/><svg:desc>formule</svg:desc></draw:frame></text:span><text:span text:style-name="T25">est « lié » avec un caractère de </text:span><text:span text:style-name="T25"><draw:frame draw:style-name="fr2" draw:name="Objet39" text:anchor-type="as-char" svg:y="-0.377cm" svg:width="0.467cm" svg:height="0.467cm" draw:z-index="43"><draw:object xlink:href="./Object 39" xlink:type="simple" xlink:show="embed" xlink:actuate="onLoad"/><draw:image xlink:href="./ObjectReplacements/Object 39" xlink:type="simple" xlink:show="embed" xlink:actuate="onLoad"/><svg:desc>formule</svg:desc></draw:frame></text:span><text:span text:style-name="T25">(et inversement) si ceux-</text:span><text:soft-page-break/><text:span text:style-name="T25">ci ont le même indice dans </text:span><text:span text:style-name="T25"><draw:frame draw:style-name="fr2" draw:name="Objet40" text:anchor-type="as-char" svg:y="-0.377cm" svg:width="0.432cm" svg:height="0.467cm" draw:z-index="44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25">et </text:span><text:span text:style-name="T25"><draw:frame draw:style-name="fr2" draw:name="Objet41" text:anchor-type="as-char" svg:y="-0.377cm" svg:width="0.467cm" svg:height="0.467cm" draw:z-index="45"><draw:object xlink:href="./Object 41" xlink:type="simple" xlink:show="embed" xlink:actuate="onLoad"/><draw:image xlink:href="./ObjectReplacements/Object 41" xlink:type="simple" xlink:show="embed" xlink:actuate="onLoad"/><svg:desc>formule</svg:desc></draw:frame></text:span><text:span text:style-name="T25"><text:s/>et ce sachant que <text:s/></text:span><text:span text:style-name="T25"><draw:frame draw:style-name="fr2" draw:name="Objet42" text:anchor-type="as-char" svg:y="-0.386cm" svg:width="1.595cm" svg:height="0.506cm" draw:z-index="46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25"><text:s/>est un alignement de </text:span><text:span text:style-name="T25"><draw:frame draw:style-name="fr2" draw:name="Objet43" text:anchor-type="as-char" svg:y="-0.386cm" svg:width="1.593cm" svg:height="0.506cm" draw:z-index="47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25">.</text:span></text:p>
      <text:p text:style-name="P21">Tout <text:span text:style-name="T27">caractère</text:span> de <draw:frame draw:style-name="fr2" draw:name="Objet44" text:anchor-type="as-char" svg:y="-0.377cm" svg:width="0.432cm" svg:height="0.467cm" draw:z-index="48"><draw:object xlink:href="./Object 44" xlink:type="simple" xlink:show="embed" xlink:actuate="onLoad"/><draw:image xlink:href="./ObjectReplacements/Object 44" xlink:type="simple" xlink:show="embed" xlink:actuate="onLoad"/><svg:desc>formule</svg:desc></draw:frame><text:span text:style-name="T26">n’étant pas un gap </text:span>peut être lié avec un gap <text:span text:style-name="T26">dans </text:span><text:span text:style-name="T26"><draw:frame draw:style-name="fr2" draw:name="Objet45" text:anchor-type="as-char" svg:y="-0.377cm" svg:width="0.467cm" svg:height="0.467cm" draw:z-index="49"><draw:object xlink:href="./Object 45" xlink:type="simple" xlink:show="embed" xlink:actuate="onLoad"/><draw:image xlink:href="./ObjectReplacements/Object 45" xlink:type="simple" xlink:show="embed" xlink:actuate="onLoad"/><svg:desc>formule</svg:desc></draw:frame></text:span><text:span text:style-name="T26">, sauf s’il était déjà lié à un gap dans le cas minimal c-à-d si </text:span><text:span text:style-name="T26"><draw:frame draw:style-name="fr2" draw:name="Objet55" text:anchor-type="as-char" svg:y="-0.377cm" svg:width="1.937cm" svg:height="0.471cm" draw:z-index="61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T26">(iv) (on supposera, sans perte de généralité puisque l’on peut interchanger </text:span><text:span text:style-name="T26"><draw:frame draw:style-name="fr2" draw:name="Objet57" text:anchor-type="as-char" svg:y="-0.377cm" svg:width="0.432cm" svg:height="0.467cm" draw:z-index="62"><draw:object xlink:href="./Object 57" xlink:type="simple" xlink:show="embed" xlink:actuate="onLoad"/><draw:image xlink:href="./ObjectReplacements/Object 57" xlink:type="simple" xlink:show="embed" xlink:actuate="onLoad"/><svg:desc>formule</svg:desc></draw:frame></text:span><text:span text:style-name="T26"><text:s/>et <text:s/></text:span><text:span text:style-name="T26"><draw:frame draw:style-name="fr2" draw:name="Objet58" text:anchor-type="as-char" svg:y="-0.377cm" svg:width="0.466cm" svg:height="0.467cm" draw:z-index="63"><draw:object xlink:href="./Object 58" xlink:type="simple" xlink:show="embed" xlink:actuate="onLoad"/><draw:image xlink:href="./ObjectReplacements/Object 58" xlink:type="simple" xlink:show="embed" xlink:actuate="onLoad"/><svg:desc>formule</svg:desc></draw:frame></text:span><text:span text:style-name="T26">, que </text:span><text:span text:style-name="T26"><draw:frame draw:style-name="fr2" draw:name="Objet59" text:anchor-type="as-char" svg:y="-0.377cm" svg:width="1.997cm" svg:height="0.471cm" draw:z-index="66"><draw:object xlink:href="./Object 59" xlink:type="simple" xlink:show="embed" xlink:actuate="onLoad"/><draw:image xlink:href="./ObjectReplacements/Object 59" xlink:type="simple" xlink:show="embed" xlink:actuate="onLoad"/><svg:desc>formule</svg:desc></draw:frame></text:span><text:span text:style-name="T26">). Or il existe naturellement au plus </text:span><text:span text:style-name="T26"><draw:frame draw:style-name="fr2" draw:name="Objet46" text:anchor-type="as-char" svg:y="-0.377cm" svg:width="1.605cm" svg:height="0.471cm" draw:z-index="50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T26">éléments qui correspondent à ce critère. Par conséquent, on peut insérer au plus </text:span><text:span text:style-name="T26"><draw:frame draw:style-name="fr2" draw:name="Objet47" text:anchor-type="as-char" svg:y="-0.377cm" svg:width="1.605cm" svg:height="0.471cm" draw:z-index="51"><draw:object xlink:href="./Object 47" xlink:type="simple" xlink:show="embed" xlink:actuate="onLoad"/><draw:image xlink:href="./ObjectReplacements/Object 47" xlink:type="simple" xlink:show="embed" xlink:actuate="onLoad"/><svg:desc>formule</svg:desc></draw:frame></text:span><text:span text:style-name="T26">gaps dans </text:span><text:span text:style-name="T26"><draw:frame draw:style-name="fr2" draw:name="Objet48" text:anchor-type="as-char" svg:y="-0.377cm" svg:width="0.467cm" svg:height="0.467cm" draw:z-index="52"><draw:object xlink:href="./Object 48" xlink:type="simple" xlink:show="embed" xlink:actuate="onLoad"/><draw:image xlink:href="./ObjectReplacements/Object 48" xlink:type="simple" xlink:show="embed" xlink:actuate="onLoad"/><svg:desc>formule</svg:desc></draw:frame></text:span><text:span text:style-name="T26">. Ainsi, aucun élément n’étant pas un gap dans </text:span><text:span text:style-name="T26"><draw:frame draw:style-name="fr2" draw:name="Objet49" text:anchor-type="as-char" svg:y="-0.377cm" svg:width="0.432cm" svg:height="0.467cm" draw:z-index="53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26">n’est lié avec un élément n’étant lui-même pas un gap dans </text:span><text:span text:style-name="T26"><draw:frame draw:style-name="fr2" draw:name="Objet50" text:anchor-type="as-char" svg:y="-0.377cm" svg:width="0.467cm" svg:height="0.467cm" draw:z-index="54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26">. Pourtant, les éléments n’étant pas des gaps dans </text:span><text:span text:style-name="T26"><draw:frame draw:style-name="fr2" draw:name="Objet51" text:anchor-type="as-char" svg:y="-0.377cm" svg:width="0.467cm" svg:height="0.467cm" draw:z-index="55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26">doivent être liés à quelque-chose ! Pour remédier à ce problème, on peut insérer</text:span><text:span text:style-name="T26"><draw:frame draw:style-name="fr2" draw:name="Objet52" text:anchor-type="as-char" svg:y="-0.377cm" svg:width="1.605cm" svg:height="0.471cm" draw:z-index="74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26"> gaps dans </text:span><text:span text:style-name="T26"><draw:frame draw:style-name="fr2" draw:name="Objet53" text:anchor-type="as-char" svg:y="-0.377cm" svg:width="0.432cm" svg:height="0.467cm" draw:z-index="56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26">, autant qu’il y a d’éléments n’étant pas des gaps dans </text:span><text:span text:style-name="T26"><draw:frame draw:style-name="fr2" draw:name="Objet54" text:anchor-type="as-char" svg:y="-0.377cm" svg:width="0.467cm" svg:height="0.467cm" draw:z-index="57"><draw:object xlink:href="./Object 54" xlink:type="simple" xlink:show="embed" xlink:actuate="onLoad"/><draw:image xlink:href="./ObjectReplacements/Object 54" xlink:type="simple" xlink:show="embed" xlink:actuate="onLoad"/><svg:desc>formule</svg:desc></draw:frame></text:span><text:span text:style-name="T26">(les caractères que </text:span><text:span text:style-name="T26"><draw:frame draw:style-name="fr2" draw:name="Objet60" text:anchor-type="as-char" svg:y="-0.377cm" svg:width="0.466cm" svg:height="0.467cm" draw:z-index="64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26">a « en plus » de </text:span><text:span text:style-name="T26"><draw:frame draw:style-name="fr2" draw:name="Objet62" text:anchor-type="as-char" svg:y="-0.377cm" svg:width="0.432cm" svg:height="0.467cm" draw:z-index="85"><draw:object xlink:href="./Object 62" xlink:type="simple" xlink:show="embed" xlink:actuate="onLoad"/><draw:image xlink:href="./ObjectReplacements/Object 62" xlink:type="simple" xlink:show="embed" xlink:actuate="onLoad"/><svg:desc>formule</svg:desc></draw:frame></text:span><text:span text:style-name="T26"><text:s/>sont au nombre de </text:span><text:span text:style-name="T26"><draw:frame draw:style-name="fr2" draw:name="Objet61" text:anchor-type="as-char" svg:y="-0.379cm" svg:width="2.293cm" svg:height="0.474cm" draw:z-index="65"><draw:object xlink:href="./Object 61" xlink:type="simple" xlink:show="embed" xlink:actuate="onLoad"/><draw:image xlink:href="./ObjectReplacements/Object 61" xlink:type="simple" xlink:show="embed" xlink:actuate="onLoad"/><svg:desc>formule</svg:desc></draw:frame></text:span><text:span text:style-name="T26">, et ils sont déjà liés à des gaps). Au final, on obtient un alignement tel qu’il y a </text:span><text:span text:style-name="T26"><draw:frame draw:style-name="fr2" draw:name="Objet63" text:anchor-type="as-char" svg:y="-0.377cm" svg:width="1.605cm" svg:height="0.471cm" draw:z-index="67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T26">caractères de </text:span><text:span text:style-name="T26"><draw:frame draw:style-name="fr2" draw:name="Objet64" text:anchor-type="as-char" svg:y="-0.377cm" svg:width="0.432cm" svg:height="0.467cm" draw:z-index="68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26">liés à des gaps ainsi qu’un nombre de gaps égal à la différence de longueur entre <text:s/></text:span><text:span text:style-name="T26"><draw:frame draw:style-name="fr2" draw:name="Objet65" text:anchor-type="as-char" svg:y="-0.377cm" svg:width="0.432cm" svg:height="0.467cm" draw:z-index="69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26"><text:s/>et <text:s/></text:span><text:span text:style-name="T26"><draw:frame draw:style-name="fr2" draw:name="Objet66" text:anchor-type="as-char" svg:y="-0.377cm" svg:width="0.466cm" svg:height="0.467cm" draw:z-index="70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T26">, </text:span><text:span text:style-name="T26"><draw:frame draw:style-name="fr2" draw:name="Objet67" text:anchor-type="as-char" svg:y="-0.379cm" svg:width="2.293cm" svg:height="0.474cm" draw:z-index="71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26">additionné à </text:span><text:span text:style-name="T26"><draw:frame draw:style-name="fr2" draw:name="Objet70" text:anchor-type="as-char" svg:y="-0.377cm" svg:width="1.605cm" svg:height="0.471cm" draw:z-index="102"><draw:object xlink:href="./Object 70" xlink:type="simple" xlink:show="embed" xlink:actuate="onLoad"/><draw:image xlink:href="./ObjectReplacements/Object 70" xlink:type="simple" xlink:show="embed" xlink:actuate="onLoad"/><svg:desc>formule</svg:desc></draw:frame></text:span><text:span text:style-name="T26"><text:s/>caractères de</text:span><text:span text:style-name="T26"><draw:frame draw:style-name="fr2" draw:name="Objet68" text:anchor-type="as-char" svg:y="-0.377cm" svg:width="0.467cm" svg:height="0.467cm" draw:z-index="72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26">liés à des gaps dans </text:span><text:span text:style-name="T26"><draw:frame draw:style-name="fr2" draw:name="Objet69" text:anchor-type="as-char" svg:y="-0.377cm" svg:width="0.432cm" svg:height="0.467cm" draw:z-index="73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26">. Formellement, </text:span><text:span text:style-name="T26"><draw:frame draw:style-name="fr2" draw:name="Objet71" text:anchor-type="as-char" svg:y="-0.377cm" svg:width="3.965cm" svg:height="0.471cm" draw:z-index="75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26">.</text:span></text:p>
      <text:p text:style-name="P22"><text:span text:style-name="T28">Peut-on ajouter des gaps additionnels ? Non, puisque tout caractère de </text:span><text:span text:style-name="T28"><draw:frame draw:style-name="fr2" draw:name="Objet72" text:anchor-type="as-char" svg:y="-0.377cm" svg:width="0.432cm" svg:height="0.467cm" draw:z-index="76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28">est déjà lié à un gap dans </text:span><text:span text:style-name="T28"><draw:frame draw:style-name="fr2" draw:name="Objet73" text:anchor-type="as-char" svg:y="-0.377cm" svg:width="0.467cm" svg:height="0.467cm" draw:z-index="77"><draw:object xlink:href="./Object 73" xlink:type="simple" xlink:show="embed" xlink:actuate="onLoad"/><draw:image xlink:href="./ObjectReplacements/Object 73" xlink:type="simple" xlink:show="embed" xlink:actuate="onLoad"/><svg:desc>formule</svg:desc></draw:frame></text:span><text:span text:style-name="T28">et il en est de même pour </text:span><text:span text:style-name="T28"><draw:frame draw:style-name="fr2" draw:name="Objet74" text:anchor-type="as-char" svg:y="-0.377cm" svg:width="0.467cm" svg:height="0.467cm" draw:z-index="78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28">. Ceci reviendrait à ajouter un gap dans </text:span><text:span text:style-name="T28"><draw:frame draw:style-name="fr2" draw:name="Objet75" text:anchor-type="as-char" svg:y="-0.377cm" svg:width="0.432cm" svg:height="0.467cm" draw:z-index="79"><draw:object xlink:href="./Object 75" xlink:type="simple" xlink:show="embed" xlink:actuate="onLoad"/><draw:image xlink:href="./ObjectReplacements/Object 75" xlink:type="simple" xlink:show="embed" xlink:actuate="onLoad"/><svg:desc>formule</svg:desc></draw:frame></text:span><text:span text:style-name="T28">et le lier à un autre gap dans </text:span><text:span text:style-name="T28"><draw:frame draw:style-name="fr2" draw:name="Objet76" text:anchor-type="as-char" svg:y="-0.377cm" svg:width="0.467cm" svg:height="0.467cm" draw:z-index="80"><draw:object xlink:href="./Object 76" xlink:type="simple" xlink:show="embed" xlink:actuate="onLoad"/><draw:image xlink:href="./ObjectReplacements/Object 76" xlink:type="simple" xlink:show="embed" xlink:actuate="onLoad"/><svg:desc>formule</svg:desc></draw:frame></text:span><text:span text:style-name="T28">, ce qui enfreint la règle (iv). Ainsi, étant donné que </text:span><text:span text:style-name="T28"><draw:frame draw:style-name="fr2" draw:name="Objet77" text:anchor-type="as-char" svg:y="-0.377cm" svg:width="0.432cm" svg:height="0.467cm" draw:z-index="81"><draw:object xlink:href="./Object 77" xlink:type="simple" xlink:show="embed" xlink:actuate="onLoad"/><draw:image xlink:href="./ObjectReplacements/Object 77" xlink:type="simple" xlink:show="embed" xlink:actuate="onLoad"/><svg:desc>formule</svg:desc></draw:frame></text:span><text:span text:style-name="T28">était supposé être un mot de longueur inférieure ou égale à celle de </text:span><text:span text:style-name="T28"><draw:frame draw:style-name="fr2" draw:name="Objet78" text:anchor-type="as-char" svg:y="-0.377cm" svg:width="0.466cm" svg:height="0.467cm" draw:z-index="82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28">, nous avons prouvé que la longueur de </text:span><text:span text:style-name="T28"><draw:frame draw:style-name="fr2" draw:name="Objet79" text:anchor-type="as-char" svg:y="-0.377cm" svg:width="0.432cm" svg:height="0.467cm" draw:z-index="83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28">ne peut être supérieure à </text:span><text:span text:style-name="T28"><draw:frame draw:style-name="fr2" draw:name="Objet80" text:anchor-type="as-char" svg:y="-0.386cm" svg:width="5.126cm" svg:height="0.506cm" draw:z-index="84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28">.</text:span></text:p>
      <text:list xml:id="list160756458508594" text:continue-numbering="true" text:style-name="Numbering_20_2">
        <text:list-item>
          <text:h text:style-name="P41" text:outline-level="1"><text:bookmark-start text:name="__RefHeading___Toc2834_1671910834"/>Algorithme pour l’alignement de séquences<text:bookmark-end text:name="__RefHeading___Toc2834_1671910834"/></text:h>
        </text:list-item>
      </text:list>
      <text:p text:style-name="P31"/>
      <text:h text:style-name="P44" text:outline-level="1"/>
      <text:p text:style-name="P37"><text:span text:style-name="T20">Étant donné que </text:span><text:span text:style-name="T20"><draw:frame draw:style-name="fr2" draw:name="Objet81" text:anchor-type="as-char" svg:y="-0.377cm" svg:width="2.372cm" svg:height="0.471cm" draw:z-index="108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20">, nos </text:span><text:span text:style-name="T38">k</text:span><text:span text:style-name="T20"> gaps ont le choix parmi </text:span><text:span text:style-name="T38">n+k </text:span><text:span text:style-name="T20">positions. Autrement dit, </text:span><text:span text:style-name="T38">k</text:span><text:span text:style-name="T20"> positions parmi les </text:span><text:span text:style-name="T38">n+k</text:span><text:span text:style-name="T20"> proposées seront occupées par des gaps. </text:span><text:span text:style-name="T18">Si </text:span><text:span text:style-name="T18"><draw:frame draw:style-name="fr2" draw:name="Objet85" text:anchor-type="as-char" svg:y="-0.377cm" svg:width="1.249cm" svg:height="0.467cm" draw:z-index="112"><draw:object xlink:href="./Object 85" xlink:type="simple" xlink:show="embed" xlink:actuate="onLoad"/><draw:image xlink:href="./ObjectReplacements/Object 85" xlink:type="simple" xlink:show="embed" xlink:actuate="onLoad"/><svg:desc>formule</svg:desc></draw:frame></text:span><text:span text:style-name="T18"><text:s/>le nombre</text:span><text:span text:style-name="T20"> d’ensembles de </text:span><text:span text:style-name="T39">k</text:span><text:span text:style-name="T21"> <text:s/>positions différentes parmi </text:span><text:span text:style-name="T39">n+k</text:span><text:span text:style-name="T21"> est donnée par le coefficient binomial </text:span><text:span text:style-name="T21"><draw:frame draw:style-name="fr2" draw:name="Objet82" text:anchor-type="as-char" svg:y="-0.66cm" svg:width="6.16cm" svg:height="1.111cm" draw:z-index="109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21">. </text:span></text:p>
      <text:p text:style-name="P37"><text:span text:style-name="T16">Démontrons cette propriété par récurrence. </text:span></text:p>
      <text:p text:style-name="P36"><text:soft-page-break/><text:span text:style-name="T19">(</text:span><text:span text:style-name="T37">Base</text:span><text:span text:style-name="T19">) </text:span><text:span text:style-name="T16">Soit un mot </text:span><text:span text:style-name="T35">x</text:span><text:span text:style-name="T16"> de taille 0. Autrement dit, </text:span><text:span text:style-name="T16"><draw:frame draw:style-name="fr2" draw:name="Objet83" text:anchor-type="as-char" svg:y="-0.377cm" svg:width="0.984cm" svg:height="0.467cm" draw:z-index="110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16">, le mot vide. Après insertion de </text:span><text:span text:style-name="T35">k</text:span><text:span text:style-name="T16"> gaps dans </text:span><text:span text:style-name="T35">x</text:span><text:span text:style-name="T16">, on obtient </text:span><text:span text:style-name="T16"><draw:frame draw:style-name="fr2" draw:name="Objet84" text:anchor-type="as-char" svg:y="-0.377cm" svg:width="3.2cm" svg:height="0.471cm" draw:z-index="111"><draw:object xlink:href="./Object 84" xlink:type="simple" xlink:show="embed" xlink:actuate="onLoad"/><draw:image xlink:href="./ObjectReplacements/Object 84" xlink:type="simple" xlink:show="embed" xlink:actuate="onLoad"/><svg:desc>formule</svg:desc></draw:frame></text:span><text:span text:style-name="T16">. Il n’y a alors qu’une seule façon d’insérer </text:span><text:span text:style-name="T35">k</text:span><text:span text:style-name="T16"> gaps dans le mot vide, tous les uns à côté des autres, </text:span><text:span text:style-name="T17">puisque </text:span><text:span text:style-name="T41">ɛ</text:span><text:span text:style-name="T42"> </text:span><text:span text:style-name="T17">est l’élément neutre pour la concaténation</text:span><text:span text:style-name="T16">. D’autre part, </text:span><text:span text:style-name="T16"><draw:frame draw:style-name="fr3" draw:name="Objet87" text:anchor-type="as-char" svg:y="-0.377cm" svg:width="3.025cm" svg:height="0.467cm" draw:z-index="115"><draw:object xlink:href="./Object 87" xlink:type="simple" xlink:show="embed" xlink:actuate="onLoad"/><draw:image xlink:href="./ObjectReplacements/Object 87" xlink:type="simple" xlink:show="embed" xlink:actuate="onLoad"/></draw:frame></text:span><text:span text:style-name="T18">, </text:span><text:span text:style-name="T18"><draw:frame draw:style-name="fr2" draw:name="Objet92" text:anchor-type="as-char" svg:y="-0.66cm" svg:width="7.876cm" svg:height="1.111cm" draw:z-index="113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T18">. Ainsi, la propriété est vérifiée pour </text:span><text:span text:style-name="T36">n=</text:span><text:span text:style-name="T18">0.</text:span></text:p>
      <text:p text:style-name="P35">(<text:span text:style-name="T29">Induction</text:span>) Soit <text:span text:style-name="T40">un mot </text:span><text:span text:style-name="T31">x</text:span><text:span text:style-name="T40"> de taille </text:span><text:span text:style-name="T29">n</text:span> pour lequel la propriété est vérifiée. On cherche <draw:frame draw:style-name="fr2" draw:name="Objet86" text:anchor-type="as-char" svg:y="-0.66cm" svg:width="14.998cm" svg:height="1.111cm" draw:z-index="114"><draw:object xlink:href="./Object 86" xlink:type="simple" xlink:show="embed" xlink:actuate="onLoad"/><draw:image xlink:href="./ObjectReplacements/Object 86" xlink:type="simple" xlink:show="embed" xlink:actuate="onLoad"/><svg:desc>formule</svg:desc></draw:frame></text:p>
      <text:p text:style-name="P38"><draw:frame draw:style-name="fr2" draw:name="Objet88" text:anchor-type="as-char" svg:y="-3.584cm" svg:width="7.497cm" svg:height="7.068cm" draw:z-index="116"><draw:object xlink:href="./Object 88" xlink:type="simple" xlink:show="embed" xlink:actuate="onLoad"/><draw:image xlink:href="./ObjectReplacements/Object 88" xlink:type="simple" xlink:show="embed" xlink:actuate="onLoad"/><svg:desc>formule</svg:desc></draw:frame> ?</text:p>
      <text:h text:style-name="Question" text:outline-level="1"/>
      <text:p text:style-name="P23">Une fois ajoutés <text:span text:style-name="T29">k</text:span><text:span text:style-name="T7"> gaps à </text:span><text:span text:style-name="T29">x</text:span><text:span text:style-name="T7"> pour obtenir un mot </text:span><text:span text:style-name="T7"><draw:frame draw:style-name="fr2" draw:name="Objet101" text:anchor-type="as-char" svg:y="-0.377cm" svg:width="0.432cm" svg:height="0.467cm" draw:z-index="86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7">, </text:span><text:span text:style-name="T29">k</text:span><text:span text:style-name="T7"> gaps seront également ajoutés à </text:span><text:span text:style-name="T29">y</text:span><text:span text:style-name="T7">, étant donné que </text:span><text:span text:style-name="T7"><draw:frame draw:style-name="fr2" draw:name="Objet102" text:anchor-type="as-char" svg:y="-0.377cm" svg:width="0.432cm" svg:height="0.467cm" draw:z-index="87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7">et </text:span><text:span text:style-name="T7"><draw:frame draw:style-name="fr2" draw:name="Objet103" text:anchor-type="as-char" svg:y="-0.377cm" svg:width="0.467cm" svg:height="0.467cm" draw:z-index="88"><draw:object xlink:href="./Object 103" xlink:type="simple" xlink:show="embed" xlink:actuate="onLoad"/><draw:image xlink:href="./ObjectReplacements/Object 103" xlink:type="simple" xlink:show="embed" xlink:actuate="onLoad"/><svg:desc>formule</svg:desc></draw:frame></text:span><text:span text:style-name="T7">doivent avoir la même longueur. </text:span><text:span text:style-name="T8">D’après la (</text:span><text:span text:style-name="T6">Question 3</text:span><text:span text:style-name="T11">)</text:span><text:span text:style-name="T8">, il existe </text:span><text:span text:style-name="T8"><draw:frame draw:style-name="fr2" draw:name="Objet104" text:anchor-type="as-char" svg:y="-0.603cm" svg:width="1.778cm" svg:height="1.057cm" draw:z-index="89"><draw:object xlink:href="./Object 104" xlink:type="simple" xlink:show="embed" xlink:actuate="onLoad"/><draw:image xlink:href="./ObjectReplacements/Object 104" xlink:type="simple" xlink:show="embed" xlink:actuate="onLoad"/></draw:frame></text:span><text:span text:style-name="T8">manières d’insérer </text:span><text:span text:style-name="T30">k</text:span><text:span text:style-name="T8"> gaps dans </text:span><text:span text:style-name="T30">y, </text:span><text:span text:style-name="T9">mais parmi celles-ci, certaines sont illicites car elles déboucheraient sur la liaison de deux gaps</text:span><text:span text:style-name="T8">.</text:span></text:p>
      <text:p text:style-name="P24"><text:span text:style-name="T10">Partons d’un cas de base pour aller vers une généralité, que l’on démontrera par récurrence.</text:span></text:p>
      <text:p text:style-name="P24"><text:soft-page-break/><text:span text:style-name="T10">Soit </text:span><text:span text:style-name="T10"><draw:frame draw:style-name="fr2" draw:name="Objet105" text:anchor-type="as-char" svg:y="-0.566cm" svg:width="1.707cm" svg:height="0.714cm" draw:z-index="90"><draw:object xlink:href="./Object 105" xlink:type="simple" xlink:show="embed" xlink:actuate="onLoad"/><draw:image xlink:href="./ObjectReplacements/Object 105" xlink:type="simple" xlink:show="embed" xlink:actuate="onLoad"/></draw:frame></text:span><text:span text:style-name="T10">, un mot de longueur </text:span><text:span text:style-name="T32">n. </text:span><text:span text:style-name="T10">On compte ajouter </text:span><text:span text:style-name="T32">k</text:span><text:span text:style-name="T10"> gaps à </text:span><text:span text:style-name="T32">x</text:span><text:span text:style-name="T10">, mais nous procéderons par étape, un gap à la fois, pour voir ce que ça donne au niveau de </text:span><text:span text:style-name="T10"><draw:frame draw:style-name="fr2" draw:name="Objet106" text:anchor-type="as-char" svg:y="-0.377cm" svg:width="0.467cm" svg:height="0.467cm" draw:z-index="91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T10">.</text:span></text:p>
      <text:p text:style-name="P25"><text:span text:style-name="T12">O</text:span><text:span text:style-name="T10">n place un gap à une position arbitraire dans </text:span><text:span text:style-name="T10"><draw:frame draw:style-name="fr2" draw:name="Objet107" text:anchor-type="as-char" svg:y="-0.377cm" svg:width="0.432cm" svg:height="0.467cm" draw:z-index="92"><draw:object xlink:href="./Object 107" xlink:type="simple" xlink:show="embed" xlink:actuate="onLoad"/><draw:image xlink:href="./ObjectReplacements/Object 107" xlink:type="simple" xlink:show="embed" xlink:actuate="onLoad"/><svg:desc>formule</svg:desc></draw:frame></text:span><text:span text:style-name="T10">. Nous devons placer un gap également dans </text:span><text:span text:style-name="T10"><draw:frame draw:style-name="fr2" draw:name="Objet108" text:anchor-type="as-char" svg:y="-0.377cm" svg:width="0.466cm" svg:height="0.467cm" draw:z-index="93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10">. Pour ce faire, on a le choix entre </text:span><text:span text:style-name="T10"><draw:frame draw:style-name="fr2" draw:name="Objet109" text:anchor-type="as-char" svg:y="-0.377cm" svg:width="2.736cm" svg:height="0.471cm" draw:z-index="94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10">mots possibles, dont on soustrait celui dans lequel le gap ajouté est à la même position que celui que l’on a ajouté à </text:span><text:span text:style-name="T10"><draw:frame draw:style-name="fr2" draw:name="Objet110" text:anchor-type="as-char" svg:y="-0.377cm" svg:width="0.432cm" svg:height="0.467cm" draw:z-index="95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10">. Pour le moment, il y a donc </text:span><text:span text:style-name="T10"><draw:frame draw:style-name="fr2" draw:name="Objet111" text:anchor-type="as-char" svg:y="-0.377cm" svg:width="0.515cm" svg:height="0.467cm" draw:z-index="96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10">manières d’ajouter </text:span><text:span text:style-name="T10"><draw:frame draw:style-name="fr2" draw:name="Objet112" text:anchor-type="as-char" svg:y="-0.377cm" svg:width="0.988cm" svg:height="0.467cm" draw:z-index="97"><draw:object xlink:href="./Object 112" xlink:type="simple" xlink:show="embed" xlink:actuate="onLoad"/><draw:image xlink:href="./ObjectReplacements/Object 112" xlink:type="simple" xlink:show="embed" xlink:actuate="onLoad"/><svg:desc>formule</svg:desc></draw:frame></text:span><text:span text:style-name="T10">gaps à </text:span><text:span text:style-name="T10"><draw:frame draw:style-name="fr2" draw:name="Objet113" text:anchor-type="as-char" svg:y="-0.377cm" svg:width="0.467cm" svg:height="0.467cm" draw:z-index="98"><draw:object xlink:href="./Object 113" xlink:type="simple" xlink:show="embed" xlink:actuate="onLoad"/><draw:image xlink:href="./ObjectReplacements/Object 113" xlink:type="simple" xlink:show="embed" xlink:actuate="onLoad"/><svg:desc>formule</svg:desc></draw:frame></text:span><text:span text:style-name="T10">.</text:span></text:p>
      <text:p text:style-name="P25"><text:span text:style-name="T10">On place un second gap dans </text:span><text:span text:style-name="T10"><draw:frame draw:style-name="fr2" draw:name="Objet114" text:anchor-type="as-char" svg:y="-0.377cm" svg:width="0.432cm" svg:height="0.467cm" draw:z-index="99"><draw:object xlink:href="./Object 114" xlink:type="simple" xlink:show="embed" xlink:actuate="onLoad"/><draw:image xlink:href="./ObjectReplacements/Object 114" xlink:type="simple" xlink:show="embed" xlink:actuate="onLoad"/><svg:desc>formule</svg:desc></draw:frame></text:span><text:span text:style-name="T10">. </text:span><text:span text:style-name="T13">Les mots que l’on a obtenu en ajoutant un </text:span><text:span text:style-name="T15">premier </text:span><text:span text:style-name="T13">gap à </text:span><text:span text:style-name="T13"><draw:frame draw:style-name="fr2" draw:name="Objet115" text:anchor-type="as-char" svg:y="-0.377cm" svg:width="0.467cm" svg:height="0.467cm" draw:z-index="100"><draw:object xlink:href="./Object 115" xlink:type="simple" xlink:show="embed" xlink:actuate="onLoad"/><draw:image xlink:href="./ObjectReplacements/Object 115" xlink:type="simple" xlink:show="embed" xlink:actuate="onLoad"/><svg:desc>formule</svg:desc></draw:frame></text:span><text:span text:style-name="T13">sont au nombre de </text:span><text:span text:style-name="T33">m</text:span><text:span text:style-name="T13">, et sont de longueur</text:span><text:span text:style-name="T13"><draw:frame draw:style-name="fr2" draw:name="Objet117" text:anchor-type="as-char" svg:y="-0.377cm" svg:width="1.016cm" svg:height="0.467cm" draw:z-index="107"><draw:object xlink:href="./Object 117" xlink:type="simple" xlink:show="embed" xlink:actuate="onLoad"/><draw:image xlink:href="./ObjectReplacements/Object 117" xlink:type="simple" xlink:show="embed" xlink:actuate="onLoad"/><svg:desc>formule</svg:desc></draw:frame></text:span><text:span text:style-name="T13">. Pour chacun de ces mots, on a donc</text:span><text:span text:style-name="T13"><draw:frame draw:style-name="fr2" draw:name="Objet116" text:anchor-type="as-char" svg:y="-0.386cm" svg:width="1.339cm" svg:height="0.506cm" draw:z-index="101"><draw:object xlink:href="./Object 116" xlink:type="simple" xlink:show="embed" xlink:actuate="onLoad"/><draw:image xlink:href="./ObjectReplacements/Object 116" xlink:type="simple" xlink:show="embed" xlink:actuate="onLoad"/><svg:desc>formule</svg:desc></draw:frame></text:span><text:span text:style-name="T13">positions possibles pour placer le deuxième gap, moins la position déjà prise par le second gap ajouté à </text:span><text:span text:style-name="T13"><draw:frame draw:style-name="fr2" draw:name="Objet118" text:anchor-type="as-char" svg:y="-0.377cm" svg:width="0.432cm" svg:height="0.467cm" draw:z-index="103"><draw:object xlink:href="./Object 118" xlink:type="simple" xlink:show="embed" xlink:actuate="onLoad"/><draw:image xlink:href="./ObjectReplacements/Object 118" xlink:type="simple" xlink:show="embed" xlink:actuate="onLoad"/><svg:desc>formule</svg:desc></draw:frame></text:span><text:span text:style-name="T13">, c-à-d </text:span><text:span text:style-name="T13"><draw:frame draw:style-name="fr2" draw:name="Objet119" text:anchor-type="as-char" svg:y="-0.377cm" svg:width="1.016cm" svg:height="0.467cm" draw:z-index="104"><draw:object xlink:href="./Object 119" xlink:type="simple" xlink:show="embed" xlink:actuate="onLoad"/><draw:image xlink:href="./ObjectReplacements/Object 119" xlink:type="simple" xlink:show="embed" xlink:actuate="onLoad"/><svg:desc>formule</svg:desc></draw:frame></text:span><text:span text:style-name="T15">positions</text:span><text:span text:style-name="T13">. </text:span><text:span text:style-name="T14">Au total, on obtient </text:span><text:span text:style-name="T14"><draw:frame draw:style-name="fr2" draw:name="Objet120" text:anchor-type="as-char" svg:y="-0.386cm" svg:width="1.677cm" svg:height="0.506cm" draw:z-index="105"><draw:object xlink:href="./Object 120" xlink:type="simple" xlink:show="embed" xlink:actuate="onLoad"/><draw:image xlink:href="./ObjectReplacements/Object 120" xlink:type="simple" xlink:show="embed" xlink:actuate="onLoad"/><svg:desc>formule</svg:desc></draw:frame></text:span><text:span text:style-name="T14">mots possibles après ajout de deux gaps dans </text:span><text:span text:style-name="T34">y</text:span><text:span text:style-name="T14">.</text:span></text:p>
      <text:p text:style-name="P34"><draw:frame draw:style-name="fr2" draw:name="Objet121" text:anchor-type="as-char" svg:y="-5.868cm" svg:width="16.529cm" svg:height="11.523cm" draw:z-index="106"><draw:object xlink:href="./Object 121" xlink:type="simple" xlink:show="embed" xlink:actuate="onLoad"/><draw:image xlink:href="./ObjectReplacements/Object 121" xlink:type="simple" xlink:show="embed" xlink:actuate="onLoad"/><svg:desc>formule</svg:desc></draw:frame></text:p>
      <text:list xml:id="list160756128087825" text:continue-numbering="true" text:style-name="Numbering_20_2">
        <text:list-item>
          <text:h text:style-name="P40" text:outline-level="1"><text:bookmark-start text:name="__RefHeading___Toc6437_3562615630"/><text:soft-page-break/><text:span text:style-name="T5">U</text:span><text:span text:style-name="T4">ne extension : l’alignement local de séquences</text:span><text:bookmark-end text:name="__RefHeading___Toc6437_3562615630"/></text:h>
          <text:list>
            <text:list-header>
              <text:h text:style-name="P43" text:outline-level="2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3" svg:font-family="'Times New Roman'" style:font-adornments="Normal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adornments="Normal" style:font-pitch="variable"/>
    <style:font-face style:name="Liberation Serif1" svg:font-family="'Liberation Serif'" style:font-adornments="Italique gras" style:font-pitch="variable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Gras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20%" fo:text-align="justify" style:justify-single-word="false" fo:text-indent="2cm" style:auto-text-indent="false" style:page-number="auto" style:shadow="none" style:writing-mode="page"/>
      <style:text-properties style:font-name="Times New Roman" fo:font-family="'Times New Roman'" style:font-style-name="Normal" style:font-family-generic="roman" style:font-pitch="variable" fo:font-size="12pt" officeooo:rsid="00366b5d" style:font-size-asian="8.69999980926514pt"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loext:graphic-properties draw:fill="none" draw:fill-color="#729fcf"/>
      <style:paragraph-properties fo:background-color="transparent" fo:padding="0.049cm" fo:border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Numbering_20_2" style:class="text">
      <style:paragraph-properties fo:margin-top="0.423cm" fo:margin-bottom="0.212cm" loext:contextual-spacing="false" fo:text-align="start" style:justify-single-word="false" fo:padding="0.049cm" fo:border-left="none" fo:border-right="none" fo:border-top="none" fo:border-bottom="0.51pt solid #000000" style:shadow="none" style:writing-mode="page">
        <style:tab-stops/>
      </style:paragraph-properties>
      <style:text-properties style:font-name="Times New Roman1" fo:font-family="'Times New Roman'" style:font-style-name="Gras" style:font-family-generic="roman" style:font-pitch="variable" fo:font-size="22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Numbering_20_2" style:class="text">
      <loext:graphic-properties draw:fill-image-width="0cm" draw:fill-image-height="0cm"/>
      <style:paragraph-properties fo:margin-top="0.353cm" fo:margin-bottom="0.212cm" loext:contextual-spacing="false" fo:text-align="start" style:justify-single-word="false" style:writing-mode="page">
        <style:tab-stops/>
      </style:paragraph-properties>
      <style:text-properties style:font-name="Calibri" fo:font-family="Calibri" style:font-style-name="Gras" style:font-family-generic="swiss" style:font-pitch="variable" fo:font-size="16pt" fo:font-weight="bold" officeooo:rsid="0021bc7c" style:font-size-asian="12.1999998092651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none" fo:border-bottom="0.06pt solid #000000" style:shadow="none" style:writing-mode="page">
        <style:drop-cap/>
      </style:paragraph-properties>
      <style:text-properties style:font-name="Liberation Serif2" fo:font-family="'Liberation Serif'" style:font-style-name="Gras" style:font-family-generic="roman" style:font-pitch="variable" fo:font-size="3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106cm" fo:margin-bottom="0.212cm" loext:contextual-spacing="false" fo:text-align="center" style:justify-single-word="false" style:page-number="auto" style:shadow="none" style:writing-mode="page">
        <style:tab-stops/>
      </style:paragraph-properties>
      <style:text-properties style:font-name="Liberation Serif1" fo:font-family="'Liberation Serif'" style:font-style-name="Italique gras" style:font-pitch="variable" fo:font-size="22pt" fo:font-style="italic" fo:font-weight="normal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igure" style:family="paragraph" style:parent-style-name="Caption" style:list-style-name="Numbering_20_1" style:class="chapter">
      <loext:graphic-properties draw:fill-image-width="0cm" draw:fill-image-height="0cm"/>
      <style:paragraph-properties fo:text-align="center" style:justify-single-word="false" style:shadow="none" style:writing-mode="page">
        <style:tab-stops/>
      </style:paragraph-properties>
      <style:text-properties fo:font-size="12pt" fo:font-style="italic" officeooo:rsid="0038f4c3" style:font-size-asian="10pt" style:font-weight-asian="normal" style:font-size-complex="10pt"/>
    </style:style>
    <style:style style:name="Heading_20_3" style:display-name="Heading 3" style:family="paragraph" style:parent-style-name="Heading" style:next-style-name="Text_20_body" style:list-style-name="Numbering_20_2" style:class="text">
      <style:paragraph-properties fo:margin-top="0.247cm" fo:margin-bottom="0.212cm" loext:contextual-spacing="false" fo:text-align="start" style:justify-single-word="false" style:writing-mode="lr-tb"/>
      <style:text-properties fo:font-size="12pt" fo:font-weight="bold" style:font-size-asian="10.5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Contents_20_Heading" style:display-name="Contents Heading" style:family="paragraph" style:parent-style-name="Heading" style:class="index">
      <style:text-properties style:font-name="Times New Roman1" fo:font-family="'Times New Roman'" style:font-style-name="Gras" style:font-family-generic="roman" style:font-pitch="variable" fo:font-size="18pt" fo:font-weight="bold"/>
    </style:style>
    <style:style style:name="Contents_20_1" style:display-name="Contents 1" style:family="paragraph" style:parent-style-name="Index" style:class="index">
      <style:paragraph-properties fo:line-height="200%" style:writing-mode="lr-tb"/>
      <style:text-properties style:font-name="Times New Roman1" fo:font-family="'Times New Roman'" style:font-style-name="Gras" style:font-family-generic="roman" style:font-pitch="variable" fo:font-weight="bold"/>
    </style:style>
    <style:style style:name="Contents_20_2" style:display-name="Contents 2" style:family="paragraph" style:parent-style-name="Index" style:class="index">
      <style:paragraph-properties fo:line-height="200%" style:writing-mode="lr-tb"/>
      <style:text-properties style:font-name="Liberation Sans1" fo:font-family="'Liberation Sans'" style:font-style-name="Normal" style:font-pitch="variable"/>
    </style:style>
    <style:style style:name="Contents_20_3" style:display-name="Contents 3" style:family="paragraph" style:parent-style-name="Index" style:class="index">
      <style:paragraph-properties fo:line-height="200%"/>
    </style:style>
    <style:style style:name="Contents_20_4" style:display-name="Contents 4" style:family="paragraph" style:parent-style-name="Index" style:class="index">
      <style:paragraph-properties fo:line-height="200%"/>
    </style:style>
    <style:style style:name="Annexe" style:family="paragraph" style:parent-style-name="Heading_20_1">
      <style:paragraph-properties style:writing-mode="page"/>
    </style:style>
    <style:style style:name="Horizontal_20_Line" style:display-name="Horizontal Line" style:family="paragraph" style:parent-style-name="Standard" style:class="html"/>
    <style:style style:name="Quotations" style:family="paragraph" style:parent-style-name="Standard" style:class="html" style:master-page-name="">
      <loext:graphic-properties draw:fill="none" draw:fill-color="#729fcf"/>
      <style:paragraph-properties fo:margin-left="0cm" fo:margin-right="0cm" fo:text-align="justify" style:justify-single-word="false" fo:text-indent="1.499cm" style:auto-text-indent="false" style:page-number="auto" fo:background-color="transparent" style:shadow="none">
        <style:tab-stops/>
        <style:drop-cap style:lines="2" style:length="3" style:distance="0.3cm"/>
      </style:paragraph-properties>
      <style:text-properties fo:font-size="12pt" fo:font-style="italic" style:font-size-asian="10.5pt"/>
    </style:style>
    <style:style style:name="Footnote" style:family="paragraph" style:parent-style-name="Standard" style:class="extra">
      <style:paragraph-properties style:writing-mode="lr-tb"/>
      <style:text-properties style:font-name="Liberation Sans1" fo:font-family="'Liberation Sans'" style:font-style-name="Normal" style:font-pitch="variable" fo:font-size="10pt" style:font-size-asian="10.5pt"/>
    </style:style>
    <style:style style:name="Question" style:family="paragraph" style:parent-style-name="Text_20_body" style:default-outline-level="1">
      <style:text-properties fo:font-weight="bold" officeooo:rsid="012f4278" style:font-size-asian="8.699999809265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Times New Roman" fo:font-family="'Times New Roman'" style:font-style-name="Normal" style:font-family-generic="roman" style:font-pitch="variable" style:font-size-asian="10.5pt" loext:shadow="none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Question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A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FIGURE " style:num-format="1">
        <style:list-level-properties text:list-level-position-and-space-mode="label-alignment">
          <style:list-level-label-alignment text:label-followed-by="listtab" text:list-tab-stop-position="0.508cm" fo:text-indent="-0.254cm" fo:margin-left="0.254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   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Question " style:num-suffix=" " style:num-format="1">
        <style:list-level-properties text:list-level-position-and-space-mode="label-alignment">
          <style:list-level-label-alignment text:label-followed-by="space" fo:text-indent="-2cm" fo:margin-left="2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space" fo:text-indent="-1.998cm" fo:margin-left="1.998cm"/>
        </style:list-level-properties>
      </text:list-level-style-number>
      <text:list-level-style-number text:level="4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BasDPage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BasDPage.A" style:family="table-column">
      <style:table-column-properties style:column-width="8.5cm" style:rel-column-width="32767*"/>
    </style:style>
    <style:style style:name="BasDPage.B" style:family="table-column">
      <style:table-column-properties style:column-width="8.5cm" style:rel-column-width="32768*"/>
    </style:style>
    <style:style style:name="BasDPage.1" style:family="table-row">
      <style:table-row-properties fo:keep-together="auto"/>
    </style:style>
    <style:style style:name="BasDPage.A1" style:family="table-cell">
      <style:table-cell-properties fo:background-color="transparent" fo:padding="0.097cm" fo:border-left="none" fo:border-right="none" fo:border-top="0.5pt solid #000000" fo:border-bottom="none" style:writing-mode="page">
        <style:background-image/>
      </style:table-cell-properties>
    </style:style>
    <style:style style:name="MP1" style:family="paragraph" style:parent-style-name="Header">
      <style:text-properties fo:font-size="10pt" fo:font-style="italic" officeooo:rsid="00226e8a" officeooo:paragraph-rsid="0013aab8" style:font-size-asian="10pt" style:font-style-asian="italic" style:font-size-complex="10pt" style:font-style-complex="italic"/>
    </style:style>
    <style:style style:name="MP2" style:family="paragraph" style:parent-style-name="Header">
      <style:paragraph-properties fo:break-before="page"/>
      <style:text-properties fo:font-size="10pt" fo:font-style="italic" officeooo:rsid="00040e31" officeooo:paragraph-rsid="00d95992" style:font-size-asian="10pt" style:font-style-asian="italic" style:font-size-complex="10pt" style:font-style-complex="italic"/>
    </style:style>
    <style:style style:name="MP3" style:family="paragraph" style:parent-style-name="Header">
      <style:text-properties fo:font-size="10pt" fo:font-style="italic" officeooo:rsid="001eba91" officeooo:paragraph-rsid="00c3739d" style:font-size-asian="10pt" style:font-style-asian="italic" style:font-size-complex="10pt" style:font-style-complex="italic"/>
    </style:style>
    <style:style style:name="MP4" style:family="paragraph" style:parent-style-name="Header">
      <style:paragraph-properties fo:text-align="start" style:justify-single-word="false"/>
      <style:text-properties fo:font-size="10pt" fo:font-style="italic" officeooo:rsid="00226e8a" officeooo:paragraph-rsid="00c3739d" style:font-size-asian="10pt" style:font-style-asian="italic" style:font-size-complex="10pt" style:font-style-complex="italic"/>
    </style:style>
    <style:style style:name="MP5" style:family="paragraph" style:parent-style-name="Header">
      <style:paragraph-properties fo:text-align="end" style:justify-single-word="false"/>
      <style:text-properties fo:font-size="10pt" fo:font-style="italic" officeooo:rsid="0019aab4" officeooo:paragraph-rsid="00c3739d" style:font-size-asian="10pt" style:font-style-asian="italic" style:font-size-complex="10pt" style:font-style-complex="italic"/>
    </style:style>
    <style:style style:name="MP6" style:family="paragraph" style:parent-style-name="Footer">
      <style:paragraph-properties fo:text-align="center" style:justify-single-word="false"/>
      <style:text-properties fo:font-weight="normal" style:font-weight-asian="normal" style:font-weight-complex="normal"/>
    </style:style>
    <style:style style:name="MP7" style:family="paragraph" style:parent-style-name="Header">
      <style:text-properties fo:font-size="10pt" fo:font-style="italic" officeooo:rsid="00d95992" officeooo:paragraph-rsid="00d95992" style:font-size-asian="10pt" style:font-style-asian="italic" style:font-size-complex="10pt" style:font-style-complex="italic"/>
    </style:style>
    <style:style style:name="MP8" style:family="paragraph" style:parent-style-name="Header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rsid="001eba91" officeooo:paragraph-rsid="012da22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9" style:family="paragraph" style:parent-style-name="Header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rsid="012da220" officeooo:paragraph-rsid="012da22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10" style:family="paragraph" style:parent-style-name="Header">
      <style:text-properties fo:font-size="10pt" fo:font-style="italic" officeooo:rsid="00226e8a" officeooo:paragraph-rsid="00d1daa0" style:font-size-asian="10pt" style:font-style-asian="italic" style:font-size-complex="10pt" style:font-style-complex="italic"/>
    </style:style>
    <style:style style:name="MP11" style:family="paragraph" style:parent-style-name="Header">
      <style:paragraph-properties fo:break-before="page"/>
      <style:text-properties fo:font-size="10pt" fo:font-style="italic" officeooo:rsid="00040e31" officeooo:paragraph-rsid="00d9347a" style:font-size-asian="10pt" style:font-style-asian="italic" style:font-size-complex="10pt" style:font-style-complex="italic"/>
    </style:style>
    <style:style style:name="MP12" style:family="paragraph" style:parent-style-name="Header">
      <style:text-properties fo:font-size="10pt" fo:font-style="italic" officeooo:rsid="001eba91" officeooo:paragraph-rsid="00d1daa0" style:font-size-asian="10pt" style:font-style-asian="italic" style:font-size-complex="10pt" style:font-style-complex="italic"/>
    </style:style>
    <style:style style:name="MP13" style:family="paragraph" style:parent-style-name="Header">
      <style:paragraph-properties fo:text-align="start" style:justify-single-word="false"/>
      <style:text-properties fo:font-size="10pt" fo:font-style="italic" officeooo:rsid="00226e8a" officeooo:paragraph-rsid="00d1daa0" style:font-size-asian="10pt" style:font-style-asian="italic" style:font-size-complex="10pt" style:font-style-complex="italic"/>
    </style:style>
    <style:style style:name="MP14" style:family="paragraph" style:parent-style-name="Header">
      <style:paragraph-properties fo:text-align="end" style:justify-single-word="false"/>
      <style:text-properties fo:font-size="10pt" fo:font-style="italic" officeooo:rsid="0019aab4" officeooo:paragraph-rsid="00d1daa0" style:font-size-asian="10pt" style:font-style-asian="italic" style:font-size-complex="10pt" style:font-style-complex="italic"/>
    </style:style>
    <style:style style:name="MP15" style:family="paragraph" style:parent-style-name="Header">
      <style:paragraph-properties fo:text-align="end" style:justify-single-word="false"/>
      <style:text-properties officeooo:paragraph-rsid="00d1daa0"/>
    </style:style>
    <style:style style:name="MT1" style:family="text">
      <style:text-properties officeooo:rsid="0023544e"/>
    </style:style>
    <style:style style:name="MT2" style:family="text">
      <style:text-properties officeooo:rsid="012da220"/>
    </style:style>
    <style:style style:name="Mfr1" style:family="graphic" style:parent-style-name="Graphics">
      <style:graphic-properties style:run-through="foreground" style:wrap="run-through" style:number-wrapped-paragraphs="no-limit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section text:style-name="MSect1" text:name="Section2">
          <text:p text:style-name="MP1">Bruce R<text:span text:style-name="MT1">OSE</text:span> 3700694</text:p>
          <text:p text:style-name="MP2"/>
          <text:p text:style-name="MP3"/>
          <text:p text:style-name="MP4"/>
          <text:p text:style-name="MP4"/>
          <text:p text:style-name="MP4"><draw:frame draw:style-name="Mfr1" draw:name="Image17" text:anchor-type="char" svg:width="5.777cm" style:rel-width="70%" svg:height="2.334cm" style:rel-height="100%" draw:z-index="5"><draw:image xlink:href="Pictures/10000201000006570000028C6E3A44560908B9F3.png" xlink:type="simple" xlink:show="embed" xlink:actuate="onLoad" loext:mime-type="image/png"/></draw:frame></text:p>
          <text:p text:style-name="MP5"/>
          <text:p text:style-name="MP5"/>
          <text:p text:style-name="MP5"/>
          <text:p text:style-name="MP5"/>
        </text:section>
      </style:header>
      <style:footer>
        <text:p text:style-name="MP6"><text:page-number text:select-page="current">7</text:page-number><text:s/>/ <text:page-count>7</text:page-count></text:p>
        <table:table table:name="BasDPage" table:style-name="BasDPage">
          <table:table-column table:style-name="BasDPage.A"/>
          <table:table-column table:style-name="BasDPage.B"/>
          <table:table-row table:style-name="BasDPage.1">
            <table:table-cell table:style-name="BasDPage.A1" office:value-type="string">
              <text:p text:style-name="MP7">2I006</text:p>
              <text:p text:style-name="MP8">Projet : <text:span text:style-name="MT2">Alignement de séquences</text:span> – Rapport de Bruce Rose</text:p>
            </table:table-cell>
            <table:table-cell table:style-name="BasDPage.A1" office:value-type="string">
              <text:p text:style-name="MP9">29/10/2019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ext:section text:style-name="MSect1" text:name="Section3">
          <text:p text:style-name="MP10">Bruce R<text:span text:style-name="MT1">OSE</text:span> 3700694</text:p>
          <text:p text:style-name="MP11"/>
          <text:p text:style-name="MP12"/>
          <text:p text:style-name="MP13"/>
          <text:p text:style-name="MP13"/>
          <text:p text:style-name="MP13"><draw:frame draw:style-name="Mfr1" draw:name="Image18" text:anchor-type="char" svg:width="5.777cm" style:rel-width="70%" svg:height="2.334cm" style:rel-height="100%" draw:z-index="28"><draw:image xlink:href="Pictures/10000201000006570000028C6E3A44560908B9F3.png" xlink:type="simple" xlink:show="embed" xlink:actuate="onLoad" loext:mime-type="image/png"/></draw:frame></text:p>
          <text:p text:style-name="MP14"/>
          <text:p text:style-name="MP14"/>
          <text:p text:style-name="MP15"/>
        </text:section>
      </style:header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0:09:07.037728314</meta:creation-date>
    <meta:generator>LibreOffice/6.0.2.1$Windows_X86_64 LibreOffice_project/f7f06a8f319e4b62f9bc5095aa112a65d2f3ac89</meta:generator>
    <dc:date>2019-11-03T16:07:53.606000000</dc:date>
    <meta:editing-duration>PT23H25M33S</meta:editing-duration>
    <meta:editing-cycles>385</meta:editing-cycles>
    <meta:document-statistic meta:table-count="1" meta:image-count="2" meta:object-count="110" meta:page-count="7" meta:paragraph-count="45" meta:word-count="918" meta:character-count="4847" meta:non-whitespace-character-count="3912"/>
  </office:meta>
</office:document-meta>
</file>

<file path=Object 1/content.xml><?xml version="1.0" encoding="utf-8"?>
<math xmlns="http://www.w3.org/1998/Math/MathML" display="block">
  <semantics>
    <mrow>
      <mo fence="true" stretchy="false">(</mo>
      <mrow>
        <mrow>
          <mspace width="0.5em"/>
          <mover accent="true">
            <mi>x</mi>
            <mo>¯</mo>
          </mover>
          <mspace width="0.5em"/>
          <mi>,</mi>
          <mspace width="1em"/>
          <mover accent="true">
            <mi>y</mi>
            <mo>¯</mo>
          </mover>
          <mspace width="0.5em"/>
        </mrow>
      </mrow>
      <mo fence="true" stretchy="false">)</mo>
    </mrow>
    <annotation encoding="StarMath 5.0">(`overline{x} `,`` overline{y}`)</annotation>
  </semantics>
</math>
</file>

<file path=Object 10/content.xml><?xml version="1.0" encoding="utf-8"?>
<math xmlns="http://www.w3.org/1998/Math/MathML" display="block">
  <semantics>
    <mrow>
      <mi>π</mi>
      <mrow>
        <mo fence="true" stretchy="false">(</mo>
        <mrow>
          <mrow>
            <mspace width="0.5em"/>
            <mover accent="true">
              <mi>y</mi>
              <mo>¯</mo>
            </mover>
            <mspace width="0.5em"/>
          </mrow>
        </mrow>
        <mo fence="true" stretchy="false">)</mo>
      </mrow>
      <mrow>
        <mspace width="1em"/>
        <mo stretchy="false">=</mo>
        <mspace width="1em"/>
      </mrow>
      <mi>y</mi>
    </mrow>
    <annotation encoding="StarMath 5.0">%pi ( `overline{y}` )`` = `` y </annotation>
  </semantics>
</math>
</file>

<file path=Object 101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102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103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104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row>
                  <mi>k</mi>
                  <mo stretchy="false">+</mo>
                  <mi>n</mi>
                </mrow>
              </mtd>
            </mtr>
            <mtr>
              <mtd>
                <mi>n</mi>
              </mtd>
            </mtr>
          </mtable>
        </mrow>
        <mo fence="true" stretchy="true">)</mo>
      </mrow>
      <mi>n</mi>
      <mi>!</mi>
    </mrow>
    <annotation encoding="StarMath 5.0">left ( binom{ k+n }{ n } right )n!</annotation>
  </semantics>
</math>
</file>

<file path=Object 105/content.xml><?xml version="1.0" encoding="utf-8"?>
<math xmlns="http://www.w3.org/1998/Math/MathML" display="block">
  <semantics>
    <mrow>
      <mi>x</mi>
      <mrow>
        <mspace width="0.5em"/>
        <mo stretchy="false">∈</mo>
        <mspace width="0.5em"/>
      </mrow>
      <mrow>
        <msup>
          <mo stretchy="false">∑</mo>
          <mrow>
            <mspace width="0.5em"/>
            <mo stretchy="false">∗</mo>
            <mspace width="0.5em"/>
          </mrow>
        </msup>
        <mspace/>
      </mrow>
    </mrow>
    <annotation encoding="StarMath 5.0">x `in` sum^{ `*` }`</annotation>
  </semantics>
</math>
</file>

<file path=Object 106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107/content.xml><?xml version="1.0" encoding="utf-8"?>
<math xmlns="http://www.w3.org/1998/Math/MathML" display="block">
  <semantics>
    <mi>x</mi>
    <annotation encoding="StarMath 5.0">{x}</annotation>
  </semantics>
</math>
</file>

<file path=Object 108/content.xml><?xml version="1.0" encoding="utf-8"?>
<math xmlns="http://www.w3.org/1998/Math/MathML" display="block">
  <semantics>
    <mi>y</mi>
    <annotation encoding="StarMath 5.0">{y}</annotation>
  </semantics>
</math>
</file>

<file path=Object 109/content.xml><?xml version="1.0" encoding="utf-8"?>
<math xmlns="http://www.w3.org/1998/Math/MathML" display="block">
  <semantics>
    <mrow>
      <mrow>
        <mrow>
          <mo fence="true" stretchy="true">|</mo>
          <mrow>
            <mrow>
              <mspace width="0.5em"/>
              <mi>y</mi>
              <mspace width="0.5em"/>
            </mrow>
          </mrow>
          <mo fence="true" stretchy="true">|</mo>
        </mrow>
        <mo stretchy="false">+</mo>
        <mn>1</mn>
      </mrow>
      <mrow>
        <mspace width="1em"/>
        <mo stretchy="false">=</mo>
        <mspace width="1em"/>
      </mrow>
      <mrow>
        <mi>m</mi>
        <mo stretchy="false">+</mo>
        <mn>1</mn>
      </mrow>
    </mrow>
    <annotation encoding="StarMath 5.0">abs{`y`} +1``=`` m+1</annotation>
  </semantics>
</math>
</file>

<file path=Object 11/content.xml><?xml version="1.0" encoding="utf-8"?>
<math xmlns="http://www.w3.org/1998/Math/MathML" display="block">
  <semantics>
    <mrow>
      <mi>π</mi>
      <mrow>
        <mo fence="true" stretchy="false">(</mo>
        <mrow>
          <mrow>
            <mspace width="0.5em"/>
            <mover accent="true">
              <mi>v</mi>
              <mo>¯</mo>
            </mover>
            <mspace width="0.5em"/>
          </mrow>
        </mrow>
        <mo fence="true" stretchy="false">)</mo>
      </mrow>
      <mrow>
        <mspace width="1em"/>
        <mo stretchy="false">=</mo>
        <mspace width="1em"/>
      </mrow>
      <mi>v</mi>
    </mrow>
    <annotation encoding="StarMath 5.0">%pi ( `overline{v}` )`` = `` v </annotation>
  </semantics>
</math>
</file>

<file path=Object 110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111/content.xml><?xml version="1.0" encoding="utf-8"?>
<math xmlns="http://www.w3.org/1998/Math/MathML" display="block">
  <semantics>
    <mi>m</mi>
    <annotation encoding="StarMath 5.0"> m</annotation>
  </semantics>
</math>
</file>

<file path=Object 112/content.xml><?xml version="1.0" encoding="utf-8"?>
<math xmlns="http://www.w3.org/1998/Math/MathML" display="block">
  <semantics>
    <mrow>
      <mi>k</mi>
      <mo stretchy="false">=</mo>
      <mn>1</mn>
    </mrow>
    <annotation encoding="StarMath 5.0">k=1</annotation>
  </semantics>
</math>
</file>

<file path=Object 113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114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115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116/content.xml><?xml version="1.0" encoding="utf-8"?>
<math xmlns="http://www.w3.org/1998/Math/MathML" display="block">
  <semantics>
    <mrow>
      <mo fence="true" stretchy="false">(</mo>
      <mrow>
        <mrow>
          <mi>m</mi>
          <mo stretchy="false">+</mo>
          <mn>2</mn>
        </mrow>
      </mrow>
      <mo fence="true" stretchy="false">)</mo>
    </mrow>
    <annotation encoding="StarMath 5.0">(m+2)</annotation>
  </semantics>
</math>
</file>

<file path=Object 117/content.xml><?xml version="1.0" encoding="utf-8"?>
<math xmlns="http://www.w3.org/1998/Math/MathML" display="block">
  <semantics>
    <mrow>
      <mi>m</mi>
      <mo stretchy="false">+</mo>
      <mn>1</mn>
    </mrow>
    <annotation encoding="StarMath 5.0"> m+1</annotation>
  </semantics>
</math>
</file>

<file path=Object 118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119/content.xml><?xml version="1.0" encoding="utf-8"?>
<math xmlns="http://www.w3.org/1998/Math/MathML" display="block">
  <semantics>
    <mrow>
      <mi>m</mi>
      <mo stretchy="false">+</mo>
      <mn>1</mn>
    </mrow>
    <annotation encoding="StarMath 5.0"> m+1</annotation>
  </semantics>
</math>
</file>

<file path=Object 12/content.xml><?xml version="1.0" encoding="utf-8"?>
<math xmlns="http://www.w3.org/1998/Math/MathML" display="block">
  <semantics>
    <mrow>
      <mi>π</mi>
      <mrow>
        <mo fence="true" stretchy="false">(</mo>
        <mrow>
          <mrow>
            <mspace width="0.5em"/>
            <mover accent="true">
              <mi>y</mi>
              <mo>¯</mo>
            </mover>
            <mrow>
              <mspace width="1em"/>
              <mo stretchy="false">⋅</mo>
              <mspace width="1em"/>
            </mrow>
            <mover accent="true">
              <mi>v</mi>
              <mo>¯</mo>
            </mover>
            <mspace width="0.5em"/>
          </mrow>
        </mrow>
        <mo fence="true" stretchy="false">)</mo>
      </mrow>
      <mrow>
        <mspace width="1em"/>
        <mo stretchy="false">=</mo>
        <mspace width="1em"/>
      </mrow>
      <mi>y</mi>
      <mrow>
        <mspace width="1em"/>
        <mo stretchy="false">⋅</mo>
        <mspace width="1em"/>
      </mrow>
      <mi>v</mi>
    </mrow>
    <annotation encoding="StarMath 5.0">%pi ( ` overline{y}``cdot`` overline{v}` )`` = `` y ``cdot`` v </annotation>
  </semantics>
</math>
</file>

<file path=Object 120/content.xml><?xml version="1.0" encoding="utf-8"?>
<math xmlns="http://www.w3.org/1998/Math/MathML" display="block">
  <semantics>
    <mrow>
      <mi>m</mi>
      <mrow>
        <mo fence="true" stretchy="false">(</mo>
        <mrow>
          <mrow>
            <mi>m</mi>
            <mo stretchy="false">+</mo>
            <mn>1</mn>
          </mrow>
        </mrow>
        <mo fence="true" stretchy="false">)</mo>
      </mrow>
    </mrow>
    <annotation encoding="StarMath 5.0">m( m+1)</annotation>
  </semantics>
</math>
</file>

<file path=Object 121/content.xml><?xml version="1.0" encoding="utf-8"?>
<math xmlns="http://www.w3.org/1998/Math/MathML" display="block">
  <semantics>
    <mtable>
      <mtr>
        <mtd>
          <mover accent="true">
            <mi>x</mi>
            <mo>¯</mo>
          </mover>
        </mtd>
        <mtd>
          <mrow>
            <mrow>
              <msub>
                <mi>X</mi>
                <mn>1</mn>
              </msub>
              <msub>
                <mo stretchy="false">−</mo>
                <mn>1</mn>
              </msub>
              <msub>
                <mi>X</mi>
                <mn>2</mn>
              </msub>
              <msub>
                <mo stretchy="false">−</mo>
                <mn>2</mn>
              </msub>
              <msub>
                <mi>X</mi>
                <mn>3</mn>
              </msub>
            </mrow>
            <mo stretchy="false">⋯</mo>
            <msub>
              <mi>X</mi>
              <mi>n</mi>
            </msub>
          </mrow>
        </mtd>
      </mtr>
      <mtr>
        <mtd>
          <mrow>
            <mn>0</mn>
            <mspace width="2em"/>
            <mi mathvariant="italic">gap</mi>
          </mrow>
        </mtd>
        <mtd>
          <mrow>
            <msub>
              <mi>Y</mi>
              <mn>1</mn>
            </msub>
            <msub>
              <mi>Y</mi>
              <mn>2</mn>
            </msub>
            <msub>
              <mi>Y</mi>
              <mn>3</mn>
            </msub>
            <mo stretchy="false">⋯</mo>
            <msub>
              <mi>Y</mi>
              <mi>m</mi>
            </msub>
          </mrow>
        </mtd>
      </mtr>
      <mtr>
        <mtd>
          <mrow>
            <mn>1</mn>
            <mspace width="2em"/>
            <mi mathvariant="italic">gap</mi>
          </mrow>
        </mtd>
        <mtd>
          <munder>
            <munder>
              <mrow>
                <mo fence="true" stretchy="true">{</mo>
                <mrow>
                  <mtable>
                    <mtr>
                      <mtd>
                        <mrow>
                          <mrow>
                            <mo stretchy="false">−</mo>
                            <msub>
                              <mi>Y</mi>
                              <mn>1</mn>
                            </msub>
                          </mrow>
                          <msub>
                            <mi>Y</mi>
                            <mn>2</mn>
                          </msub>
                          <mspace width="1em"/>
                          <mo stretchy="false">⋯</mo>
                          <mspace width="1em"/>
                          <msub>
                            <mi>Y</mi>
                            <mi>m</mi>
                          </msub>
                        </mrow>
                      </mtd>
                    </mtr>
                    <mtr>
                      <mtd>
                        <menclose notation="horizontalstrike">
                          <mrow>
                            <mrow>
                              <msub>
                                <mi>Y</mi>
                                <mn>1</mn>
                              </msub>
                              <mo stretchy="false">−</mo>
                              <msub>
                                <mi>Y</mi>
                                <mn>2</mn>
                              </msub>
                            </mrow>
                            <mspace width="1em"/>
                            <mo stretchy="false">⋯</mo>
                            <mspace width="1em"/>
                            <msub>
                              <mi>Y</mi>
                              <mi>m</mi>
                            </msub>
                          </mrow>
                        </menclose>
                      </mtd>
                    </mtr>
                    <mtr>
                      <mtd>
                        <mrow>
                          <msub>
                            <mi>Y</mi>
                            <mn>1</mn>
                          </msub>
                          <mrow>
                            <msub>
                              <mi>Y</mi>
                              <mn>2</mn>
                            </msub>
                            <mo stretchy="false">−</mo>
                            <mspace width="1em"/>
                          </mrow>
                          <mo stretchy="false">⋯</mo>
                          <mspace width="1em"/>
                          <msub>
                            <mi>Y</mi>
                            <mi>m</mi>
                          </msub>
                        </mrow>
                      </mtd>
                    </mtr>
                    <mtr>
                      <mtd>
                        <mspace width="2em"/>
                      </mtd>
                    </mtr>
                    <mtr>
                      <mtd>
                        <mo stretchy="false">⋯</mo>
                      </mtd>
                    </mtr>
                    <mtr>
                      <mtd>
                        <mspace width="2em"/>
                      </mtd>
                    </mtr>
                    <mtr>
                      <mtd>
                        <mrow>
                          <msub>
                            <mi>Y</mi>
                            <mn>1</mn>
                          </msub>
                          <msub>
                            <mi>Y</mi>
                            <mn>2</mn>
                          </msub>
                          <mspace width="1em"/>
                          <mo stretchy="false">⋯</mo>
                          <mrow>
                            <mspace width="1em"/>
                            <mo stretchy="false">−</mo>
                            <msub>
                              <mi>Y</mi>
                              <mi>m</mi>
                            </msub>
                          </mrow>
                        </mrow>
                      </mtd>
                    </mtr>
                    <mtr>
                      <mtd>
                        <mrow>
                          <msub>
                            <mi>Y</mi>
                            <mn>1</mn>
                          </msub>
                          <msub>
                            <mi>Y</mi>
                            <mn>2</mn>
                          </msub>
                          <mspace width="1em"/>
                          <mo stretchy="false">⋯</mo>
                          <mspace width="1em"/>
                          <mrow>
                            <msub>
                              <mi>Y</mi>
                              <mi>m</mi>
                            </msub>
                            <mo stretchy="false">−</mo>
                            <mspace width="2em"/>
                          </mrow>
                        </mrow>
                      </mtd>
                    </mtr>
                  </mtable>
                </mrow>
                <mo fence="true" stretchy="true">}</mo>
              </mrow>
              <mo stretchy="true">⏟</mo>
            </munder>
            <mrow>
              <mrow>
                <mrow>
                  <mo fence="true" stretchy="false">(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)</mo>
                </mrow>
                <mo stretchy="false">−</mo>
                <mn>1</mn>
              </mrow>
              <mspace width="2em"/>
              <mi mathvariant="italic">mots</mi>
              <mspace width="2em"/>
              <mi mathvariant="italic">possibles</mi>
            </mrow>
          </munder>
        </mtd>
      </mtr>
      <mtr>
        <mtd>
          <mrow>
            <mn>2</mn>
            <mspace width="2em"/>
            <mi mathvariant="italic">gaps</mi>
          </mrow>
        </mtd>
        <mtd>
          <munder>
            <mrow>
              <mo fence="true" stretchy="true">{</mo>
              <mrow>
                <mtable>
                  <mtr>
                    <mtd>
                      <mrow>
                        <mo fence="true" stretchy="true">{</mo>
                        <mrow>
                          <mtable>
                            <mtr>
                              <mtd>
                                <menclose notation="horizontalstrike">
                                  <mrow>
                                    <mrow>
                                      <mo stretchy="false">−</mo>
                                      <mrow>
                                        <mo stretchy="false">−</mo>
                                        <msub>
                                          <mi>Y</mi>
                                          <mn>1</mn>
                                        </msub>
                                      </mrow>
                                    </mrow>
                                    <msub>
                                      <mi>Y</mi>
                                      <mn>2</mn>
                                    </msub>
                                    <mspace width="1em"/>
                                    <mo stretchy="false">⋯</mo>
                                    <mspace width="1em"/>
                                    <msub>
                                      <mi>Y</mi>
                                      <mi>m</mi>
                                    </msub>
                                  </mrow>
                                </menclose>
                              </mtd>
                            </mtr>
                            <mtr>
                              <mtd>
                                <mrow>
                                  <mrow>
                                    <mrow>
                                      <mo stretchy="false">−</mo>
                                      <msub>
                                        <mi>Y</mi>
                                        <mn>1</mn>
                                      </msub>
                                    </mrow>
                                    <mo stretchy="false">−</mo>
                                    <msub>
                                      <mi>Y</mi>
                                      <mn>2</mn>
                                    </msub>
                                  </mrow>
                                  <mspace width="1em"/>
                                  <mo stretchy="false">⋯</mo>
                                  <mspace width="1em"/>
                                  <msub>
                                    <mi>Y</mi>
                                    <mi>m</mi>
                                  </msub>
                                </mrow>
                              </mtd>
                            </mtr>
                            <mtr>
                              <mtd>
                                <menclose notation="horizontalstrike">
                                  <mrow>
                                    <mrow>
                                      <mo stretchy="false">−</mo>
                                      <msub>
                                        <mi>Y</mi>
                                        <mn>1</mn>
                                      </msub>
                                    </mrow>
                                    <mrow>
                                      <msub>
                                        <mi>Y</mi>
                                        <mn>2</mn>
                                      </msub>
                                      <mo stretchy="false">−</mo>
                                      <mspace width="1em"/>
                                    </mrow>
                                    <mo stretchy="false">⋯</mo>
                                    <mspace width="1em"/>
                                    <msub>
                                      <mi>Y</mi>
                                      <mi>m</mi>
                                    </msub>
                                  </mrow>
                                </menclose>
                              </mtd>
                            </mtr>
                            <mtr>
                              <mtd>
                                <mspace width="2em"/>
                              </mtd>
                            </mtr>
                            <mtr>
                              <mtd>
                                <mo stretchy="false">⋯</mo>
                              </mtd>
                            </mtr>
                            <mtr>
                              <mtd>
                                <mspace width="2em"/>
                              </mtd>
                            </mtr>
                            <mtr>
                              <mtd>
                                <mrow>
                                  <mrow>
                                    <mo stretchy="false">−</mo>
                                    <msub>
                                      <mi>Y</mi>
                                      <mn>1</mn>
                                    </msub>
                                  </mrow>
                                  <msub>
                                    <mi>Y</mi>
                                    <mn>2</mn>
                                  </msub>
                                  <mspace width="1em"/>
                                  <mo stretchy="false">⋯</mo>
                                  <mrow>
                                    <mspace width="1em"/>
                                    <mo stretchy="false">−</mo>
                                    <msub>
                                      <mi>Y</mi>
                                      <mi>m</mi>
                                    </msub>
                                  </mrow>
                                </mrow>
                              </mtd>
                            </mtr>
                            <mtr>
                              <mtd>
                                <mrow>
                                  <mrow>
                                    <mo stretchy="false">−</mo>
                                    <msub>
                                      <mi>Y</mi>
                                      <mn>1</mn>
                                    </msub>
                                  </mrow>
                                  <msub>
                                    <mi>Y</mi>
                                    <mn>2</mn>
                                  </msub>
                                  <mspace width="1em"/>
                                  <mo stretchy="false">⋯</mo>
                                  <mspace width="1em"/>
                                  <mrow>
                                    <msub>
                                      <mi>Y</mi>
                                      <mi>m</mi>
                                    </msub>
                                    <mo stretchy="false">−</mo>
                                    <mspace width="2em"/>
                                  </mrow>
                                </mrow>
                              </mtd>
                            </mtr>
                          </mtable>
                        </mrow>
                        <mo fence="true" stretchy="true">}</mo>
                      </mrow>
                    </mtd>
                    <mtd>
                      <mrow>
                        <mo fence="true" stretchy="true">{</mo>
                        <mrow>
                          <mtable>
                            <mtr>
                              <mtd>
                                <menclose notation="horizontalstrike">
                                  <mrow>
                                    <mrow>
                                      <mo stretchy="false">−</mo>
                                      <mrow>
                                        <mo stretchy="false">−</mo>
                                        <msub>
                                          <mi>Y</mi>
                                          <mn>1</mn>
                                        </msub>
                                      </mrow>
                                    </mrow>
                                    <msub>
                                      <mi>Y</mi>
                                      <mn>2</mn>
                                    </msub>
                                    <mspace width="1em"/>
                                    <mo stretchy="false">⋯</mo>
                                    <mspace width="1em"/>
                                    <msub>
                                      <mi>Y</mi>
                                      <mi>m</mi>
                                    </msub>
                                  </mrow>
                                </menclose>
                              </mtd>
                            </mtr>
                            <mtr>
                              <mtd>
                                <menclose notation="horizontalstrike">
                                  <mrow>
                                    <mrow>
                                      <msub>
                                        <mi>Y</mi>
                                        <mn>1</mn>
                                      </msub>
                                      <mo stretchy="false">−</mo>
                                      <mrow>
                                        <mo stretchy="false">−</mo>
                                        <msub>
                                          <mi>Y</mi>
                                          <mn>2</mn>
                                        </msub>
                                      </mrow>
                                    </mrow>
                                    <mspace width="1em"/>
                                    <mo stretchy="false">⋯</mo>
                                    <mspace width="1em"/>
                                    <msub>
                                      <mi>Y</mi>
                                      <mi>m</mi>
                                    </msub>
                                  </mrow>
                                </menclose>
                              </mtd>
                            </mtr>
                            <mtr>
                              <mtd>
                                <menclose notation="horizontalstrike">
                                  <mrow>
                                    <mrow>
                                      <msub>
                                        <mi>Y</mi>
                                        <mn>1</mn>
                                      </msub>
                                      <mo stretchy="false">−</mo>
                                      <msub>
                                        <mi>Y</mi>
                                        <mn>2</mn>
                                      </msub>
                                      <mo stretchy="false">−</mo>
                                      <mspace width="1em"/>
                                    </mrow>
                                    <mo stretchy="false">⋯</mo>
                                    <mspace width="1em"/>
                                    <msub>
                                      <mi>Y</mi>
                                      <mi>m</mi>
                                    </msub>
                                  </mrow>
                                </menclose>
                              </mtd>
                            </mtr>
                            <mtr>
                              <mtd>
                                <mspace width="2em"/>
                              </mtd>
                            </mtr>
                            <mtr>
                              <mtd>
                                <mo stretchy="false">⋯</mo>
                              </mtd>
                            </mtr>
                            <mtr>
                              <mtd>
                                <mspace width="2em"/>
                              </mtd>
                            </mtr>
                            <mtr>
                              <mtd>
                                <menclose notation="horizontalstrike">
                                  <mrow>
                                    <mrow>
                                      <msub>
                                        <mi>Y</mi>
                                        <mn>1</mn>
                                      </msub>
                                      <mo stretchy="false">−</mo>
                                      <msub>
                                        <mi>Y</mi>
                                        <mn>2</mn>
                                      </msub>
                                    </mrow>
                                    <mspace width="1em"/>
                                    <mo stretchy="false">⋯</mo>
                                    <mrow>
                                      <mspace width="1em"/>
                                      <mo stretchy="false">−</mo>
                                      <msub>
                                        <mi>Y</mi>
                                        <mi>m</mi>
                                      </msub>
                                    </mrow>
                                  </mrow>
                                </menclose>
                              </mtd>
                            </mtr>
                            <mtr>
                              <mtd>
                                <menclose notation="horizontalstrike">
                                  <mrow>
                                    <mrow>
                                      <msub>
                                        <mi>Y</mi>
                                        <mn>1</mn>
                                      </msub>
                                      <mo stretchy="false">−</mo>
                                      <msub>
                                        <mi>Y</mi>
                                        <mn>2</mn>
                                      </msub>
                                    </mrow>
                                    <mspace width="1em"/>
                                    <mo stretchy="false">⋯</mo>
                                    <mspace width="1em"/>
                                    <mrow>
                                      <msub>
                                        <mi>Y</mi>
                                        <mi>m</mi>
                                      </msub>
                                      <mo stretchy="false">−</mo>
                                      <mspace width="2em"/>
                                    </mrow>
                                  </mrow>
                                </menclose>
                              </mtd>
                            </mtr>
                          </mtable>
                        </mrow>
                        <mo fence="true" stretchy="true">}</mo>
                      </mrow>
                    </mtd>
                    <mtd>
                      <mrow>
                        <mo fence="true" stretchy="true">{</mo>
                        <mrow>
                          <mtable>
                            <mtr>
                              <mtd>
                                <mrow>
                                  <mrow>
                                    <mo stretchy="false">−</mo>
                                    <msub>
                                      <mi>Y</mi>
                                      <mn>1</mn>
                                    </msub>
                                  </mrow>
                                  <mrow>
                                    <msub>
                                      <mi>Y</mi>
                                      <mn>2</mn>
                                    </msub>
                                    <mo stretchy="false">−</mo>
                                    <mspace width="1em"/>
                                  </mrow>
                                  <mo stretchy="false">⋯</mo>
                                  <mspace width="1em"/>
                                  <msub>
                                    <mi>Y</mi>
                                    <mi>m</mi>
                                  </msub>
                                </mrow>
                              </mtd>
                            </mtr>
                            <mtr>
                              <mtd>
                                <menclose notation="horizontalstrike">
                                  <mrow>
                                    <mrow>
                                      <msub>
                                        <mi>Y</mi>
                                        <mn>1</mn>
                                      </msub>
                                      <mo stretchy="false">−</mo>
                                      <msub>
                                        <mi>Y</mi>
                                        <mn>2</mn>
                                      </msub>
                                      <mo stretchy="false">−</mo>
                                      <mspace width="1em"/>
                                    </mrow>
                                    <mo stretchy="false">⋯</mo>
                                    <mspace width="1em"/>
                                    <msub>
                                      <mi>Y</mi>
                                      <mi>m</mi>
                                    </msub>
                                  </mrow>
                                </menclose>
                              </mtd>
                            </mtr>
                            <mtr>
                              <mtd>
                                <menclose notation="horizontalstrike">
                                  <mrow>
                                    <msub>
                                      <mi>Y</mi>
                                      <mn>1</mn>
                                    </msub>
                                    <mrow>
                                      <msub>
                                        <mi>Y</mi>
                                        <mn>2</mn>
                                      </msub>
                                      <mo stretchy="false">−</mo>
                                      <mrow>
                                        <mo stretchy="false">−</mo>
                                        <mspace width="1em"/>
                                      </mrow>
                                    </mrow>
                                    <mo stretchy="false">⋯</mo>
                                    <mspace width="1em"/>
                                    <msub>
                                      <mi>Y</mi>
                                      <mi>m</mi>
                                    </msub>
                                  </mrow>
                                </menclose>
                              </mtd>
                            </mtr>
                            <mtr>
                              <mtd>
                                <mspace width="2em"/>
                              </mtd>
                            </mtr>
                            <mtr>
                              <mtd>
                                <mo stretchy="false">⋯</mo>
                              </mtd>
                            </mtr>
                            <mtr>
                              <mtd>
                                <mspace width="2em"/>
                              </mtd>
                            </mtr>
                            <mtr>
                              <mtd>
                                <mrow>
                                  <msub>
                                    <mi>Y</mi>
                                    <mn>1</mn>
                                  </msub>
                                  <mrow>
                                    <msub>
                                      <mi>Y</mi>
                                      <mn>2</mn>
                                    </msub>
                                    <mo stretchy="false">−</mo>
                                    <mspace width="1em"/>
                                  </mrow>
                                  <mo stretchy="false">⋯</mo>
                                  <mrow>
                                    <mspace width="1em"/>
                                    <mo stretchy="false">−</mo>
                                    <msub>
                                      <mi>Y</mi>
                                      <mi>m</mi>
                                    </msub>
                                  </mrow>
                                </mrow>
                              </mtd>
                            </mtr>
                            <mtr>
                              <mtd>
                                <mrow>
                                  <msub>
                                    <mi>Y</mi>
                                    <mn>1</mn>
                                  </msub>
                                  <mrow>
                                    <msub>
                                      <mi>Y</mi>
                                      <mn>2</mn>
                                    </msub>
                                    <mo stretchy="false">−</mo>
                                    <mspace width="1em"/>
                                  </mrow>
                                  <mo stretchy="false">⋯</mo>
                                  <mspace width="1em"/>
                                  <mrow>
                                    <msub>
                                      <mi>Y</mi>
                                      <mi>m</mi>
                                    </msub>
                                    <mo stretchy="false">−</mo>
                                    <mspace width="2em"/>
                                  </mrow>
                                </mrow>
                              </mtd>
                            </mtr>
                          </mtable>
                        </mrow>
                        <mo fence="true" stretchy="true">}</mo>
                      </mrow>
                    </mtd>
                    <mtd>
                      <mrow>
                        <mo fence="true" stretchy="true">{</mo>
                        <mrow>
                          <mtable>
                            <mtr>
                              <mtd>
                                <mrow>
                                  <mrow>
                                    <mo stretchy="false">−</mo>
                                    <msub>
                                      <mi>Y</mi>
                                      <mn>1</mn>
                                    </msub>
                                  </mrow>
                                  <msub>
                                    <mi>Y</mi>
                                    <mn>2</mn>
                                  </msub>
                                  <mspace width="1em"/>
                                  <mo stretchy="false">⋯</mo>
                                  <mspace width="1em"/>
                                  <mrow>
                                    <msub>
                                      <mi>Y</mi>
                                      <mi>m</mi>
                                    </msub>
                                    <mo stretchy="false">−</mo>
                                    <mspace width="0.5em"/>
                                  </mrow>
                                </mrow>
                              </mtd>
                            </mtr>
                            <mtr>
                              <mtd>
                                <menclose notation="horizontalstrike">
                                  <mrow>
                                    <mrow>
                                      <msub>
                                        <mi>Y</mi>
                                        <mn>1</mn>
                                      </msub>
                                      <mo stretchy="false">−</mo>
                                      <msub>
                                        <mi>Y</mi>
                                        <mn>2</mn>
                                      </msub>
                                    </mrow>
                                    <mspace width="1em"/>
                                    <mo stretchy="false">⋯</mo>
                                    <mspace width="1em"/>
                                    <mrow>
                                      <msub>
                                        <mi>Y</mi>
                                        <mi>m</mi>
                                      </msub>
                                      <mo stretchy="false">−</mo>
                                      <mspace width="0.5em"/>
                                    </mrow>
                                  </mrow>
                                </menclose>
                              </mtd>
                            </mtr>
                            <mtr>
                              <mtd>
                                <mrow>
                                  <msub>
                                    <mi>Y</mi>
                                    <mn>1</mn>
                                  </msub>
                                  <mrow>
                                    <msub>
                                      <mi>Y</mi>
                                      <mn>2</mn>
                                    </msub>
                                    <mo stretchy="false">−</mo>
                                    <mspace width="1em"/>
                                  </mrow>
                                  <mo stretchy="false">⋯</mo>
                                  <mspace width="1em"/>
                                  <mrow>
                                    <msub>
                                      <mi>Y</mi>
                                      <mi>m</mi>
                                    </msub>
                                    <mo stretchy="false">−</mo>
                                    <mspace width="0.5em"/>
                                  </mrow>
                                </mrow>
                              </mtd>
                            </mtr>
                            <mtr>
                              <mtd>
                                <mspace width="2em"/>
                              </mtd>
                            </mtr>
                            <mtr>
                              <mtd>
                                <mo stretchy="false">⋯</mo>
                              </mtd>
                            </mtr>
                            <mtr>
                              <mtd>
                                <mspace width="2em"/>
                              </mtd>
                            </mtr>
                            <mtr>
                              <mtd>
                                <mrow>
                                  <msub>
                                    <mi>Y</mi>
                                    <mn>1</mn>
                                  </msub>
                                  <msub>
                                    <mi>Y</mi>
                                    <mn>2</mn>
                                  </msub>
                                  <mspace width="1em"/>
                                  <mo stretchy="false">⋯</mo>
                                  <mrow>
                                    <mspace width="1em"/>
                                    <mo stretchy="false">−</mo>
                                    <msub>
                                      <mi>Y</mi>
                                      <mi>m</mi>
                                    </msub>
                                    <mo stretchy="false">−</mo>
                                    <mspace width="0.5em"/>
                                  </mrow>
                                </mrow>
                              </mtd>
                            </mtr>
                            <mtr>
                              <mtd>
                                <mrow>
                                  <msub>
                                    <mi>Y</mi>
                                    <mn>1</mn>
                                  </msub>
                                  <msub>
                                    <mi>Y</mi>
                                    <mn>2</mn>
                                  </msub>
                                  <mspace width="1em"/>
                                  <mo stretchy="false">⋯</mo>
                                  <mspace width="1em"/>
                                  <mrow>
                                    <msub>
                                      <mi>Y</mi>
                                      <mi>m</mi>
                                    </msub>
                                    <mo stretchy="false">−</mo>
                                    <mrow>
                                      <mo stretchy="false">−</mo>
                                      <mspace width="2em"/>
                                    </mrow>
                                  </mrow>
                                </mrow>
                              </mtd>
                            </mtr>
                          </mtable>
                        </mrow>
                        <mo fence="true" stretchy="true">}</mo>
                      </mrow>
                    </mtd>
                  </mtr>
                </mtable>
              </mrow>
              <mo fence="true" stretchy="true">}</mo>
            </mrow>
            <mrow>
              <mi mathvariant="normal">❑</mi>
              <mspace width="2em"/>
              <mi mathvariant="italic">mots</mi>
              <mspace width="2em"/>
              <mi mathvariant="italic">possibles</mi>
            </mrow>
          </munder>
        </mtd>
      </mtr>
      <mtr>
        <mtd>
          <mrow>
            <mn>3</mn>
            <mspace width="2em"/>
            <mi mathvariant="italic">gaps</mi>
          </mrow>
        </mtd>
        <mtd>
          <mi mathvariant="italic">etc</mi>
        </mtd>
      </mtr>
    </mtable>
    <annotation encoding="StarMath 5.0">matrix{ 
	overline{x}#X_1-_1  X_2 -_2 X_3 dotsaxis X_n##
	0~gap#Y_1 Y_2 Y_3 dotsaxis Y_m##
	1~gap#{left lbrace
	 	matrix{ 
		-Y_1 Y_2 ``dotsaxis`` Y_m##
		overstrike{Y_1 - Y_2 ``dotsaxis ``Y_m}##
		Y_1 Y_2 - ``dotsaxis`` Y_m## ~##
		dotsaxis##~##
		Y_1 Y_2 ``dotsaxis`` - Y_m##
				Y_1 Y_2 ``dotsaxis`` Y_m-~

	}  

	right rbrace
	} underbrace {(m+1)-1~mots~possibles}##
	2~gaps#{left lbrace
	matrix{ 
		left lbrace
		matrix{ 
		overstrike{--Y_1 Y_2 ``dotsaxis`` Y_m}##
		-Y_1 - Y_2 ``dotsaxis ``Y_m##
		overstrike{-Y_1 Y_2 - ``dotsaxis`` Y_m}## ~##
		dotsaxis##~##
		-Y_1 Y_2 ``dotsaxis`` - Y_m##
		-Y_1 Y_2 ``dotsaxis`` Y_m-~

	}  

		right rbrace#
		left lbrace
		matrix{ 
		overstrike{--Y_1 Y_2 ``dotsaxis`` Y_m}##
		overstrike{Y_1- - Y_2 ``dotsaxis ``Y_m}##
		overstrike{Y_1- Y_2 - ``dotsaxis`` Y_m}## ~##
		dotsaxis##~##
		overstrike{Y_1- Y_2 ``dotsaxis`` - Y_m}##
		overstrike{Y_1- Y_2 ``dotsaxis`` Y_m-~}

	}  

		right rbrace#
		left lbrace
		matrix{ 
		-Y_1 Y_2- ``dotsaxis`` Y_m##
		overstrike{Y_1 - Y_2- ``dotsaxis ``Y_m}##
		overstrike{Y_1 Y_2 -- ``dotsaxis`` Y_m}## ~##
		dotsaxis##~##
		Y_1 Y_2- ``dotsaxis`` - Y_m##
		Y_1 Y_2- ``dotsaxis`` Y_m-~

	}  

		right rbrace#
		left lbrace
		matrix{ 
		-Y_1 Y_2 ``dotsaxis`` Y_m-`##
		overstrike{Y_1 - Y_2 ``dotsaxis ``Y_m-`}##
		Y_1 Y_2 - ``dotsaxis`` Y_m-`## ~##
		dotsaxis##~##
		Y_1 Y_2 ``dotsaxis`` - Y_m-`##
				Y_1 Y_2 ``dotsaxis`` Y_m--~

	}  
		right rbrace
		
	}
right rbrace} csub{&lt;?&gt;~mots~possibles}##
3~gaps#etc

}</annotation>
  </semantics>
</math>
</file>

<file path=Object 13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over accent="true">
              <mi>x</mi>
              <mo>¯</mo>
            </mover>
            <mspace width="0.5em"/>
          </mrow>
        </mrow>
        <mo fence="true" stretchy="true">|</mo>
      </mrow>
      <mrow>
        <mspace width="1em"/>
        <mo stretchy="false">=</mo>
        <mspace width="1em"/>
      </mrow>
      <mrow>
        <mo fence="true" stretchy="true">|</mo>
        <mrow>
          <mrow>
            <mspace width="0.5em"/>
            <mover accent="true">
              <mi>y</mi>
              <mo>¯</mo>
            </mover>
            <mspace width="0.5em"/>
          </mrow>
        </mrow>
        <mo fence="true" stretchy="true">|</mo>
      </mrow>
    </mrow>
    <annotation encoding="StarMath 5.0">abs{  `overline{x} `} ``=`` abs{  `overline{y} `}</annotation>
  </semantics>
</math>
</file>

<file path=Object 14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over accent="true">
              <mi>u</mi>
              <mo>¯</mo>
            </mover>
            <mspace width="0.5em"/>
          </mrow>
        </mrow>
        <mo fence="true" stretchy="true">|</mo>
      </mrow>
      <mrow>
        <mspace width="1em"/>
        <mo stretchy="false">=</mo>
        <mspace width="1em"/>
      </mrow>
      <mrow>
        <mo fence="true" stretchy="true">|</mo>
        <mrow>
          <mrow>
            <mspace width="0.5em"/>
            <mover accent="true">
              <mi>v</mi>
              <mo>¯</mo>
            </mover>
            <mspace width="0.5em"/>
          </mrow>
        </mrow>
        <mo fence="true" stretchy="true">|</mo>
      </mrow>
    </mrow>
    <annotation encoding="StarMath 5.0">abs{  `overline{u} `} ``=`` abs{  `overline{v} `}</annotation>
  </semantics>
</math>
</file>

<file path=Object 15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over accent="true">
              <mi>x</mi>
              <mo>¯</mo>
            </mover>
            <mrow>
              <mspace width="1em"/>
              <mo stretchy="false">⋅</mo>
              <mspace width="1em"/>
            </mrow>
            <mover accent="true">
              <mi>u</mi>
              <mo>¯</mo>
            </mover>
            <mspace width="0.5em"/>
          </mrow>
        </mrow>
        <mo fence="true" stretchy="true">|</mo>
      </mrow>
      <mrow>
        <mspace width="1em"/>
        <mo stretchy="false">=</mo>
        <mspace width="1em"/>
      </mrow>
      <mrow>
        <mo fence="true" stretchy="true">|</mo>
        <mrow>
          <mrow>
            <mspace width="0.5em"/>
            <mover accent="true">
              <mi>x</mi>
              <mo>¯</mo>
            </mover>
          </mrow>
        </mrow>
        <mo fence="true" stretchy="true">|</mo>
      </mrow>
      <mrow>
        <mspace width="1em"/>
        <mo stretchy="false">+</mo>
        <mspace width="1em"/>
      </mrow>
      <mrow>
        <mo fence="true" stretchy="true">|</mo>
        <mrow>
          <mrow>
            <mover accent="true">
              <mi>u</mi>
              <mo>¯</mo>
            </mover>
            <mspace width="0.5em"/>
          </mrow>
        </mrow>
        <mo fence="true" stretchy="true">|</mo>
      </mrow>
      <mrow>
        <mspace width="1em"/>
        <mo stretchy="false">=</mo>
        <mspace width="1em"/>
      </mrow>
      <mrow>
        <mo fence="true" stretchy="true">|</mo>
        <mrow>
          <mrow>
            <mspace width="0.5em"/>
            <mover accent="true">
              <mi>y</mi>
              <mo>¯</mo>
            </mover>
          </mrow>
        </mrow>
        <mo fence="true" stretchy="true">|</mo>
      </mrow>
      <mrow>
        <mspace width="1em"/>
        <mo stretchy="false">+</mo>
        <mspace width="1em"/>
      </mrow>
      <mrow>
        <mo fence="true" stretchy="true">|</mo>
        <mrow>
          <mrow>
            <mover accent="true">
              <mi>v</mi>
              <mo>¯</mo>
            </mover>
            <mspace width="0.5em"/>
          </mrow>
        </mrow>
        <mo fence="true" stretchy="true">|</mo>
      </mrow>
      <mrow>
        <mspace width="1em"/>
        <mo stretchy="false">=</mo>
        <mspace width="1em"/>
      </mrow>
      <mrow>
        <mo fence="true" stretchy="true">|</mo>
        <mrow>
          <mrow>
            <mspace width="0.5em"/>
            <mover accent="true">
              <mi>y</mi>
              <mo>¯</mo>
            </mover>
            <mrow>
              <mspace width="1em"/>
              <mo stretchy="false">⋅</mo>
              <mspace width="1em"/>
            </mrow>
            <mover accent="true">
              <mi>v</mi>
              <mo>¯</mo>
            </mover>
            <mspace width="0.5em"/>
          </mrow>
        </mrow>
        <mo fence="true" stretchy="true">|</mo>
      </mrow>
    </mrow>
    <annotation encoding="StarMath 5.0">abs{  `overline{x}``cdot``overline{u} `} ``=`` abs{  `overline{x}}``+``abs{overline{u} `} ``=`` abs{  `overline{y}}``+``abs{overline{v} `}``=``abs{  `overline{y}``cdot``overline{v} `}</annotation>
  </semantics>
</math>
</file>

<file path=Object 16/content.xml><?xml version="1.0" encoding="utf-8"?>
<math xmlns="http://www.w3.org/1998/Math/MathML" display="block">
  <semantics>
    <mrow>
      <mo stretchy="false">∀</mo>
      <mspace width="0.5em"/>
      <mi>i</mi>
      <mrow>
        <mspace width="0.5em"/>
        <mo stretchy="false">∈</mo>
        <mrow>
          <mo fence="true" stretchy="false">[</mo>
          <mrow>
            <mrow>
              <mspace width="0.5em"/>
              <mn>1</mn>
              <mspace width="1em"/>
              <mo stretchy="false">⋯</mo>
              <mspace width="1em"/>
              <mrow>
                <mo fence="true" stretchy="true">|</mo>
                <mrow>
                  <mrow>
                    <mspace width="0.5em"/>
                    <mover accent="true">
                      <mi>x</mi>
                      <mo>¯</mo>
                    </mover>
                    <mspace width="0.5em"/>
                  </mrow>
                </mrow>
                <mo fence="true" stretchy="true">|</mo>
              </mrow>
              <mspace width="0.5em"/>
            </mrow>
          </mrow>
          <mo fence="true" stretchy="false">]</mo>
        </mrow>
      </mrow>
      <mspace width="0.5em"/>
      <mi>,</mi>
      <mspace width="1em"/>
      <mover accent="true">
        <msub>
          <mi>x</mi>
          <mi>i</mi>
        </msub>
        <mo>¯</mo>
      </mover>
      <mrow>
        <mspace width="1em"/>
        <mo stretchy="false">≠</mo>
        <mrow>
          <mspace width="1em"/>
          <mo stretchy="false">−</mo>
          <mspace width="1em"/>
        </mrow>
      </mrow>
      <mi mathvariant="italic">ou</mi>
      <mspace width="1em"/>
      <mover accent="true">
        <msub>
          <mi>y</mi>
          <mi>i</mi>
        </msub>
        <mo>¯</mo>
      </mover>
      <mrow>
        <mspace width="1em"/>
        <mo stretchy="false">≠</mo>
        <mrow>
          <mspace width="1em"/>
          <mo stretchy="false">−</mo>
          <mspace/>
        </mrow>
      </mrow>
    </mrow>
    <annotation encoding="StarMath 5.0">forall`i` in [ `1 ``dotsaxis`` abs{`overline{x}`} ` ]`,``overline{x_i}``neq`` -``ou``overline{y_i}``neq`` -~</annotation>
  </semantics>
</math>
</file>

<file path=Object 17/content.xml><?xml version="1.0" encoding="utf-8"?>
<math xmlns="http://www.w3.org/1998/Math/MathML" display="block">
  <semantics>
    <mrow>
      <mo stretchy="false">∀</mo>
      <mspace width="0.5em"/>
      <mi>i</mi>
      <mrow>
        <mspace width="0.5em"/>
        <mo stretchy="false">∈</mo>
        <mrow>
          <mo fence="true" stretchy="false">[</mo>
          <mrow>
            <mrow>
              <mspace width="0.5em"/>
              <mn>1</mn>
              <mspace width="1em"/>
              <mo stretchy="false">⋯</mo>
              <mspace width="1em"/>
              <mrow>
                <mo fence="true" stretchy="true">|</mo>
                <mrow>
                  <mrow>
                    <mspace width="0.5em"/>
                    <mover accent="true">
                      <mi>u</mi>
                      <mo>¯</mo>
                    </mover>
                    <mspace width="0.5em"/>
                  </mrow>
                </mrow>
                <mo fence="true" stretchy="true">|</mo>
              </mrow>
              <mspace width="0.5em"/>
            </mrow>
          </mrow>
          <mo fence="true" stretchy="false">]</mo>
        </mrow>
      </mrow>
      <mspace width="0.5em"/>
      <mi>,</mi>
      <mspace width="1em"/>
      <mover accent="true">
        <msub>
          <mi>u</mi>
          <mi>i</mi>
        </msub>
        <mo>¯</mo>
      </mover>
      <mrow>
        <mspace width="1em"/>
        <mo stretchy="false">≠</mo>
        <mrow>
          <mspace width="1em"/>
          <mo stretchy="false">−</mo>
          <mspace width="1em"/>
        </mrow>
      </mrow>
      <mi mathvariant="italic">ou</mi>
      <mspace width="1em"/>
      <mover accent="true">
        <msub>
          <mi>v</mi>
          <mi>i</mi>
        </msub>
        <mo>¯</mo>
      </mover>
      <mrow>
        <mspace width="1em"/>
        <mo stretchy="false">≠</mo>
        <mrow>
          <mspace width="1em"/>
          <mo stretchy="false">−</mo>
          <mspace/>
        </mrow>
      </mrow>
    </mrow>
    <annotation encoding="StarMath 5.0">forall`i` in [ `1 ``dotsaxis`` abs{`overline{u}`} ` ]`,``overline{u_i}``neq`` -``ou``overline{v_i}``neq`` -~</annotation>
  </semantics>
</math>
</file>

<file path=Object 18/content.xml><?xml version="1.0" encoding="utf-8"?>
<math xmlns="http://www.w3.org/1998/Math/MathML" display="block">
  <semantics>
    <mrow>
      <mo stretchy="false">∀</mo>
      <mspace width="0.5em"/>
      <mi>i</mi>
      <mrow>
        <mspace width="0.5em"/>
        <mo stretchy="false">∈</mo>
        <mrow>
          <mo fence="true" stretchy="false">[</mo>
          <mrow>
            <mrow>
              <mspace width="0.5em"/>
              <mn>1</mn>
              <mspace width="1em"/>
              <mo stretchy="false">⋯</mo>
              <mspace width="1em"/>
              <mrow>
                <mo fence="true" stretchy="true">|</mo>
                <mrow>
                  <mrow>
                    <mspace width="0.5em"/>
                    <mover accent="true">
                      <mi>x</mi>
                      <mo>¯</mo>
                    </mover>
                    <mspace width="0.5em"/>
                  </mrow>
                </mrow>
                <mo fence="true" stretchy="true">|</mo>
              </mrow>
              <mspace width="1em"/>
              <mo stretchy="false">⋯</mo>
              <mspace width="1em"/>
              <mrow>
                <mo fence="true" stretchy="false">(</mo>
                <mrow>
                  <mrow>
                    <mspace width="0.5em"/>
                    <mrow>
                      <mo fence="true" stretchy="true">|</mo>
                      <mrow>
                        <mrow>
                          <mspace width="0.5em"/>
                          <mover accent="true">
                            <mi>x</mi>
                            <mo>¯</mo>
                          </mover>
                          <mspace width="0.5em"/>
                        </mrow>
                      </mrow>
                      <mo fence="true" stretchy="true">|</mo>
                    </mrow>
                    <mrow>
                      <mspace width="1em"/>
                      <mo stretchy="false">+</mo>
                      <mspace width="1em"/>
                    </mrow>
                    <mrow>
                      <mo fence="true" stretchy="true">|</mo>
                      <mrow>
                        <mrow>
                          <mspace width="0.5em"/>
                          <mover accent="true">
                            <mi>u</mi>
                            <mo>¯</mo>
                          </mover>
                          <mspace width="0.5em"/>
                        </mrow>
                      </mrow>
                      <mo fence="true" stretchy="true">|</mo>
                    </mrow>
                    <mspace width="0.5em"/>
                  </mrow>
                </mrow>
                <mo fence="true" stretchy="false">)</mo>
              </mrow>
              <mspace width="0.5em"/>
            </mrow>
          </mrow>
          <mo fence="true" stretchy="false">]</mo>
        </mrow>
      </mrow>
      <mspace width="0.5em"/>
      <mi>,</mi>
      <mspace width="1em"/>
      <mover accent="true">
        <msub>
          <mi mathvariant="italic">xu</mi>
          <mi>i</mi>
        </msub>
        <mo>¯</mo>
      </mover>
      <mrow>
        <mspace width="1em"/>
        <mo stretchy="false">≠</mo>
        <mrow>
          <mspace width="1em"/>
          <mo stretchy="false">−</mo>
          <mspace width="1em"/>
        </mrow>
      </mrow>
      <mi mathvariant="italic">ou</mi>
      <mspace width="1em"/>
      <mover accent="true">
        <msub>
          <mi mathvariant="italic">yv</mi>
          <mi>i</mi>
        </msub>
        <mo>¯</mo>
      </mover>
      <mrow>
        <mspace width="1em"/>
        <mo stretchy="false">≠</mo>
        <mrow>
          <mspace width="1em"/>
          <mo stretchy="false">−</mo>
          <mspace/>
        </mrow>
      </mrow>
    </mrow>
    <annotation encoding="StarMath 5.0">forall`i` in [ `1 ``dotsaxis`` abs{`overline{x}`}``dotsaxis``(`abs{`overline{x}`}``+``abs{`overline{u}`}`) ` ]`,``overline{xu_i}``neq`` -``ou``overline{yv_i}``neq`` -~</annotation>
  </semantics>
</math>
</file>

<file path=Object 19/content.xml><?xml version="1.0" encoding="utf-8"?>
<math xmlns="http://www.w3.org/1998/Math/MathML" display="block">
  <semantics>
    <mrow>
      <mo fence="true" stretchy="false">(</mo>
      <mrow>
        <mrow>
          <mspace width="0.5em"/>
          <mover accent="true">
            <mi>x</mi>
            <mo>¯</mo>
          </mover>
          <mrow>
            <mspace width="0.5em"/>
            <mo stretchy="false">⋅</mo>
            <mspace width="0.5em"/>
          </mrow>
          <mover accent="true">
            <mi>u</mi>
            <mo>¯</mo>
          </mover>
          <mspace width="0.5em"/>
          <mi>,</mi>
          <mspace width="1em"/>
          <mover accent="true">
            <mi>y</mi>
            <mo>¯</mo>
          </mover>
          <mrow>
            <mspace width="0.5em"/>
            <mo stretchy="false">⋅</mo>
            <mspace width="0.5em"/>
          </mrow>
          <mover accent="true">
            <mi>v</mi>
            <mo>¯</mo>
          </mover>
          <mspace width="0.5em"/>
        </mrow>
      </mrow>
      <mo fence="true" stretchy="false">)</mo>
    </mrow>
    <annotation encoding="StarMath 5.0">(`overline{x} `cdot` overline{u}  `,`` overline{y} `cdot` overline{v} `)</annotation>
  </semantics>
</math>
</file>

<file path=Object 2/content.xml><?xml version="1.0" encoding="utf-8"?>
<math xmlns="http://www.w3.org/1998/Math/MathML" display="block">
  <semantics>
    <mrow>
      <mo fence="true" stretchy="false">(</mo>
      <mrow>
        <mrow>
          <mspace width="0.5em"/>
          <mi>x</mi>
          <mspace width="0.5em"/>
          <mi>,</mi>
          <mspace width="1em"/>
          <mi>y</mi>
          <mspace width="0.5em"/>
        </mrow>
      </mrow>
      <mo fence="true" stretchy="false">)</mo>
    </mrow>
    <annotation encoding="StarMath 5.0">(`x `,`` y`)</annotation>
  </semantics>
</math>
</file>

<file path=Object 20/content.xml><?xml version="1.0" encoding="utf-8"?>
<math xmlns="http://www.w3.org/1998/Math/MathML" display="block">
  <semantics>
    <mrow>
      <mo fence="true" stretchy="false">(</mo>
      <mrow>
        <mrow>
          <mspace width="0.5em"/>
          <mi>x</mi>
          <mrow>
            <mspace width="0.5em"/>
            <mo stretchy="false">⋅</mo>
            <mspace width="0.5em"/>
          </mrow>
          <mi>u</mi>
          <mspace width="0.5em"/>
          <mi>,</mi>
          <mspace width="1em"/>
          <mi>y</mi>
          <mrow>
            <mspace width="0.5em"/>
            <mo stretchy="false">⋅</mo>
            <mspace width="0.5em"/>
          </mrow>
          <mi>v</mi>
          <mspace width="0.5em"/>
        </mrow>
      </mrow>
      <mo fence="true" stretchy="false">)</mo>
    </mrow>
    <annotation encoding="StarMath 5.0">(`{x} `cdot` {u}  `,`` {y} `cdot` {v} `)</annotation>
  </semantics>
</math>
</file>

<file path=Object 21/content.xml><?xml version="1.0" encoding="utf-8"?>
<math xmlns="http://www.w3.org/1998/Math/MathML" display="block">
  <semantics>
    <mi>x</mi>
    <annotation encoding="StarMath 5.0">x</annotation>
  </semantics>
</math>
</file>

<file path=Object 22/content.xml><?xml version="1.0" encoding="utf-8"?>
<math xmlns="http://www.w3.org/1998/Math/MathML" display="block">
  <semantics>
    <mrow>
      <mo fence="true" stretchy="false">(</mo>
      <mrow>
        <mrow>
          <mspace width="0.5em"/>
          <mi>x</mi>
          <mspace width="0.5em"/>
          <mi>,</mi>
          <mspace width="1em"/>
          <mi>y</mi>
          <mspace width="0.5em"/>
        </mrow>
      </mrow>
      <mo fence="true" stretchy="false">)</mo>
    </mrow>
    <annotation encoding="StarMath 5.0">(`x `,`` y`)</annotation>
  </semantics>
</math>
</file>

<file path=Object 23/content.xml><?xml version="1.0" encoding="utf-8"?>
<math xmlns="http://www.w3.org/1998/Math/MathML" display="block">
  <semantics>
    <mrow>
      <mn>2</mn>
      <mrow>
        <mspace width="1em"/>
        <mo stretchy="false">×</mo>
        <mspace width="1em"/>
      </mrow>
      <mi mathvariant="italic">min</mi>
      <mrow>
        <mo fence="true" stretchy="false">(</mo>
        <mrow>
          <mrow>
            <mspace width="0.5em"/>
            <mi>n</mi>
            <mspace width="0.5em"/>
            <mi>,</mi>
            <mspace width="1em"/>
            <mi>m</mi>
            <mspace width="0.5em"/>
          </mrow>
        </mrow>
        <mo fence="true" stretchy="false">)</mo>
      </mrow>
      <mrow>
        <mspace width="1em"/>
        <mo stretchy="false">+</mo>
        <mspace width="1em"/>
      </mrow>
      <mrow>
        <mo fence="true" stretchy="true">|</mo>
        <mrow>
          <mrow>
            <mspace width="0.5em"/>
            <mi>n</mi>
            <mspace width="1em"/>
            <mi>–</mi>
            <mspace width="1em"/>
            <mi>m</mi>
            <mspace width="0.5em"/>
          </mrow>
        </mrow>
        <mo fence="true" stretchy="true">|</mo>
      </mrow>
    </mrow>
    <annotation encoding="StarMath 5.0">2 ``times`` min(`n`,``m`) ``+`` abs{`n ``–`` m`}</annotation>
  </semantics>
</math>
</file>

<file path=Object 24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i>x</mi>
            <mspace width="0.5em"/>
          </mrow>
        </mrow>
        <mo fence="true" stretchy="true">|</mo>
      </mrow>
      <mrow>
        <mspace width="1em"/>
        <mo stretchy="false">=</mo>
        <mspace width="1em"/>
      </mrow>
      <mi>n</mi>
    </mrow>
    <annotation encoding="StarMath 5.0">abs{`x`} ``=`` n</annotation>
  </semantics>
</math>
</file>

<file path=Object 25/content.xml><?xml version="1.0" encoding="utf-8"?>
<math xmlns="http://www.w3.org/1998/Math/MathML" display="block">
  <semantics>
    <mi>y</mi>
    <annotation encoding="StarMath 5.0">y</annotation>
  </semantics>
</math>
</file>

<file path=Object 26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i>y</mi>
            <mspace width="0.5em"/>
          </mrow>
        </mrow>
        <mo fence="true" stretchy="true">|</mo>
      </mrow>
      <mrow>
        <mspace width="1em"/>
        <mo stretchy="false">=</mo>
        <mspace width="1em"/>
      </mrow>
      <mi>m</mi>
    </mrow>
    <annotation encoding="StarMath 5.0">abs{`y`} ``=`` m</annotation>
  </semantics>
</math>
</file>

<file path=Object 27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28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29/content.xml><?xml version="1.0" encoding="utf-8"?>
<math xmlns="http://www.w3.org/1998/Math/MathML" display="block">
  <semantics>
    <mrow>
      <mo fence="true" stretchy="true">|</mo>
      <mrow>
        <mrow>
          <mspace width="0.5em"/>
          <mrow>
            <mo fence="true" stretchy="true">|</mo>
            <mrow>
              <mrow>
                <mspace width="0.5em"/>
                <mi>x</mi>
                <mspace width="0.5em"/>
              </mrow>
            </mrow>
            <mo fence="true" stretchy="true">|</mo>
          </mrow>
          <mrow>
            <mspace width="1em"/>
            <mo stretchy="false">−</mo>
            <mspace width="1em"/>
          </mrow>
          <mrow>
            <mo fence="true" stretchy="true">|</mo>
            <mrow>
              <mrow>
                <mspace width="0.5em"/>
                <mi>y</mi>
                <mspace width="0.5em"/>
              </mrow>
            </mrow>
            <mo fence="true" stretchy="true">|</mo>
          </mrow>
          <mspace width="0.5em"/>
        </mrow>
      </mrow>
      <mo fence="true" stretchy="true">|</mo>
    </mrow>
    <annotation encoding="StarMath 5.0">abs{`abs{`x`}``-``abs{`y`}`}</annotation>
  </semantics>
</math>
</file>

<file path=Object 3/content.xml><?xml version="1.0" encoding="utf-8"?>
<math xmlns="http://www.w3.org/1998/Math/MathML" display="block">
  <semantics>
    <mrow>
      <mo fence="true" stretchy="false">(</mo>
      <mrow>
        <mrow>
          <mspace width="0.5em"/>
          <mover accent="true">
            <mi>u</mi>
            <mo>¯</mo>
          </mover>
          <mspace width="0.5em"/>
          <mi>,</mi>
          <mspace width="1em"/>
          <mover accent="true">
            <mi>v</mi>
            <mo>¯</mo>
          </mover>
          <mspace width="0.5em"/>
        </mrow>
      </mrow>
      <mo fence="true" stretchy="false">)</mo>
    </mrow>
    <annotation encoding="StarMath 5.0">(`overline{u} `,`` overline{v}`)</annotation>
  </semantics>
</math>
</file>

<file path=Object 30/content.xml><?xml version="1.0" encoding="utf-8"?>
<math xmlns="http://www.w3.org/1998/Math/MathML" display="block">
  <semantics>
    <mi>x</mi>
    <annotation encoding="StarMath 5.0">x</annotation>
  </semantics>
</math>
</file>

<file path=Object 31/content.xml><?xml version="1.0" encoding="utf-8"?>
<math xmlns="http://www.w3.org/1998/Math/MathML" display="block">
  <semantics>
    <mi>y</mi>
    <annotation encoding="StarMath 5.0">y</annotation>
  </semantics>
</math>
</file>

<file path=Object 32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33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over accent="true">
              <mi>x</mi>
              <mo>¯</mo>
            </mover>
            <mspace width="0.5em"/>
          </mrow>
        </mrow>
        <mo fence="true" stretchy="true">|</mo>
      </mrow>
      <mrow>
        <mspace width="1em"/>
        <mo stretchy="false">=</mo>
        <mspace width="1em"/>
      </mrow>
      <mi mathvariant="italic">max</mi>
      <mrow>
        <mo fence="true" stretchy="false">(</mo>
        <mrow>
          <mrow>
            <mspace width="0.5em"/>
            <mi>n</mi>
            <mspace width="0.5em"/>
            <mi>,</mi>
            <mspace width="1em"/>
            <mi>m</mi>
            <mspace width="0.5em"/>
          </mrow>
        </mrow>
        <mo fence="true" stretchy="false">)</mo>
      </mrow>
      <mrow>
        <mspace width="1em"/>
        <mo stretchy="false">=</mo>
        <mspace width="1em"/>
      </mrow>
      <mi mathvariant="italic">min</mi>
      <mrow>
        <mo fence="true" stretchy="false">(</mo>
        <mrow>
          <mrow>
            <mspace width="0.5em"/>
            <mi>n</mi>
            <mspace width="0.5em"/>
            <mi>,</mi>
            <mspace width="1em"/>
            <mi>m</mi>
            <mspace width="0.5em"/>
          </mrow>
        </mrow>
        <mo fence="true" stretchy="false">)</mo>
      </mrow>
      <mrow>
        <mspace width="1em"/>
        <mo stretchy="false">+</mo>
        <mspace width="1em"/>
      </mrow>
      <mrow>
        <mo fence="true" stretchy="true">|</mo>
        <mrow>
          <mrow>
            <mspace width="0.5em"/>
            <mrow>
              <mo fence="true" stretchy="true">|</mo>
              <mrow>
                <mrow>
                  <mspace width="0.5em"/>
                  <mi>x</mi>
                  <mspace width="0.5em"/>
                </mrow>
              </mrow>
              <mo fence="true" stretchy="true">|</mo>
            </mrow>
            <mrow>
              <mspace width="1em"/>
              <mo stretchy="false">−</mo>
              <mspace width="1em"/>
            </mrow>
            <mrow>
              <mo fence="true" stretchy="true">|</mo>
              <mrow>
                <mrow>
                  <mspace width="0.5em"/>
                  <mi>y</mi>
                  <mspace width="0.5em"/>
                </mrow>
              </mrow>
              <mo fence="true" stretchy="true">|</mo>
            </mrow>
            <mspace width="0.5em"/>
          </mrow>
        </mrow>
        <mo fence="true" stretchy="true">|</mo>
      </mrow>
    </mrow>
    <annotation encoding="StarMath 5.0">abs{  `overline{x} `} ``=``max(`n`,``m`) ``=`` min(`n`,``m`) ``+`
` abs{`abs{`x`}``-``abs{`y`}`}</annotation>
  </semantics>
</math>
</file>

<file path=Object 34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35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36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37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38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39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4/content.xml><?xml version="1.0" encoding="utf-8"?>
<math xmlns="http://www.w3.org/1998/Math/MathML" display="block">
  <semantics>
    <mrow>
      <mo fence="true" stretchy="false">(</mo>
      <mrow>
        <mrow>
          <mspace width="0.5em"/>
          <mi>u</mi>
          <mspace width="0.5em"/>
          <mi>,</mi>
          <mspace width="1em"/>
          <mi>v</mi>
          <mspace width="0.5em"/>
        </mrow>
      </mrow>
      <mo fence="true" stretchy="false">)</mo>
    </mrow>
    <annotation encoding="StarMath 5.0">(`u `,`` v`)</annotation>
  </semantics>
</math>
</file>

<file path=Object 40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41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42/content.xml><?xml version="1.0" encoding="utf-8"?>
<math xmlns="http://www.w3.org/1998/Math/MathML" display="block">
  <semantics>
    <mrow>
      <mo fence="true" stretchy="false">(</mo>
      <mrow>
        <mrow>
          <mspace width="0.5em"/>
          <mover accent="true">
            <mi>x</mi>
            <mo>¯</mo>
          </mover>
          <mspace width="0.5em"/>
          <mi>,</mi>
          <mspace width="1em"/>
          <mover accent="true">
            <mi>y</mi>
            <mo>¯</mo>
          </mover>
          <mspace width="0.5em"/>
        </mrow>
      </mrow>
      <mo fence="true" stretchy="false">)</mo>
    </mrow>
    <annotation encoding="StarMath 5.0">(`overline{x} `,`` overline{y}`)</annotation>
  </semantics>
</math>
</file>

<file path=Object 43/content.xml><?xml version="1.0" encoding="utf-8"?>
<math xmlns="http://www.w3.org/1998/Math/MathML" display="block">
  <semantics>
    <mrow>
      <mo fence="true" stretchy="false">(</mo>
      <mrow>
        <mrow>
          <mspace width="0.5em"/>
          <mi>x</mi>
          <mspace width="0.5em"/>
          <mi>,</mi>
          <mspace width="1em"/>
          <mi>y</mi>
          <mspace width="0.5em"/>
        </mrow>
      </mrow>
      <mo fence="true" stretchy="false">)</mo>
    </mrow>
    <annotation encoding="StarMath 5.0">(`x `,`` y`)</annotation>
  </semantics>
</math>
</file>

<file path=Object 44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45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46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i>x</mi>
            <mspace width="0.5em"/>
          </mrow>
        </mrow>
        <mo fence="true" stretchy="true">|</mo>
      </mrow>
      <mrow>
        <mspace width="1em"/>
        <mo stretchy="false">=</mo>
        <mspace width="1em"/>
      </mrow>
      <mi>n</mi>
    </mrow>
    <annotation encoding="StarMath 5.0">abs{`x`} ``=`` n</annotation>
  </semantics>
</math>
</file>

<file path=Object 47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i>x</mi>
            <mspace width="0.5em"/>
          </mrow>
        </mrow>
        <mo fence="true" stretchy="true">|</mo>
      </mrow>
      <mrow>
        <mspace width="1em"/>
        <mo stretchy="false">=</mo>
        <mspace width="1em"/>
      </mrow>
      <mi>n</mi>
    </mrow>
    <annotation encoding="StarMath 5.0">abs{`x`} ``=`` n</annotation>
  </semantics>
</math>
</file>

<file path=Object 48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49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5/content.xml><?xml version="1.0" encoding="utf-8"?>
<math xmlns="http://www.w3.org/1998/Math/MathML" display="block">
  <semantics>
    <mrow>
      <mo fence="true" stretchy="false">(</mo>
      <mrow>
        <mrow>
          <mspace width="0.5em"/>
          <mover accent="true">
            <mi>x</mi>
            <mo>¯</mo>
          </mover>
          <mrow>
            <mspace width="0.5em"/>
            <mo stretchy="false">⋅</mo>
            <mspace width="0.5em"/>
          </mrow>
          <mover accent="true">
            <mi>u</mi>
            <mo>¯</mo>
          </mover>
          <mspace width="0.5em"/>
          <mi>,</mi>
          <mspace width="1em"/>
          <mover accent="true">
            <mi>y</mi>
            <mo>¯</mo>
          </mover>
          <mrow>
            <mspace width="0.5em"/>
            <mo stretchy="false">⋅</mo>
            <mspace width="0.5em"/>
          </mrow>
          <mover accent="true">
            <mi>v</mi>
            <mo>¯</mo>
          </mover>
          <mspace width="0.5em"/>
        </mrow>
      </mrow>
      <mo fence="true" stretchy="false">)</mo>
    </mrow>
    <annotation encoding="StarMath 5.0">(`overline{x} `cdot` overline{u}  `,`` overline{y} `cdot` overline{v} `)</annotation>
  </semantics>
</math>
</file>

<file path=Object 50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51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52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i>x</mi>
            <mspace width="0.5em"/>
          </mrow>
        </mrow>
        <mo fence="true" stretchy="true">|</mo>
      </mrow>
      <mrow>
        <mspace width="1em"/>
        <mo stretchy="false">=</mo>
        <mspace width="1em"/>
      </mrow>
      <mi>n</mi>
    </mrow>
    <annotation encoding="StarMath 5.0">abs{`x`} ``=`` n</annotation>
  </semantics>
</math>
</file>

<file path=Object 53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54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55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i>x</mi>
            <mspace width="0.5em"/>
          </mrow>
        </mrow>
        <mo fence="true" stretchy="true">|</mo>
      </mrow>
      <mrow>
        <mspace width="1em"/>
        <mo stretchy="false">&gt;</mo>
        <mspace width="1em"/>
      </mrow>
      <mrow>
        <mo fence="true" stretchy="true">|</mo>
        <mrow>
          <mrow>
            <mspace width="0.5em"/>
            <mi>y</mi>
            <mspace width="0.5em"/>
          </mrow>
        </mrow>
        <mo fence="true" stretchy="true">|</mo>
      </mrow>
    </mrow>
    <annotation encoding="StarMath 5.0">abs{`x`} ``&gt;`` abs{`y`}</annotation>
  </semantics>
</math>
</file>

<file path=Object 56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57/content.xml><?xml version="1.0" encoding="utf-8"?>
<math xmlns="http://www.w3.org/1998/Math/MathML" display="block">
  <semantics>
    <mi>x</mi>
    <annotation encoding="StarMath 5.0">x</annotation>
  </semantics>
</math>
</file>

<file path=Object 58/content.xml><?xml version="1.0" encoding="utf-8"?>
<math xmlns="http://www.w3.org/1998/Math/MathML" display="block">
  <semantics>
    <mi>y</mi>
    <annotation encoding="StarMath 5.0">y</annotation>
  </semantics>
</math>
</file>

<file path=Object 59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i>x</mi>
            <mspace width="0.5em"/>
          </mrow>
        </mrow>
        <mo fence="true" stretchy="true">|</mo>
      </mrow>
      <mrow>
        <mspace width="1em"/>
        <mo stretchy="false">≤</mo>
        <mspace width="1em"/>
      </mrow>
      <mrow>
        <mo fence="true" stretchy="true">|</mo>
        <mrow>
          <mrow>
            <mspace width="0.5em"/>
            <mi>y</mi>
            <mspace width="0.5em"/>
          </mrow>
        </mrow>
        <mo fence="true" stretchy="true">|</mo>
      </mrow>
    </mrow>
    <annotation encoding="StarMath 5.0">abs{`x`} ``&lt;=`` abs{`y`}</annotation>
  </semantics>
</math>
</file>

<file path=Object 6/content.xml><?xml version="1.0" encoding="utf-8"?>
<math xmlns="http://www.w3.org/1998/Math/MathML" display="block">
  <semantics>
    <mrow>
      <mo fence="true" stretchy="false">(</mo>
      <mrow>
        <mrow>
          <mspace width="0.5em"/>
          <mi>x</mi>
          <mrow>
            <mspace width="0.5em"/>
            <mo stretchy="false">⋅</mo>
            <mspace width="0.5em"/>
          </mrow>
          <mi>u</mi>
          <mspace width="0.5em"/>
          <mi>,</mi>
          <mspace width="1em"/>
          <mi>y</mi>
          <mrow>
            <mspace width="0.5em"/>
            <mo stretchy="false">⋅</mo>
            <mspace width="0.5em"/>
          </mrow>
          <mi>v</mi>
          <mspace width="0.5em"/>
        </mrow>
      </mrow>
      <mo fence="true" stretchy="false">)</mo>
    </mrow>
    <annotation encoding="StarMath 5.0">(`{x} `cdot` {u}  `,`` {y} `cdot` {v} `)</annotation>
  </semantics>
</math>
</file>

<file path=Object 60/content.xml><?xml version="1.0" encoding="utf-8"?>
<math xmlns="http://www.w3.org/1998/Math/MathML" display="block">
  <semantics>
    <mi>y</mi>
    <annotation encoding="StarMath 5.0">y</annotation>
  </semantics>
</math>
</file>

<file path=Object 61/content.xml><?xml version="1.0" encoding="utf-8"?>
<math xmlns="http://www.w3.org/1998/Math/MathML" display="block">
  <semantics>
    <mrow>
      <mo fence="true" stretchy="true">|</mo>
      <mrow>
        <mrow>
          <mspace width="0.5em"/>
          <mrow>
            <mo fence="true" stretchy="true">|</mo>
            <mrow>
              <mrow>
                <mspace width="0.5em"/>
                <mi>x</mi>
                <mspace width="0.5em"/>
              </mrow>
            </mrow>
            <mo fence="true" stretchy="true">|</mo>
          </mrow>
          <mrow>
            <mspace width="1em"/>
            <mo stretchy="false">−</mo>
            <mspace width="1em"/>
          </mrow>
          <mrow>
            <mo fence="true" stretchy="true">|</mo>
            <mrow>
              <mrow>
                <mspace width="0.5em"/>
                <mi>y</mi>
                <mspace width="0.5em"/>
              </mrow>
            </mrow>
            <mo fence="true" stretchy="true">|</mo>
          </mrow>
          <mspace width="0.5em"/>
        </mrow>
      </mrow>
      <mo fence="true" stretchy="true">|</mo>
    </mrow>
    <annotation encoding="StarMath 5.0">abs{`abs{`x`}``-``abs{`y`}`}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i>x</mi>
            <mspace width="0.5em"/>
          </mrow>
        </mrow>
        <mo fence="true" stretchy="true">|</mo>
      </mrow>
      <mrow>
        <mspace width="1em"/>
        <mo stretchy="false">=</mo>
        <mspace width="1em"/>
      </mrow>
      <mi>n</mi>
    </mrow>
    <annotation encoding="StarMath 5.0">abs{`x`} ``=`` n</annotation>
  </semantics>
</math>
</file>

<file path=Object 64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65/content.xml><?xml version="1.0" encoding="utf-8"?>
<math xmlns="http://www.w3.org/1998/Math/MathML" display="block">
  <semantics>
    <mi>x</mi>
    <annotation encoding="StarMath 5.0">x</annotation>
  </semantics>
</math>
</file>

<file path=Object 66/content.xml><?xml version="1.0" encoding="utf-8"?>
<math xmlns="http://www.w3.org/1998/Math/MathML" display="block">
  <semantics>
    <mi>y</mi>
    <annotation encoding="StarMath 5.0">y</annotation>
  </semantics>
</math>
</file>

<file path=Object 67/content.xml><?xml version="1.0" encoding="utf-8"?>
<math xmlns="http://www.w3.org/1998/Math/MathML" display="block">
  <semantics>
    <mrow>
      <mo fence="true" stretchy="true">|</mo>
      <mrow>
        <mrow>
          <mspace width="0.5em"/>
          <mrow>
            <mo fence="true" stretchy="true">|</mo>
            <mrow>
              <mrow>
                <mspace width="0.5em"/>
                <mi>x</mi>
                <mspace width="0.5em"/>
              </mrow>
            </mrow>
            <mo fence="true" stretchy="true">|</mo>
          </mrow>
          <mrow>
            <mspace width="1em"/>
            <mo stretchy="false">−</mo>
            <mspace width="1em"/>
          </mrow>
          <mrow>
            <mo fence="true" stretchy="true">|</mo>
            <mrow>
              <mrow>
                <mspace width="0.5em"/>
                <mi>y</mi>
                <mspace width="0.5em"/>
              </mrow>
            </mrow>
            <mo fence="true" stretchy="true">|</mo>
          </mrow>
          <mspace width="0.5em"/>
        </mrow>
      </mrow>
      <mo fence="true" stretchy="true">|</mo>
    </mrow>
    <annotation encoding="StarMath 5.0">abs{`abs{`x`}``-``abs{`y`}`}</annotation>
  </semantics>
</math>
</file>

<file path=Object 68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69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7/content.xml><?xml version="1.0" encoding="utf-8"?>
<math xmlns="http://www.w3.org/1998/Math/MathML" display="block">
  <semantics>
    <mrow>
      <mi>π</mi>
      <mrow>
        <mo fence="true" stretchy="false">(</mo>
        <mrow>
          <mrow>
            <mspace width="0.5em"/>
            <mover accent="true">
              <mi>x</mi>
              <mo>¯</mo>
            </mover>
            <mspace width="0.5em"/>
          </mrow>
        </mrow>
        <mo fence="true" stretchy="false">)</mo>
      </mrow>
      <mrow>
        <mspace width="1em"/>
        <mo stretchy="false">=</mo>
        <mspace width="1em"/>
      </mrow>
      <mi>x</mi>
    </mrow>
    <annotation encoding="StarMath 5.0">%pi ( `overline{x}` )`` = `` x </annotation>
  </semantics>
</math>
</file>

<file path=Object 70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i>x</mi>
            <mspace width="0.5em"/>
          </mrow>
        </mrow>
        <mo fence="true" stretchy="true">|</mo>
      </mrow>
      <mrow>
        <mspace width="1em"/>
        <mo stretchy="false">=</mo>
        <mspace width="1em"/>
      </mrow>
      <mi>n</mi>
    </mrow>
    <annotation encoding="StarMath 5.0">abs{`x`} ``=`` n</annotation>
  </semantics>
</math>
</file>

<file path=Object 71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over accent="true">
              <mi>x</mi>
              <mo>¯</mo>
            </mover>
            <mspace width="0.5em"/>
          </mrow>
        </mrow>
        <mo fence="true" stretchy="true">|</mo>
      </mrow>
      <mrow>
        <mspace width="1em"/>
        <mo stretchy="false">=</mo>
        <mspace width="1em"/>
      </mrow>
      <mn>2</mn>
      <mspace width="0.5em"/>
      <mi>n</mi>
      <mrow>
        <mspace width="1em"/>
        <mo stretchy="false">+</mo>
        <mspace width="1em"/>
      </mrow>
      <mrow>
        <mo fence="true" stretchy="true">|</mo>
        <mrow>
          <mrow>
            <mspace width="0.5em"/>
            <mi>n</mi>
            <mspace width="1em"/>
            <mi>–</mi>
            <mspace width="1em"/>
            <mi>m</mi>
            <mspace width="0.5em"/>
          </mrow>
        </mrow>
        <mo fence="true" stretchy="true">|</mo>
      </mrow>
    </mrow>
    <annotation encoding="StarMath 5.0">abs{`overline{x}`}``=``2 ` n``+`` abs{`n ``–`` m`}</annotation>
  </semantics>
</math>
</file>

<file path=Object 72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73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74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75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76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77/content.xml><?xml version="1.0" encoding="utf-8"?>
<math xmlns="http://www.w3.org/1998/Math/MathML" display="block">
  <semantics>
    <mi>x</mi>
    <annotation encoding="StarMath 5.0">x</annotation>
  </semantics>
</math>
</file>

<file path=Object 78/content.xml><?xml version="1.0" encoding="utf-8"?>
<math xmlns="http://www.w3.org/1998/Math/MathML" display="block">
  <semantics>
    <mi>y</mi>
    <annotation encoding="StarMath 5.0">y</annotation>
  </semantics>
</math>
</file>

<file path=Object 79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8/content.xml><?xml version="1.0" encoding="utf-8"?>
<math xmlns="http://www.w3.org/1998/Math/MathML" display="block">
  <semantics>
    <mrow>
      <mi>π</mi>
      <mrow>
        <mo fence="true" stretchy="false">(</mo>
        <mrow>
          <mrow>
            <mspace width="0.5em"/>
            <mover accent="true">
              <mi>u</mi>
              <mo>¯</mo>
            </mover>
            <mspace width="0.5em"/>
          </mrow>
        </mrow>
        <mo fence="true" stretchy="false">)</mo>
      </mrow>
      <mrow>
        <mspace width="1em"/>
        <mo stretchy="false">=</mo>
        <mspace width="1em"/>
      </mrow>
      <mi>u</mi>
    </mrow>
    <annotation encoding="StarMath 5.0">%pi ( `overline{u}` )`` = `` u </annotation>
  </semantics>
</math>
</file>

<file path=Object 80/content.xml><?xml version="1.0" encoding="utf-8"?>
<math xmlns="http://www.w3.org/1998/Math/MathML" display="block">
  <semantics>
    <mrow>
      <mn>2</mn>
      <mrow>
        <mspace width="1em"/>
        <mo stretchy="false">×</mo>
        <mspace width="1em"/>
      </mrow>
      <mi mathvariant="italic">min</mi>
      <mrow>
        <mo fence="true" stretchy="false">(</mo>
        <mrow>
          <mrow>
            <mspace width="0.5em"/>
            <mi>n</mi>
            <mspace width="0.5em"/>
            <mi>,</mi>
            <mspace width="1em"/>
            <mi>m</mi>
            <mspace width="0.5em"/>
          </mrow>
        </mrow>
        <mo fence="true" stretchy="false">)</mo>
      </mrow>
      <mrow>
        <mspace width="1em"/>
        <mo stretchy="false">+</mo>
        <mspace width="1em"/>
      </mrow>
      <mrow>
        <mo fence="true" stretchy="true">|</mo>
        <mrow>
          <mrow>
            <mspace width="0.5em"/>
            <mi>n</mi>
            <mspace width="1em"/>
            <mi>–</mi>
            <mspace width="1em"/>
            <mi>m</mi>
            <mspace width="0.5em"/>
          </mrow>
        </mrow>
        <mo fence="true" stretchy="true">|</mo>
      </mrow>
    </mrow>
    <annotation encoding="StarMath 5.0">2 ``times`` min(`n`,``m`) ``+`` abs{`n ``–`` m`}</annotation>
  </semantics>
</math>
</file>

<file path=Object 81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over accent="true">
              <mi>x</mi>
              <mo>¯</mo>
            </mover>
            <mspace width="0.5em"/>
          </mrow>
        </mrow>
        <mo fence="true" stretchy="true">|</mo>
      </mrow>
      <mrow>
        <mspace width="1em"/>
        <mo stretchy="false">=</mo>
        <mspace width="1em"/>
      </mrow>
      <mi>n</mi>
      <mrow>
        <mspace width="1em"/>
        <mo stretchy="false">+</mo>
        <mspace width="1em"/>
      </mrow>
      <mi>k</mi>
    </mrow>
    <annotation encoding="StarMath 5.0">abs{`overline{x}`} ``=`` n``+``k</annotation>
  </semantics>
</math>
</file>

<file path=Object 82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row>
                  <mi>n</mi>
                  <mo stretchy="false">+</mo>
                  <mi>k</mi>
                </mrow>
              </mtd>
            </mtr>
            <mtr>
              <mtd>
                <mi>k</mi>
              </mtd>
            </mtr>
          </mtable>
        </mrow>
        <mo fence="true" stretchy="true">)</mo>
      </mrow>
      <mrow>
        <mspace width="1em"/>
        <mo stretchy="false">=</mo>
        <mspace width="1em"/>
      </mrow>
      <mfrac>
        <mrow>
          <mrow>
            <mo fence="true" stretchy="false">(</mo>
            <mrow>
              <mrow>
                <mi>n</mi>
                <mo stretchy="false">+</mo>
                <mi>k</mi>
              </mrow>
            </mrow>
            <mo fence="true" stretchy="false">)</mo>
          </mrow>
          <mi>!</mi>
        </mrow>
        <mrow>
          <mi>k</mi>
          <mi>!</mi>
          <mrow>
            <mo fence="true" stretchy="false">(</mo>
            <mrow>
              <mrow>
                <mi>n</mi>
                <mo stretchy="false">+</mo>
                <mi>k</mi>
                <mo stretchy="false">−</mo>
                <mi>k</mi>
              </mrow>
            </mrow>
            <mo fence="true" stretchy="false">)</mo>
          </mrow>
          <mi>!</mi>
        </mrow>
      </mfrac>
      <mrow>
        <mspace width="1em"/>
        <mo stretchy="false">=</mo>
        <mspace width="1em"/>
      </mrow>
      <mfrac>
        <mrow>
          <mrow>
            <mo fence="true" stretchy="false">(</mo>
            <mrow>
              <mrow>
                <mi>n</mi>
                <mo stretchy="false">+</mo>
                <mi>k</mi>
              </mrow>
            </mrow>
            <mo fence="true" stretchy="false">)</mo>
          </mrow>
          <mi>!</mi>
        </mrow>
        <mrow>
          <mi>k</mi>
          <mi>!</mi>
          <mi>n</mi>
          <mi>!</mi>
        </mrow>
      </mfrac>
    </mrow>
    <annotation encoding="StarMath 5.0">left ( binom{ n+k }{ k } right )
``=``
{(n+k)!} over{ k!(n+k-k)!}
``=``
{(n+k)!} over{ k!n!}</annotation>
  </semantics>
</math>
</file>

<file path=Object 83/content.xml><?xml version="1.0" encoding="utf-8"?>
<math xmlns="http://www.w3.org/1998/Math/MathML" display="block">
  <semantics>
    <mrow>
      <mi>x</mi>
      <mo stretchy="false">=</mo>
      <mi>ɛ</mi>
    </mrow>
    <annotation encoding="StarMath 5.0">x=ɛ</annotation>
  </semantics>
</math>
</file>

<file path=Object 84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over accent="true">
              <mi>x</mi>
              <mo>¯</mo>
            </mover>
            <mspace width="0.5em"/>
          </mrow>
        </mrow>
        <mo fence="true" stretchy="true">|</mo>
      </mrow>
      <mrow>
        <mspace width="1em"/>
        <mo stretchy="false">=</mo>
        <mspace width="1em"/>
      </mrow>
      <mi>n</mi>
      <mrow>
        <mspace width="1em"/>
        <mo stretchy="false">+</mo>
        <mspace width="1em"/>
      </mrow>
      <mi>k</mi>
      <mrow>
        <mspace width="1em"/>
        <mo stretchy="false">=</mo>
        <mspace width="1em"/>
      </mrow>
      <mi>k</mi>
    </mrow>
    <annotation encoding="StarMath 5.0">abs{`overline{x}`} ``=`` n``+``k``=``k</annotation>
  </semantics>
</math>
</file>

<file path=Object 85/content.xml><?xml version="1.0" encoding="utf-8"?>
<math xmlns="http://www.w3.org/1998/Math/MathML" display="block">
  <semantics>
    <mrow>
      <mi>n</mi>
      <mrow>
        <mspace width="1em"/>
        <mo stretchy="false">≥</mo>
        <mspace width="1em"/>
      </mrow>
      <mi>k</mi>
    </mrow>
    <annotation encoding="StarMath 5.0"> n``&gt;=``k</annotation>
  </semantics>
</math>
</file>

<file path=Object 86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row>
                  <mi>k</mi>
                  <mo stretchy="false">+</mo>
                  <mi>n</mi>
                  <mo stretchy="false">+</mo>
                  <mn>1</mn>
                </mrow>
              </mtd>
            </mtr>
            <mtr>
              <mtd>
                <mi>k</mi>
              </mtd>
            </mtr>
          </mtable>
        </mrow>
        <mo fence="true" stretchy="true">)</mo>
      </mrow>
      <mrow>
        <mspace width="1em"/>
        <mo stretchy="false">=</mo>
        <mspace width="1em"/>
      </mrow>
      <mfrac>
        <mrow>
          <mrow>
            <mo fence="true" stretchy="false">(</mo>
            <mrow>
              <mrow>
                <mi>k</mi>
                <mo stretchy="false">+</mo>
                <mi>n</mi>
                <mo stretchy="false">+</mo>
                <mn>1</mn>
              </mrow>
            </mrow>
            <mo fence="true" stretchy="false">)</mo>
          </mrow>
          <mi>!</mi>
        </mrow>
        <mrow>
          <mi>k</mi>
          <mi>!</mi>
          <mrow>
            <mo fence="true" stretchy="false">(</mo>
            <mrow>
              <mrow>
                <mi>k</mi>
                <mo stretchy="false">+</mo>
                <mi>n</mi>
                <mo stretchy="false">−</mo>
                <mi>k</mi>
                <mo stretchy="false">+</mo>
                <mn>1</mn>
              </mrow>
            </mrow>
            <mo fence="true" stretchy="false">)</mo>
          </mrow>
          <mi>!</mi>
        </mrow>
      </mfrac>
      <mrow>
        <mspace width="1em"/>
        <mo stretchy="false">=</mo>
        <mspace width="1em"/>
      </mrow>
      <mfrac>
        <mrow>
          <mrow>
            <mo fence="true" stretchy="false">(</mo>
            <mrow>
              <mrow>
                <mi>k</mi>
                <mo stretchy="false">+</mo>
                <mi>n</mi>
                <mo stretchy="false">+</mo>
                <mn>1</mn>
              </mrow>
            </mrow>
            <mo fence="true" stretchy="false">)</mo>
          </mrow>
          <mi>!</mi>
        </mrow>
        <mrow>
          <mi>k</mi>
          <mi>!</mi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  <mi>!</mi>
        </mrow>
      </mfrac>
      <mrow>
        <mspace width="1em"/>
        <mo stretchy="false">=</mo>
        <mspace width="1em"/>
      </mrow>
      <mfrac>
        <mrow>
          <mrow>
            <mo fence="true" stretchy="false">(</mo>
            <mrow>
              <mrow>
                <mi>k</mi>
                <mo stretchy="false">+</mo>
                <mi>n</mi>
              </mrow>
            </mrow>
            <mo fence="true" stretchy="false">)</mo>
          </mrow>
          <mi>!</mi>
          <mrow>
            <mo fence="true" stretchy="false">(</mo>
            <mrow>
              <mrow>
                <mi>k</mi>
                <mo stretchy="false">+</mo>
                <mi>n</mi>
                <mo stretchy="false">+</mo>
                <mn>1</mn>
              </mrow>
            </mrow>
            <mo fence="true" stretchy="false">)</mo>
          </mrow>
        </mrow>
        <mrow>
          <mi>k</mi>
          <mi>!</mi>
          <mi>n</mi>
          <mi>!</mi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</mrow>
      </mfrac>
      <mrow>
        <mspace width="1em"/>
        <mo stretchy="false">=</mo>
        <mspace width="1em"/>
      </mrow>
      <mrow>
        <mfrac>
          <mrow>
            <mrow>
              <mo fence="true" stretchy="false">(</mo>
              <mrow>
                <mrow>
                  <mi>k</mi>
                  <mo stretchy="false">+</mo>
                  <mi>n</mi>
                </mrow>
              </mrow>
              <mo fence="true" stretchy="false">)</mo>
            </mrow>
            <mi>!</mi>
          </mrow>
          <mrow>
            <mi>k</mi>
            <mi>!</mi>
            <mi>n</mi>
            <mi>!</mi>
          </mrow>
        </mfrac>
        <mo stretchy="false">×</mo>
        <mfrac>
          <mrow>
            <mo fence="true" stretchy="false">(</mo>
            <mrow>
              <mrow>
                <mi>k</mi>
                <mo stretchy="false">+</mo>
                <mi>n</mi>
                <mo stretchy="false">+</mo>
                <mn>1</mn>
              </mrow>
            </mrow>
            <mo fence="true" stretchy="false">)</mo>
          </mrow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</mfrac>
      </mrow>
    </mrow>
    <annotation encoding="StarMath 5.0">left ( binom{ k+n+1 }{ k } right )
``=``{(k+n+1)!} over{ k!(k+n-k+1)! }

``=``{(k+n+1)!} over{ k!(n+1)! }

``=``{(k+n)!(k+n+1)} over{ k!n!(n+1) }

``=``{(k+n)!} over{ k!n! }times{{(k+n+1)} over{ (n+1) }}</annotation>
  </semantics>
</math>
</file>

<file path=Object 87/content.xml><?xml version="1.0" encoding="utf-8"?>
<math xmlns="http://www.w3.org/1998/Math/MathML" display="block">
  <semantics>
    <mrow>
      <mo stretchy="false">∀</mo>
      <mspace width="0.5em"/>
      <mi>k</mi>
      <mspace width="0.5em"/>
      <mi>≥</mi>
      <mspace width="0.5em"/>
      <mn>0</mn>
      <mspace width="0.5em"/>
      <mi>,</mi>
      <mspace width="1em"/>
      <mi>n</mi>
      <mrow>
        <mspace width="0.5em"/>
        <mo stretchy="false">=</mo>
        <mspace width="0.5em"/>
      </mrow>
      <mn>0</mn>
    </mrow>
    <annotation encoding="StarMath 5.0">forall `k `≥` 0`,`` n`=`0</annotation>
  </semantics>
</math>
</file>

<file path=Object 88/content.xml><?xml version="1.0" encoding="utf-8"?>
<math xmlns="http://www.w3.org/1998/Math/MathML" display="block">
  <semantics>
    <mtable>
      <mtr>
        <mtd>
          <mrow>
            <mfrac>
              <mrow>
                <mrow>
                  <mo fence="true" stretchy="false">(</mo>
                  <mrow>
                    <mrow>
                      <mi>k</mi>
                      <mo stretchy="false">+</mo>
                      <mi>n</mi>
                    </mrow>
                  </mrow>
                  <mo fence="true" stretchy="false">)</mo>
                </mrow>
                <mi>!</mi>
              </mrow>
              <mrow>
                <mi>k</mi>
                <mi>!</mi>
                <mi>n</mi>
                <mi>!</mi>
              </mrow>
            </mfrac>
            <mrow>
              <mo fence="true" stretchy="false">(</mo>
              <mrow>
                <mrow>
                  <mn>1</mn>
                  <mo stretchy="false">+</mo>
                  <mrow>
                    <mo fence="true" stretchy="true">(</mo>
                    <mrow>
                      <mtable>
                        <mtr>
                          <mtd>
                            <mrow>
                              <mi>n</mi>
                              <mo stretchy="false">+</mo>
                              <mi>k</mi>
                              <mo stretchy="false">−</mo>
                              <mn>1</mn>
                            </mrow>
                          </mtd>
                        </mtr>
                        <mtr>
                          <mtd>
                            <mrow>
                              <mi>k</mi>
                              <mo stretchy="false">−</mo>
                              <mn>1</mn>
                            </mrow>
                          </mtd>
                        </mtr>
                      </mtable>
                    </mrow>
                    <mo fence="true" stretchy="true">)</mo>
                  </mrow>
                  <mo stretchy="false">+</mo>
                  <mrow>
                    <mo fence="true" stretchy="true">(</mo>
                    <mrow>
                      <mtable>
                        <mtr>
                          <mtd>
                            <mrow>
                              <mi>n</mi>
                              <mo stretchy="false">+</mo>
                              <mi>k</mi>
                              <mo stretchy="false">−</mo>
                              <mn>2</mn>
                            </mrow>
                          </mtd>
                        </mtr>
                        <mtr>
                          <mtd>
                            <mrow>
                              <mi>k</mi>
                              <mo stretchy="false">−</mo>
                              <mn>2</mn>
                            </mrow>
                          </mtd>
                        </mtr>
                      </mtable>
                    </mrow>
                    <mo fence="true" stretchy="true">)</mo>
                  </mrow>
                  <mo stretchy="false">+</mo>
                  <mo stretchy="false">⋯</mo>
                  <mo stretchy="false">+</mo>
                  <mrow>
                    <mo fence="true" stretchy="true">(</mo>
                    <mrow>
                      <mtable>
                        <mtr>
                          <mtd>
                            <mi>n</mi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)</mo>
                  </mrow>
                </mrow>
              </mrow>
              <mo fence="true" stretchy="false">)</mo>
            </mrow>
          </mrow>
        </mtd>
      </mtr>
      <mtr>
        <mtd>
          <mrow>
            <mrow>
              <mspace width="1em"/>
              <mo stretchy="false">=</mo>
              <mspace width="1em"/>
            </mrow>
            <mfrac>
              <mrow>
                <mrow>
                  <mo fence="true" stretchy="false">(</mo>
                  <mrow>
                    <mrow>
                      <mi>k</mi>
                      <mo stretchy="false">+</mo>
                      <mi>n</mi>
                    </mrow>
                  </mrow>
                  <mo fence="true" stretchy="false">)</mo>
                </mrow>
                <mi>!</mi>
              </mrow>
              <mrow>
                <mi>k</mi>
                <mi>!</mi>
                <mi>n</mi>
                <mi>!</mi>
              </mrow>
            </mfrac>
            <mrow>
              <mo fence="true" stretchy="false">(</mo>
              <mrow>
                <mrow>
                  <mn>1</mn>
                  <mo stretchy="false">+</mo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k</mi>
                    </munderover>
                    <mrow>
                      <mo fence="true" stretchy="true">(</mo>
                      <mrow>
                        <mtable>
                          <mtr>
                            <mtd>
                              <mrow>
                                <mi>n</mi>
                                <mo stretchy="false">+</mo>
                                <mi>k</mi>
                                <mo stretchy="false">−</mo>
                                <mi>i</mi>
                              </mrow>
                            </mtd>
                          </mtr>
                          <mtr>
                            <mtd>
                              <mrow>
                                <mi>k</mi>
                                <mo stretchy="false">−</mo>
                                <mi>i</mi>
                              </mrow>
                            </mtd>
                          </mtr>
                        </mtable>
                      </mrow>
                      <mo fence="true" stretchy="true">)</mo>
                    </mrow>
                  </mrow>
                </mrow>
              </mrow>
              <mo fence="true" stretchy="false">)</mo>
            </mrow>
          </mrow>
        </mtd>
      </mtr>
      <mtr>
        <mtd>
          <mrow>
            <mrow>
              <mspace width="1em"/>
              <mo stretchy="false">=</mo>
              <mspace width="1em"/>
            </mrow>
            <mfrac>
              <mrow>
                <mrow>
                  <mo fence="true" stretchy="false">(</mo>
                  <mrow>
                    <mrow>
                      <mi>k</mi>
                      <mo stretchy="false">+</mo>
                      <mi>n</mi>
                    </mrow>
                  </mrow>
                  <mo fence="true" stretchy="false">)</mo>
                </mrow>
                <mi>!</mi>
              </mrow>
              <mrow>
                <mi>k</mi>
                <mi>!</mi>
                <mi>n</mi>
                <mi>!</mi>
              </mrow>
            </mfrac>
            <mrow>
              <mo fence="true" stretchy="false">(</mo>
              <mrow>
                <mrow>
                  <mn>1</mn>
                  <mo stretchy="false">+</mo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k</mi>
                    </munderover>
                    <mrow>
                      <mo fence="true" stretchy="true">(</mo>
                      <mrow>
                        <mtable>
                          <mtr>
                            <mtd>
                              <mrow>
                                <mi>n</mi>
                                <mo stretchy="false">+</mo>
                                <mi>k</mi>
                                <mo stretchy="false">−</mo>
                                <mi>i</mi>
                              </mrow>
                            </mtd>
                          </mtr>
                          <mtr>
                            <mtd>
                              <mrow>
                                <mrow>
                                  <mo fence="true" stretchy="false">(</mo>
                                  <mrow>
                                    <mrow>
                                      <mi>n</mi>
                                      <mo stretchy="false">+</mo>
                                      <mi>k</mi>
                                      <mo stretchy="false">−</mo>
                                      <mi>i</mi>
                                    </mrow>
                                  </mrow>
                                  <mo fence="true" stretchy="false">)</mo>
                                </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i>k</mi>
                                      <mo stretchy="false">−</mo>
                                      <mi>i</mi>
                                    </mrow>
                                  </mrow>
                                  <mo fence="true" stretchy="false">)</mo>
                                </mrow>
                              </mrow>
                            </mtd>
                          </mtr>
                        </mtable>
                      </mrow>
                      <mo fence="true" stretchy="true">)</mo>
                    </mrow>
                  </mrow>
                </mrow>
              </mrow>
              <mo fence="true" stretchy="false">)</mo>
            </mrow>
          </mrow>
        </mtd>
      </mtr>
      <mtr>
        <mtd>
          <mrow>
            <mrow>
              <mspace width="1em"/>
              <mo stretchy="false">=</mo>
              <mspace width="1em"/>
            </mrow>
            <mfrac>
              <mrow>
                <mrow>
                  <mo fence="true" stretchy="false">(</mo>
                  <mrow>
                    <mrow>
                      <mi>k</mi>
                      <mo stretchy="false">+</mo>
                      <mi>n</mi>
                    </mrow>
                  </mrow>
                  <mo fence="true" stretchy="false">)</mo>
                </mrow>
                <mi>!</mi>
              </mrow>
              <mrow>
                <mi>k</mi>
                <mi>!</mi>
                <mi>n</mi>
                <mi>!</mi>
              </mrow>
            </mfrac>
            <mrow>
              <mo fence="true" stretchy="false">(</mo>
              <mrow>
                <mrow>
                  <mn>1</mn>
                  <mo stretchy="false">+</mo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k</mi>
                    </munderover>
                    <mrow>
                      <mo fence="true" stretchy="true">(</mo>
                      <mrow>
                        <mtable>
                          <mtr>
                            <mtd>
                              <mrow>
                                <mi>n</mi>
                                <mo stretchy="false">+</mo>
                                <mi>k</mi>
                                <mo stretchy="false">−</mo>
                                <mi>i</mi>
                              </mrow>
                            </mtd>
                          </mtr>
                          <mtr>
                            <mtd>
                              <mi>n</mi>
                            </mtd>
                          </mtr>
                        </mtable>
                      </mrow>
                      <mo fence="true" stretchy="true">)</mo>
                    </mrow>
                  </mrow>
                </mrow>
              </mrow>
              <mo fence="true" stretchy="false">)</mo>
            </mrow>
          </mrow>
        </mtd>
      </mtr>
      <mtr>
        <mtd>
          <mrow>
            <mrow>
              <mspace width="1em"/>
              <mo stretchy="false">=</mo>
              <mspace width="1em"/>
            </mrow>
            <mfrac>
              <mrow>
                <mrow>
                  <mo fence="true" stretchy="false">(</mo>
                  <mrow>
                    <mrow>
                      <mi>k</mi>
                      <mo stretchy="false">+</mo>
                      <mi>n</mi>
                    </mrow>
                  </mrow>
                  <mo fence="true" stretchy="false">)</mo>
                </mrow>
                <mi>!</mi>
              </mrow>
              <mrow>
                <mi>k</mi>
                <mi>!</mi>
                <mi>n</mi>
                <mi>!</mi>
              </mrow>
            </mfrac>
            <mrow>
              <mo fence="true" stretchy="false">(</mo>
              <mrow>
                <mrow>
                  <mn>1</mn>
                  <mo stretchy="false">+</mo>
                  <mrow>
                    <munderover>
                      <mo stretchy="false">∑</mo>
                      <mrow>
                        <mi>i</mi>
                        <mo stretchy="false">=</mo>
                        <mn>0</mn>
                      </mrow>
                      <mrow>
                        <mi>k</mi>
                        <mo stretchy="false">−</mo>
                        <mn>1</mn>
                      </mrow>
                    </munderover>
                    <mrow>
                      <mo fence="true" stretchy="true">(</mo>
                      <mrow>
                        <mtable>
                          <mtr>
                            <mtd>
                              <mrow>
                                <mi>n</mi>
                                <mo stretchy="false">+</mo>
                                <mi>i</mi>
                              </mrow>
                            </mtd>
                          </mtr>
                          <mtr>
                            <mtd>
                              <mi>n</mi>
                            </mtd>
                          </mtr>
                        </mtable>
                      </mrow>
                      <mo fence="true" stretchy="true">)</mo>
                    </mrow>
                  </mrow>
                </mrow>
              </mrow>
              <mo fence="true" stretchy="false">)</mo>
            </mrow>
          </mrow>
        </mtd>
      </mtr>
      <mtr>
        <mtd>
          <mrow>
            <mrow>
              <mspace width="1em"/>
              <mo stretchy="false">=</mo>
              <mspace width="1em"/>
            </mrow>
            <mfrac>
              <mrow>
                <mrow>
                  <mo fence="true" stretchy="false">(</mo>
                  <mrow>
                    <mrow>
                      <mi>k</mi>
                      <mo stretchy="false">+</mo>
                      <mi>n</mi>
                    </mrow>
                  </mrow>
                  <mo fence="true" stretchy="false">)</mo>
                </mrow>
                <mi>!</mi>
              </mrow>
              <mrow>
                <mi>k</mi>
                <mi>!</mi>
                <mi>n</mi>
                <mi>!</mi>
              </mrow>
            </mfrac>
            <mrow>
              <mo fence="true" stretchy="false">(</mo>
              <mrow>
                <mrow>
                  <mn>1</mn>
                  <mo stretchy="false">+</mo>
                  <mrow>
                    <munderover>
                      <mo stretchy="false">∑</mo>
                      <mrow>
                        <mi>i</mi>
                        <mo stretchy="false">=</mo>
                        <mn>0</mn>
                      </mrow>
                      <mrow>
                        <mi>k</mi>
                        <mo stretchy="false">−</mo>
                        <mn>1</mn>
                      </mrow>
                    </munderover>
                    <mrow>
                      <mo fence="true" stretchy="true">(</mo>
                      <mrow>
                        <mtable>
                          <mtr>
                            <mtd>
                              <mrow>
                                <mi>n</mi>
                                <mo stretchy="false">+</mo>
                                <mi>i</mi>
                              </mrow>
                            </mtd>
                          </mtr>
                          <mtr>
                            <mtd>
                              <mi>i</mi>
                            </mtd>
                          </mtr>
                        </mtable>
                      </mrow>
                      <mo fence="true" stretchy="true">)</mo>
                    </mrow>
                  </mrow>
                </mrow>
              </mrow>
              <mo fence="true" stretchy="false">)</mo>
            </mrow>
          </mrow>
        </mtd>
      </mtr>
    </mtable>
    <annotation encoding="StarMath 5.0">{(k+n)!} over{ k!n! }(1 + left (binom{n+k-1}{k-1}right)+ left (binom{n+k-2}{k-2}right)+dotsaxis+left (binom{n}{0}right) )
newline``=``{(k+n)!} over{ k!n! }( 1+sum from{i=1}to{k} left (binom{n+k-i}{k-i}right) )
newline``=``{(k+n)!} over{ k!n! }( 1+sum from{i=1}to{k} left (binom{n+k-i}{(n+k-i) - (k-i)}right) )
newline``=``{(k+n)!} over{ k!n! }( 1+sum from{i=1}to{k} left (binom{n+k-i}{n}right) )
newline``=``{(k+n)!} over{ k!n! }( 1+sum from{i=0}to{k-1} left (binom{n+i}{n}right) )
newline``=``{(k+n)!} over{ k!n! }( 1+sum from{i=0}to{k-1} left (binom{n+i}{i}right) )</annotation>
  </semantics>
</math>
</file>

<file path=Object 9/content.xml><?xml version="1.0" encoding="utf-8"?>
<math xmlns="http://www.w3.org/1998/Math/MathML" display="block">
  <semantics>
    <mrow>
      <mi>π</mi>
      <mrow>
        <mo fence="true" stretchy="false">(</mo>
        <mrow>
          <mrow>
            <mspace width="0.5em"/>
            <mover accent="true">
              <mi>x</mi>
              <mo>¯</mo>
            </mover>
            <mrow>
              <mspace width="1em"/>
              <mo stretchy="false">⋅</mo>
              <mspace width="1em"/>
            </mrow>
            <mover accent="true">
              <mi>u</mi>
              <mo>¯</mo>
            </mover>
            <mspace width="0.5em"/>
          </mrow>
        </mrow>
        <mo fence="true" stretchy="false">)</mo>
      </mrow>
      <mrow>
        <mspace width="1em"/>
        <mo stretchy="false">=</mo>
        <mspace width="1em"/>
      </mrow>
      <mi>x</mi>
      <mrow>
        <mspace width="1em"/>
        <mo stretchy="false">⋅</mo>
        <mspace width="1em"/>
      </mrow>
      <mi>u</mi>
    </mrow>
    <annotation encoding="StarMath 5.0">%pi ( ` overline{x}``cdot`` overline{u}` )`` = `` x ``cdot`` u </annotation>
  </semantics>
</math>
</file>

<file path=Object 92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row>
                  <mi>n</mi>
                  <mo stretchy="false">+</mo>
                  <mi>k</mi>
                </mrow>
              </mtd>
            </mtr>
            <mtr>
              <mtd>
                <mi>k</mi>
              </mtd>
            </mtr>
          </mtable>
        </mrow>
        <mo fence="true" stretchy="true">)</mo>
      </mrow>
      <mrow>
        <mspace width="1em"/>
        <mo stretchy="false">=</mo>
        <mspace width="1em"/>
      </mrow>
      <mrow>
        <mo fence="true" stretchy="true">(</mo>
        <mrow>
          <mtable>
            <mtr>
              <mtd>
                <mrow>
                  <mn>0</mn>
                  <mo stretchy="false">+</mo>
                  <mi>k</mi>
                </mrow>
              </mtd>
            </mtr>
            <mtr>
              <mtd>
                <mi>k</mi>
              </mtd>
            </mtr>
          </mtable>
        </mrow>
        <mo fence="true" stretchy="true">)</mo>
      </mrow>
      <mrow>
        <mspace width="1em"/>
        <mo stretchy="false">=</mo>
        <mspace width="1em"/>
      </mrow>
      <mfrac>
        <mrow>
          <mrow>
            <mo fence="true" stretchy="false">(</mo>
            <mrow>
              <mrow>
                <mn>0</mn>
                <mo stretchy="false">+</mo>
                <mi>k</mi>
              </mrow>
            </mrow>
            <mo fence="true" stretchy="false">)</mo>
          </mrow>
          <mi>!</mi>
        </mrow>
        <mrow>
          <mi>k</mi>
          <mi>!</mi>
          <mrow>
            <mo fence="true" stretchy="false">(</mo>
            <mrow>
              <mrow>
                <mn>0</mn>
                <mo stretchy="false">+</mo>
                <mi>k</mi>
                <mo stretchy="false">−</mo>
                <mi>k</mi>
              </mrow>
            </mrow>
            <mo fence="true" stretchy="false">)</mo>
          </mrow>
          <mi>!</mi>
        </mrow>
      </mfrac>
      <mrow>
        <mspace width="1em"/>
        <mo stretchy="false">=</mo>
        <mspace width="1em"/>
      </mrow>
      <mfrac>
        <mrow>
          <mi>k</mi>
          <mi>!</mi>
        </mrow>
        <mrow>
          <mi>k</mi>
          <mi>!</mi>
        </mrow>
      </mfrac>
      <mrow>
        <mspace width="1em"/>
        <mo stretchy="false">=</mo>
        <mspace width="1em"/>
      </mrow>
      <mn>1</mn>
    </mrow>
    <annotation encoding="StarMath 5.0">left ( binom{ n+k }{ k } right )
``=``left ( binom{ 0+k }{ k } right )
``=``{(0+k)!} over{ k!(0+k-k)! }
``=``{k!} over{ k! }
``=``1</annotation>
  </semantics>
</math>
</file>